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it" fo:country="IT" fo:font-style="italic" fo:font-weight="normal" officeooo:rsid="011fe5a4" officeooo:paragraph-rsid="000da517" style:font-style-asian="italic" style:font-weight-asian="normal" style:font-style-complex="italic" style:font-weight-complex="normal"/>
    </style:style>
    <style:style style:name="P2" style:family="paragraph" style:parent-style-name="Standard">
      <style:text-properties fo:language="it" fo:country="IT" fo:font-style="italic" fo:font-weight="normal" officeooo:rsid="0122c90d" officeooo:paragraph-rsid="000da517" style:font-style-asian="italic" style:font-weight-asian="normal" style:font-style-complex="italic" style:font-weight-complex="normal"/>
    </style:style>
    <style:style style:name="P3" style:family="paragraph" style:parent-style-name="Standard">
      <style:text-properties fo:language="it" fo:country="IT" fo:font-style="italic" officeooo:rsid="01290c02" officeooo:paragraph-rsid="000da517" style:font-style-asian="italic" style:font-style-complex="italic"/>
    </style:style>
    <style:style style:name="P4" style:family="paragraph" style:parent-style-name="Standard">
      <style:text-properties fo:language="it" fo:country="IT" fo:font-style="italic" officeooo:rsid="002f5d8b" officeooo:paragraph-rsid="00124cd0" style:font-style-asian="italic" style:font-style-complex="italic"/>
    </style:style>
    <style:style style:name="P5" style:family="paragraph" style:parent-style-name="Standard">
      <style:text-properties fo:language="it" fo:country="IT" officeooo:rsid="0122c90d" officeooo:paragraph-rsid="000da517"/>
    </style:style>
    <style:style style:name="P6" style:family="paragraph" style:parent-style-name="Standard">
      <style:text-properties fo:language="it" fo:country="IT" officeooo:rsid="01290c02" officeooo:paragraph-rsid="000da517"/>
    </style:style>
    <style:style style:name="P7" style:family="paragraph" style:parent-style-name="Standard">
      <style:text-properties fo:language="it" fo:country="IT" officeooo:rsid="0008d60b" officeooo:paragraph-rsid="000da517"/>
    </style:style>
    <style:style style:name="P8" style:family="paragraph" style:parent-style-name="Standard">
      <style:text-properties fo:language="it" fo:country="IT" officeooo:rsid="002f5d8b" officeooo:paragraph-rsid="00124cd0"/>
    </style:style>
    <style:style style:name="P9" style:family="paragraph" style:parent-style-name="Standard">
      <style:text-properties fo:language="it" fo:country="IT" officeooo:rsid="002e1253" officeooo:paragraph-rsid="00124cd0"/>
    </style:style>
    <style:style style:name="P10" style:family="paragraph" style:parent-style-name="Standard">
      <style:text-properties fo:language="it" fo:country="IT" officeooo:rsid="00683ae1" officeooo:paragraph-rsid="00124cd0"/>
    </style:style>
    <style:style style:name="P11" style:family="paragraph" style:parent-style-name="Standard">
      <style:text-properties fo:language="it" fo:country="IT" officeooo:rsid="00352deb" officeooo:paragraph-rsid="00502df3"/>
    </style:style>
    <style:style style:name="P12" style:family="paragraph" style:parent-style-name="Standard">
      <style:text-properties fo:language="it" fo:country="IT" fo:font-weight="normal" officeooo:rsid="0016e8c9" officeooo:paragraph-rsid="00502df3" style:font-weight-asian="normal" style:font-weight-complex="normal"/>
    </style:style>
    <style:style style:name="P13" style:family="paragraph" style:parent-style-name="Standard">
      <style:text-properties fo:language="it" fo:country="IT" fo:font-weight="normal" officeooo:rsid="0007eea2" officeooo:paragraph-rsid="00502df3" style:font-weight-asian="normal" style:font-weight-complex="normal"/>
    </style:style>
    <style:style style:name="P14" style:family="paragraph" style:parent-style-name="Standard">
      <style:text-properties fo:language="it" fo:country="IT" officeooo:rsid="0007eea2" officeooo:paragraph-rsid="00502df3"/>
    </style:style>
    <style:style style:name="P15" style:family="paragraph" style:parent-style-name="Standard">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f56bc" officeooo:paragraph-rsid="00502df3"/>
    </style:style>
    <style:style style:name="P16" style:family="paragraph" style:parent-style-name="Text_20_body">
      <style:text-properties fo:language="it" fo:country="IT" officeooo:rsid="000f5d48" officeooo:paragraph-rsid="0008197a"/>
    </style:style>
    <style:style style:name="P17" style:family="paragraph" style:parent-style-name="Text_20_body">
      <style:text-properties fo:language="it" fo:country="IT" officeooo:rsid="0008197a" officeooo:paragraph-rsid="0008197a"/>
    </style:style>
    <style:style style:name="P18" style:family="paragraph" style:parent-style-name="Text_20_body">
      <style:text-properties fo:language="it" fo:country="IT" officeooo:rsid="0008197a" officeooo:paragraph-rsid="000da517"/>
    </style:style>
    <style:style style:name="P19" style:family="paragraph" style:parent-style-name="Text_20_body">
      <style:text-properties fo:language="it" fo:country="IT" fo:font-weight="bold" officeooo:rsid="00341486" officeooo:paragraph-rsid="00341486" style:font-weight-asian="bold" style:font-weight-complex="bold"/>
    </style:style>
    <style:style style:name="P20"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fo:font-weight="bold" officeooo:rsid="002906b7" officeooo:paragraph-rsid="002906b7" style:font-weight-asian="bold" style:font-weight-complex="bold"/>
    </style:style>
    <style:style style:name="P21"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fo:font-weight="bold" officeooo:rsid="0034ab68" officeooo:paragraph-rsid="0034ab68" style:font-weight-asian="bold" style:font-weight-complex="bold"/>
    </style:style>
    <style:style style:name="P22" style:family="paragraph" style:parent-style-name="Text_20_body">
      <style:paragraph-properties fo:text-align="start" style:justify-single-word="false"/>
      <style:text-properties fo:language="it" fo:country="IT" fo:font-weight="bold" officeooo:rsid="0034ab68" officeooo:paragraph-rsid="0034ab68" style:font-weight-asian="bold" style:font-weight-complex="bold"/>
    </style:style>
    <style:style style:name="P23" style:family="paragraph" style:parent-style-name="Text_20_body">
      <style:text-properties fo:language="it" fo:country="IT" fo:font-style="italic" style:font-style-asian="italic" style:font-style-complex="italic"/>
    </style:style>
    <style:style style:name="P24" style:family="paragraph" style:parent-style-name="Text_20_body">
      <style:text-properties fo:language="it" fo:country="IT" fo:font-style="italic" officeooo:rsid="0145993b" officeooo:paragraph-rsid="0008d60b" style:font-style-asian="italic" style:font-style-complex="italic"/>
    </style:style>
    <style:style style:name="P25" style:family="paragraph" style:parent-style-name="Text_20_body">
      <style:text-properties fo:language="it" fo:country="IT" fo:font-style="italic" officeooo:rsid="0148d72e" officeooo:paragraph-rsid="000f8c71" style:font-style-asian="italic" style:font-style-complex="italic"/>
    </style:style>
    <style:style style:name="P26" style:family="paragraph" style:parent-style-name="Text_20_body">
      <style:text-properties fo:language="it" fo:country="IT" fo:font-style="italic" officeooo:rsid="0148d72e" officeooo:paragraph-rsid="0008d60b" style:font-style-asian="italic" style:font-style-complex="italic"/>
    </style:style>
    <style:style style:name="P27" style:family="paragraph" style:parent-style-name="Text_20_body">
      <style:paragraph-properties fo:text-align="center" style:justify-single-word="false" style:vertical-align="middle">
        <style:tab-stops>
          <style:tab-stop style:position="85mm" style:type="center"/>
          <style:tab-stop style:position="170mm" style:type="right"/>
        </style:tab-stops>
      </style:paragraph-properties>
      <style:text-properties fo:language="it" fo:country="IT" fo:font-style="italic" officeooo:rsid="000f8c71" officeooo:paragraph-rsid="000da517" style:font-style-asian="italic" style:font-style-complex="italic"/>
    </style:style>
    <style:style style:name="P28" style:family="paragraph" style:parent-style-name="Text_20_body">
      <style:paragraph-properties fo:text-align="start" style:justify-single-word="false"/>
      <style:text-properties fo:language="it" fo:country="IT" fo:font-style="italic" officeooo:rsid="01683b66" officeooo:paragraph-rsid="000da517" style:font-style-asian="italic" style:font-style-complex="italic"/>
    </style:style>
    <style:style style:name="P29" style:family="paragraph" style:parent-style-name="Text_20_body">
      <style:paragraph-properties fo:text-align="start" style:justify-single-word="false"/>
      <style:text-properties fo:language="it" fo:country="IT" officeooo:rsid="01683b66" officeooo:paragraph-rsid="000da517"/>
    </style:style>
    <style:style style:name="P30" style:family="paragraph" style:parent-style-name="Text_20_body">
      <style:text-properties fo:language="it" fo:country="IT" officeooo:rsid="0009e588" officeooo:paragraph-rsid="000bbe84"/>
    </style:style>
    <style:style style:name="P31" style:family="paragraph" style:parent-style-name="Text_20_body">
      <style:text-properties fo:language="it" fo:country="IT" officeooo:paragraph-rsid="00110818"/>
    </style:style>
    <style:style style:name="P32" style:family="paragraph" style:parent-style-name="Text_20_body">
      <style:text-properties fo:language="it" fo:country="IT" officeooo:paragraph-rsid="00124cd0"/>
    </style:style>
    <style:style style:name="P33" style:family="paragraph" style:parent-style-name="Text_20_body">
      <style:text-properties fo:language="it" fo:country="IT" officeooo:rsid="00110818" officeooo:paragraph-rsid="00124cd0"/>
    </style:style>
    <style:style style:name="P34" style:family="paragraph" style:parent-style-name="Text_20_body">
      <style:text-properties fo:language="it" fo:country="IT" officeooo:rsid="00124cd0" officeooo:paragraph-rsid="00167006"/>
    </style:style>
    <style:style style:name="P35" style:family="paragraph" style:parent-style-name="Text_20_body">
      <style:text-properties fo:language="it" fo:country="IT" officeooo:rsid="00124cd0" officeooo:paragraph-rsid="0014b7dc"/>
    </style:style>
    <style:style style:name="P36" style:family="paragraph" style:parent-style-name="Text_20_body">
      <style:text-properties fo:language="it" fo:country="IT" officeooo:rsid="00167006" officeooo:paragraph-rsid="00167006"/>
    </style:style>
    <style:style style:name="P37" style:family="paragraph" style:parent-style-name="Text_20_body">
      <style:text-properties fo:language="it" fo:country="IT" officeooo:rsid="00167006" officeooo:paragraph-rsid="00178ded"/>
    </style:style>
    <style:style style:name="P38"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67006" officeooo:paragraph-rsid="00193c3c"/>
    </style:style>
    <style:style style:name="P39" style:family="paragraph" style:parent-style-name="Text_20_body">
      <style:text-properties fo:language="it" fo:country="IT" officeooo:rsid="0018dc45" officeooo:paragraph-rsid="0018dc45"/>
    </style:style>
    <style:style style:name="P40" style:family="paragraph" style:parent-style-name="Text_20_body">
      <style:text-properties fo:language="it" fo:country="IT" officeooo:rsid="0018dc45" officeooo:paragraph-rsid="00193c3c"/>
    </style:style>
    <style:style style:name="P41"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93c3c" officeooo:paragraph-rsid="001afe3a"/>
    </style:style>
    <style:style style:name="P42"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b857b" officeooo:paragraph-rsid="001b857b"/>
    </style:style>
    <style:style style:name="P43"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d983c" officeooo:paragraph-rsid="001b857b"/>
    </style:style>
    <style:style style:name="P44"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e705d" officeooo:paragraph-rsid="001e705d"/>
    </style:style>
    <style:style style:name="P45"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ef85d" officeooo:paragraph-rsid="001e705d"/>
    </style:style>
    <style:style style:name="P46"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ef85d" officeooo:paragraph-rsid="001ef85d"/>
    </style:style>
    <style:style style:name="P47"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1f8a0c" officeooo:paragraph-rsid="00274933"/>
    </style:style>
    <style:style style:name="P48"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212ac3" officeooo:paragraph-rsid="00237678"/>
    </style:style>
    <style:style style:name="P49"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237678" officeooo:paragraph-rsid="00237678"/>
    </style:style>
    <style:style style:name="P50"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237678" officeooo:paragraph-rsid="0034ab68"/>
    </style:style>
    <style:style style:name="P51"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2c7ce" officeooo:paragraph-rsid="0014b7dc"/>
    </style:style>
    <style:style style:name="P52" style:family="paragraph" style:parent-style-name="Text_20_body">
      <style:paragraph-properties fo:text-align="start" style:justify-single-word="false"/>
      <style:text-properties fo:language="it" fo:country="IT" officeooo:rsid="002ef7e8" officeooo:paragraph-rsid="0034ab68"/>
    </style:style>
    <style:style style:name="P53" style:family="paragraph" style:parent-style-name="Text_20_body">
      <style:paragraph-properties fo:text-align="start" style:justify-single-word="false"/>
      <style:text-properties fo:language="it" fo:country="IT" officeooo:rsid="002ef7e8" officeooo:paragraph-rsid="003ba60d"/>
    </style:style>
    <style:style style:name="P54" style:family="paragraph" style:parent-style-name="Text_20_body">
      <style:paragraph-properties fo:text-align="start" style:justify-single-word="false"/>
      <style:text-properties fo:language="it" fo:country="IT" officeooo:rsid="003ba60d" officeooo:paragraph-rsid="003ba60d"/>
    </style:style>
    <style:style style:name="P55" style:family="paragraph" style:parent-style-name="Text_20_body">
      <style:paragraph-properties fo:text-align="start" style:justify-single-word="false"/>
      <style:text-properties fo:language="it" fo:country="IT" officeooo:rsid="00435b5f" officeooo:paragraph-rsid="0047c9f0"/>
    </style:style>
    <style:style style:name="P56"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35b5f" officeooo:paragraph-rsid="0047c9f0"/>
    </style:style>
    <style:style style:name="P57" style:family="paragraph" style:parent-style-name="Text_20_body">
      <style:paragraph-properties fo:text-align="start" style:justify-single-word="false"/>
      <style:text-properties fo:language="it" fo:country="IT" officeooo:rsid="0048c4c3" officeooo:paragraph-rsid="0048d81f"/>
    </style:style>
    <style:style style:name="P58"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8c4c3" officeooo:paragraph-rsid="0048c4c3"/>
    </style:style>
    <style:style style:name="P59"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c235e" officeooo:paragraph-rsid="004c235e"/>
    </style:style>
    <style:style style:name="P60"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d076e" officeooo:paragraph-rsid="004d076e"/>
    </style:style>
    <style:style style:name="P61" style:family="paragraph" style:parent-style-name="Text_20_body">
      <style:paragraph-properties fo:text-align="start" style:justify-single-word="false" style:vertical-align="middle">
        <style:tab-stops>
          <style:tab-stop style:position="85mm" style:type="center"/>
          <style:tab-stop style:position="170mm" style:type="right"/>
        </style:tab-stops>
      </style:paragraph-properties>
      <style:text-properties fo:language="it" fo:country="IT" officeooo:rsid="004f56bc" officeooo:paragraph-rsid="004f56bc"/>
    </style:style>
    <style:style style:name="P62" style:family="paragraph" style:parent-style-name="Title">
      <style:paragraph-properties fo:text-align="center" style:justify-single-word="false"/>
      <style:text-properties fo:language="it" fo:country="IT" officeooo:rsid="000f5d48" officeooo:paragraph-rsid="0008197a"/>
    </style:style>
    <style:style style:name="P63" style:family="paragraph" style:parent-style-name="Subtitle">
      <style:text-properties fo:language="it" fo:country="IT" officeooo:rsid="0008197a" officeooo:paragraph-rsid="0008197a"/>
    </style:style>
    <style:style style:name="P64" style:family="paragraph" style:parent-style-name="Footnote">
      <style:text-properties fo:language="it" fo:country="IT" officeooo:rsid="0063cc3a" officeooo:paragraph-rsid="0063cc3a"/>
    </style:style>
    <style:style style:name="P65" style:family="paragraph" style:parent-style-name="Footnote">
      <style:text-properties fo:language="it" fo:country="IT" officeooo:rsid="0035db9e" officeooo:paragraph-rsid="0037800e"/>
    </style:style>
    <style:style style:name="P66" style:family="paragraph" style:parent-style-name="Frame_20_contents">
      <style:paragraph-properties fo:text-align="center" style:justify-single-word="false"/>
      <style:text-properties fo:language="it" fo:country="IT" officeooo:rsid="0122c90d" officeooo:paragraph-rsid="0122c90d"/>
    </style:style>
    <style:style style:name="P67" style:family="paragraph" style:parent-style-name="Quotations">
      <style:text-properties fo:language="it" fo:country="IT" fo:font-style="italic" officeooo:rsid="0064c0be" officeooo:paragraph-rsid="00124cd0" style:font-style-asian="italic" style:font-style-complex="italic"/>
    </style:style>
    <style:style style:name="P68" style:family="paragraph" style:parent-style-name="Quotations">
      <style:text-properties fo:language="it" fo:country="IT" fo:font-style="italic" officeooo:rsid="0067afaa" officeooo:paragraph-rsid="00124cd0" style:font-style-asian="italic" style:font-style-complex="italic"/>
    </style:style>
    <style:style style:name="P69" style:family="paragraph">
      <loext:graphic-properties draw:fill="solid" draw:fill-color="#ffffff"/>
      <style:paragraph-properties fo:margin-left="0mm" fo:margin-right="0mm" fo:margin-top="0mm" fo:margin-bottom="0mm" fo:line-height="100%" fo:text-indent="0m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mm" fo:margin-right="0mm" fo:margin-top="0mm" fo:margin-bottom="0mm" fo:line-height="100%" fo:text-indent="0m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draw:opacity="100%"/>
      <style:paragraph-properties fo:text-align="center"/>
    </style:style>
    <style:style style:name="P72" style:family="paragraph">
      <loext:graphic-properties draw:fill="none" draw:fill-color="#000000" draw:opacity="100%"/>
      <style:paragraph-properties fo:text-align="center"/>
    </style:style>
    <style:style style:name="P73" style:family="paragraph">
      <style:paragraph-properties fo:text-align="center"/>
    </style:style>
    <style:style style:name="T1" style:family="text">
      <style:text-properties officeooo:rsid="0008197a"/>
    </style:style>
    <style:style style:name="T2" style:family="text">
      <style:text-properties fo:font-style="italic" style:font-style-asian="italic" style:font-style-complex="italic"/>
    </style:style>
    <style:style style:name="T3" style:family="text">
      <style:text-properties fo:font-style="italic" officeooo:rsid="01694ef2" style:font-style-asian="italic" style:font-style-complex="italic"/>
    </style:style>
    <style:style style:name="T4" style:family="text">
      <style:text-properties officeooo:rsid="01461e72"/>
    </style:style>
    <style:style style:name="T5" style:family="text">
      <style:text-properties officeooo:rsid="000bbe84"/>
    </style:style>
    <style:style style:name="T6" style:family="text">
      <style:text-properties officeooo:rsid="0192fc40"/>
    </style:style>
    <style:style style:name="T7" style:family="text">
      <style:text-properties officeooo:rsid="0121f237"/>
    </style:style>
    <style:style style:name="T8" style:family="text">
      <style:text-properties officeooo:rsid="016195cf"/>
    </style:style>
    <style:style style:name="T9" style:family="text">
      <style:text-properties style:text-position="super 58%" officeooo:rsid="016195cf" style:font-size-asian="10.5pt"/>
    </style:style>
    <style:style style:name="T10" style:family="text">
      <style:text-properties style:text-position="super 58%" officeooo:rsid="016195cf"/>
    </style:style>
    <style:style style:name="T11" style:family="text">
      <style:text-properties officeooo:rsid="01668bbe"/>
    </style:style>
    <style:style style:name="T12" style:family="text">
      <style:text-properties officeooo:rsid="000fda30"/>
    </style:style>
    <style:style style:name="T13" style:family="text">
      <style:text-properties officeooo:rsid="0010581b"/>
    </style:style>
    <style:style style:name="T14" style:family="text">
      <style:text-properties officeooo:rsid="00301acd"/>
    </style:style>
    <style:style style:name="T15" style:family="text">
      <style:text-properties officeooo:rsid="0012e8e3"/>
    </style:style>
    <style:style style:name="T16" style:family="text">
      <style:text-properties officeooo:rsid="00167006"/>
    </style:style>
    <style:style style:name="T17" style:family="text">
      <style:text-properties officeooo:rsid="0018dc45"/>
    </style:style>
    <style:style style:name="T18" style:family="text">
      <style:text-properties officeooo:rsid="00193c3c"/>
    </style:style>
    <style:style style:name="T19" style:family="text">
      <style:text-properties officeooo:rsid="001ae636"/>
    </style:style>
    <style:style style:name="T20" style:family="text">
      <style:text-properties officeooo:rsid="001d228b"/>
    </style:style>
    <style:style style:name="T21" style:family="text">
      <style:text-properties officeooo:rsid="001ef85d"/>
    </style:style>
    <style:style style:name="T22" style:family="text">
      <style:text-properties officeooo:rsid="00212ac3"/>
    </style:style>
    <style:style style:name="T23" style:family="text">
      <style:text-properties officeooo:rsid="00237678"/>
    </style:style>
    <style:style style:name="T24" style:family="text">
      <style:text-properties officeooo:rsid="00255ea3"/>
    </style:style>
    <style:style style:name="T25" style:family="text">
      <style:text-properties officeooo:rsid="0030010c"/>
    </style:style>
    <style:style style:name="T26" style:family="text">
      <style:text-properties officeooo:rsid="00341486"/>
    </style:style>
    <style:style style:name="T27" style:family="text">
      <style:text-properties officeooo:rsid="0037800e"/>
    </style:style>
    <style:style style:name="T28" style:family="text">
      <style:text-properties officeooo:rsid="003fbca2"/>
    </style:style>
    <style:style style:name="T29" style:family="text">
      <style:text-properties officeooo:rsid="0044643d"/>
    </style:style>
    <style:style style:name="T30" style:family="text">
      <style:text-properties officeooo:rsid="0048d81f"/>
    </style:style>
    <style:style style:name="T31" style:family="text">
      <style:text-properties officeooo:rsid="004e025f"/>
    </style:style>
    <style:style style:name="T32" style:family="text">
      <style:text-properties fo:font-weight="normal" style:font-weight-asian="normal" style:font-weight-complex="normal"/>
    </style:style>
    <style:style style:name="T33" style:family="text">
      <style:text-properties fo:font-weight="normal" officeooo:rsid="0007eea2" style:font-weight-asian="normal" style:font-weight-complex="normal"/>
    </style:style>
    <style:style style:name="T34" style:family="text">
      <style:text-properties fo:font-weight="normal" officeooo:rsid="002eecd3" style:font-weight-asian="normal" style:font-weight-complex="normal"/>
    </style:style>
    <style:style style:name="T35" style:family="text">
      <style:text-properties fo:font-weight="normal" officeooo:rsid="00445c96" style:font-weight-asian="normal" style:font-weight-complex="normal"/>
    </style:style>
    <style:style style:name="T36" style:family="text">
      <style:text-properties fo:font-weight="normal" officeooo:rsid="01beca46" style:font-weight-asian="normal" style:font-weight-complex="normal"/>
    </style:style>
    <style:style style:name="T37" style:family="text">
      <style:text-properties fo:font-weight="normal" officeooo:rsid="01bec9de" style:font-weight-asian="normal" style:font-weight-complex="normal"/>
    </style:style>
    <style:style style:name="T38" style:family="text">
      <style:text-properties fo:font-weight="normal" officeooo:rsid="0016e8c9" style:font-weight-asian="normal" style:font-weight-complex="normal"/>
    </style:style>
    <style:style style:name="T39" style:family="text">
      <style:text-properties fo:font-weight="normal" officeooo:rsid="00b66f9f" style:font-weight-asian="normal" style:font-weight-complex="normal"/>
    </style:style>
    <style:style style:name="T40" style:family="text">
      <style:text-properties fo:font-weight="normal" officeooo:rsid="00374841" style:font-weight-asian="normal" style:font-weight-complex="normal"/>
    </style:style>
    <style:style style:name="T41" style:family="text">
      <style:text-properties fo:font-weight="normal" officeooo:rsid="01bcdf99" style:font-weight-asian="normal" style:font-weight-complex="normal"/>
    </style:style>
    <style:style style:name="T42" style:family="text">
      <style:text-properties fo:font-weight="normal" officeooo:rsid="013272cf" style:font-weight-asian="normal" style:font-weight-complex="normal"/>
    </style:style>
    <style:style style:name="T43" style:family="text">
      <style:text-properties fo:font-weight="normal" officeooo:rsid="013a30fc" style:font-weight-asian="normal" style:font-weight-complex="normal"/>
    </style:style>
    <style:style style:name="T44" style:family="text">
      <style:text-properties officeooo:rsid="01bcdf99"/>
    </style:style>
    <style:style style:name="T45" style:family="text">
      <style:text-properties officeooo:rsid="00352deb"/>
    </style:style>
    <style:style style:name="T46" style:family="text">
      <style:text-properties officeooo:rsid="00445c96"/>
    </style:style>
    <style:style style:name="T47" style:family="text">
      <style:text-properties fo:color="#000000" style:font-name="Linux Biolinum G" fo:font-size="12pt" fo:font-style="normal" fo:font-weight="normal"/>
    </style:style>
    <style:style style:name="fr1" style:family="graphic" style:parent-style-name="Frame">
      <style:graphic-properties style:vertical-pos="top" style:vertical-rel="paragraph-content" style:horizontal-pos="center" style:horizontal-rel="paragraph"/>
    </style: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35mm" svg:stroke-color="#3465a4" draw:marker-start="" draw:marker-start-width="1.99mm" draw:marker-start-center="false" draw:marker-end="" draw:marker-end-width="1.99mm" draw:marker-end-center="false" draw:stroke-linejoin="miter" draw:fill="solid" draw:fill-color="#ffffff" draw:textarea-horizontal-align="justify" fo:padding-top="1.25mm" fo:padding-bottom="1.25mm" fo:padding-left="2.5mm" fo:padding-right="2.5mm" draw:shadow="hidden" draw:shadow-offset-x="1.99mm" draw:shadow-offset-y="1.99mm" draw:shadow-color="#808080" style:run-through="foreground"/>
    </style:style>
    <style:style style:name="gr3" style:family="graphic">
      <style:graphic-properties draw:stroke="none" svg:stroke-width="0.35mm" svg:stroke-color="#3465a4" draw:marker-start="" draw:marker-start-width="1.99mm" draw:marker-start-center="false" draw:marker-end="" draw:marker-end-width="1.99mm" draw:marker-end-center="false" draw:stroke-linejoin="miter" draw:fill="solid" draw:fill-color="#000000" draw:textarea-horizontal-align="justify" fo:padding-top="1.25mm" fo:padding-bottom="1.25mm" fo:padding-left="2.5mm" fo:padding-right="2.5mm" draw:shadow="hidden" draw:shadow-offset-x="1.99mm" draw:shadow-offset-y="1.99mm" draw:shadow-color="#808080" style:run-through="foreground"/>
    </style:style>
    <style:style style:name="gr4" style:family="graphic">
      <style:graphic-properties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ed_20__28_var_29__20_4" svg:stroke-width="0.71mm" svg:stroke-color="#0000ff" svg:stroke-opacity="100%" draw:stroke-linejoin="round" svg:stroke-linecap="butt" draw:fill="none" draw:fill-color="#ffffff" draw:opacity="100%" draw:textarea-horizontal-align="center" draw:textarea-vertical-align="middle" fo:padding-top="0.35mm" fo:padding-bottom="0.35mm" fo:padding-left="0.35mm" fo:padding-right="0.35mm" style:run-through="background"/>
    </style:style>
    <style:style style:name="gr6" style:family="graphic">
      <style:graphic-properties draw:stroke="none" draw:stroke-dash="Dashed_20__28_var_29__20_4" svg:stroke-width="0.71mm" svg:stroke-color="#000000" svg:stroke-opacity="0%" draw:stroke-linejoin="round" svg:stroke-linecap="butt" draw:fill="none" draw:fill-color="#000000" draw:opacity="100%" draw:textarea-horizontal-align="center" draw:textarea-vertical-align="middle" style:run-through="background"/>
    </style:style>
    <style:style style:name="gr7" style:family="graphic">
      <style:graphic-properties draw:stroke="solid" draw:stroke-dash="Dashed_20__28_var_29__20_4" svg:stroke-width="0.71mm" svg:stroke-color="#000000" svg:stroke-opacity="100%" draw:stroke-linejoin="round" svg:stroke-linecap="butt" draw:fill="none" draw:fill-color="#ffffff" draw:opacity="100%" draw:textarea-horizontal-align="center" draw:textarea-vertical-align="middle" fo:padding-top="0.35mm" fo:padding-bottom="0.35mm" fo:padding-left="0.35mm" fo:padding-right="0.35mm" style:run-through="background"/>
    </style:style>
    <style:style style:name="gr8" style:family="graphic">
      <style:graphic-properties draw:stroke="solid" draw:stroke-dash="Dashed_20__28_var_29__20_4" svg:stroke-width="0.71mm" svg:stroke-color="#ff0000" svg:stroke-opacity="100%" draw:stroke-linejoin="round" svg:stroke-linecap="butt" draw:textarea-horizontal-align="center" draw:textarea-vertical-align="middle" fo:padding-top="0.35mm" fo:padding-bottom="0.35mm" fo:padding-left="0.35mm" fo:padding-right="0.35m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2">Cap. <text:span text:style-name="T1">7</text:span>: <text:span text:style-name="T1">Girando in tondo</text:span></text:p>
      <text:p text:style-name="P16"/>
      <text:p text:style-name="P63">Dal cerchio alla Papert alla legge di gravitazione di Newton</text:p>
      <text:p text:style-name="P17"/>
      <text:p text:style-name="P19">Low floor...</text:p>
      <text:p text:style-name="P18">Percorrendo il caotico dibattito intorno al <text:span text:style-name="T2">coding</text:span> non è raro imbattersi in coloro i quali pensano che si tratti di pratiche buone giusto per i primi anni di scuola come in quelli che ritengono che il coding sia adatto agli ultimi anni delle scuole superiore. Sono ambedue in errore. Proviamo a rendercene conto partendo dal cerchio alla Papert. <text:span text:style-name="T12">Vale la pena di riprendere le sue parole.</text:span> </text:p>
      <text:p text:style-name="P1">L'obiettivo delle prime esperienze dei bambini nell'ambiente di apprendimento della Tartaruga non è quello <text:span text:style-name="T6">d</text:span>i imparare regole formali ma di sviluppare nuovi modi di concepire i propri movimenti. Tali modi sono esprimibili nella Lingua della Tartaruga e in questa diventano “programmi”, “procedure” o “equazioni differenziali”. <text:span text:style-name="T7">Proviamo a guardare più da vicino come un bambino, che abbia già imparato a muovere la Tartaruga in linea retta per disegnare quadrati, triangoli e rettangoli, possa imparare a farle disegnare un cerchio.</text:span></text:p>
      <text:p text:style-name="P2">Immaginiamo – cosa che ho osservato un centinaio di volte – un bambino che domandi: “Come faccio a fare un cerchio con la Tartaruga?” L'insegnante, nell'ambiente Logo, non dà la risposta a domande del genere bensì introduce il bambino a un metodo per risolvere non solo questo problema ma anche un'intera categoria di altri problemi. Il metodo si può riassumere in una frase: “Gioca con la Tartaruga.” Il bambino viene incoraggiato a muoversi come farebbe la Tartaruga sullo schermo per ottenere il disegno desiderato. Per il bambino che vuole disegnare un cerchio, l'atto di provare a muoversi circolarmente potrebbe tradursi nella descrizione seguente: “Quando ti muoviin cerchio tu fai un piccolo passo e poi giri subito un poco. E continui a fare sempre così.” Una volta giunti ad un a simile descrizione, la formulazione nella Lingua della Tartaruga viene spontanea:</text:p>
      <text:p text:style-name="P5"/>
      <text:p text:style-name="P5"><draw:frame draw:style-name="fr1" draw:name="Frame3" text:anchor-type="paragraph" svg:width="106.06mm" draw:z-index="0"><draw:text-box fo:min-height="7.9mm"><text:p text:style-name="P66">REPEAT [ FORWARD 1 RIGHT 1 ]</text:p></draw:text-box></draw:frame></text:p>
      <text:p text:style-name="P5"/>
      <text:p text:style-name="P6"/>
      <text:p text:style-name="P6"/>
      <text:p text:style-name="P3">Qualche bambino meno esperto potrebbe necessitare di ulteriore aiuto. Ma questo aiuto non dovrebbe consistere nella spiegazione di come fare a disegnare il cerchio bensì nell'insistere sul metodo, che concerne (oltre il consiglio di “giocare con la Tartaruga”) nello sviluppare una forte connessione fra l'attività personale e la creazione di conoscenza formale. </text:p>
      <text:p text:style-name="P7">...</text:p>
      <text:p text:style-name="P24">L'episodio del cerchio disegnato con la Tartaruga illustra l'apprendimento sintonico. Questo termine, preso in prestito dalla psicologia clinica, sta in contrapposizione con l'apprendimento dissociato di cui abbiamo già discusso. Talvolta il termine viene usato con degli specificatori che denotano certi tipi di sintonicità. <text:span text:style-name="T4">Ad esempio, il cerchio della Tartaruga è sintonico per il corpo perché tale cerchio è saldamente collegato alla percezione fisica dei propri corpi da parte del bambino. Oppure è anche sintonico per l'ego perché è coerente con la percezione di sé propria dei bambini, come persone con intenzioni, obiettivi, desideri, preferenze e avversioni. Un bambino che disegna un cerchio con la Tartaruga vuole disegnare un cerchio; quando ci riesce è orgoglioso e </text:span><text:soft-page-break/><text:span text:style-name="T4">eccitato.</text:span></text:p>
      <text:p text:style-name="P25">La geometria della Tartaruga si impara bene perché è sintonica. E questo aiuta anche nell'apprendimento <text:s/>di altre cose perché incoraggia l'uso consapevole e deliberato di strategie matematiche di problem solving.</text:p>
      <text:p text:style-name="P26">…</text:p>
      <text:p text:style-name="P23"><text:span text:style-name="T8">Il bambino che ha disegnato il cerchio con la Tartaruga non ha imparato qualcosa sul formalismo dell'analisi, per esempio che la derivata di x</text:span><text:span text:style-name="T9">n</text:span><text:span text:style-name="T8"> è nx</text:span><text:span text:style-name="T10">n-1</text:span><text:span text:style-name="T8">, ma qualcosa sul suo impiego e sul suo significato. Infatti il codice per disegnare il cerchio con la Tartaruga conduce a un formalismo alternativo di quelle che sono tradizionalmente chiamate “equazioni differenziali” ed è un veicolo efficace delle idee che soggiaciono al differenziale. Questo è il motivo per cui si possono capire così tante cose con la Tartaruga; il <text:s/>codice del cerchio rappresenta un'analogia intuitiva dell'equazione differenziale, un concetto che appare in quasi tutti gli esempi di matematica applicata tradizionale.</text:span></text:p>
      <text:p text:style-name="P23">La potenza del calcolo differenziale risiede molto nella capacità di descrivere le variazioni in base a ciò che accade nelle loro immediate vicinanze. È questa caratteristica che ha consentito a Newton di descrivere il moto dei pianeti. Via via che questi tracciano l'orbita, sono le condizioni locali nel luogo dove si trova il pianeta che determinano il suo prossimo passo. Nelle nostre istruzioni della Tartaruga, FORWARD 1 RIGHT 1, ci si riferisce solo al luogo dove si trova la Tartaruga e a quello dove si troverà il momento dopo. Questo è quello che rende un'equazione differenziale. In ciò non vi è alcun riferimento a luoghi remoti rispetto al percorso. La Tartaruga vede il cerchio cammin facendo, nell'immediata vicinanza, ed è cieca rispetto a tutto il resto che si trova più lontano. Questa proprietà è così importante che i matematici hanno un nome per essa: la geometria della Tartaruga è “intrinseca”. Lo spirito della geometria differenziale intrinseca si palesa quando si considerano i diversi modi di concepire una curva, ad esempio il <text:s/>cerchio. Per Euclide la caratteristica che definisce il cerchio è la distanza costante dei suoi punti <text:span text:style-name="T11">da</text:span> un altro punto, il centro, che però non fa parte <text:span text:style-name="T11">di esso. Nella geometria di Cartesio, in questo caso più similmente a Euclide che che alla Tartaruga, i punti del cerchio sono caratterizzati dalla loro distanza rispetto a qualcos'altro, vale a dire dai due assi perpendicolari delle coordinate. Così, per esempio, un cerchio è definito da:</text:span></text:p>
      <text:p text:style-name="P27"><text:tab/><draw:g text:anchor-type="as-char" svg:y="-3.69mm" draw:z-index="1" draw:style-name="gr1"><svg:title>TexMaths</svg:title><svg:desc>12§display§(x-a)^2+(y-b)^2= R^2§svg§600§FALSE§</svg:desc><draw:polygon draw:style-name="gr2" draw:text-style-name="P69" svg:width="44.89mm" svg:height="4.69mm" svg:x="0mm" svg:y="0.04mm" svg:viewBox="0 0 4490 470" draw:points="2245,470 0,470 0,0 4490,0 4490,470"><text:p/></draw:polygon><draw:path draw:style-name="gr3" draw:text-style-name="P70" svg:width="0.99mm" svg:height="4.21mm" svg:x="0.42mm" svg:y="0.53mm" svg:viewBox="0 0 100 422" svg:d="M100 419c0-1 0-3-9-10-53-53-66-133-66-198 0-73 16-146 69-199 6-6 6-6 6-7 0-4-3-5-5-5-5 0-43 29-69 83-21 47-26 93-26 128 0 34 5 84 28 132 26 53 62 79 67 79 2 0 5-1 5-3z"><text:p/></draw:path><draw:path draw:style-name="gr3" draw:text-style-name="P70" svg:width="2.1mm" svg:height="1.91mm" svg:x="1.75mm" svg:y="1.82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70" svg:width="2.58mm" svg:height="0.17mm" svg:x="5.33mm" svg:y="2.56mm" svg:viewBox="0 0 259 18" svg:d="M244 18c7 0 15 0 15-8 0-10-8-10-15-10h-230c-7 0-14 0-14 10 0 8 7 8 14 8z"><text:p/></draw:path><draw:path draw:style-name="gr3" draw:text-style-name="P70" svg:width="1.93mm" svg:height="1.91mm" svg:x="9.35mm" svg:y="1.82m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70" svg:width="0.99mm" svg:height="4.21mm" svg:x="11.64mm" svg:y="0.53mm" svg:viewBox="0 0 100 422" svg:d="M100 211c0-32-5-84-29-132-25-51-63-79-66-79-4 0-5 1-5 5 0 1 0 1 8 9 42 42 66 110 66 197 0 73-15 148-68 201-6 4-6 6-6 7 0 2 1 3 5 3 3 0 42-28 67-81 22-47 28-94 28-130z"><text:p/></draw:path><draw:path draw:style-name="gr3" draw:text-style-name="P70" svg:width="1.31mm" svg:height="1.96mm" svg:x="13.22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2.81mm" svg:height="2.81mm" svg:x="16.1mm" svg:y="1.22mm" svg:viewBox="0 0 282 282" svg:d="M150 150h118c6 0 14 0 14-8 0-10-8-10-14-10h-118v-118c0-6 0-14-8-14-10 0-10 8-10 14v118h-118c-6 0-14 0-14 10 0 8 8 8 14 8h118v118c0 6 0 14 10 14 8 0 8-8 8-14z"><text:p/></draw:path><draw:path draw:style-name="gr3" draw:text-style-name="P70" svg:width="0.99mm" svg:height="4.21mm" svg:x="20.48mm" svg:y="0.53mm" svg:viewBox="0 0 100 422" svg:d="M100 419c0-1 0-3-9-10-53-53-66-133-66-198 0-73 16-146 69-199 6-6 6-6 6-7 0-4-3-5-5-5-5 0-43 29-69 83-21 47-26 93-26 128 0 34 5 84 28 132 26 53 62 79 67 79 2 0 5-1 5-3z"><text:p/></draw:path><draw:path draw:style-name="gr3" draw:text-style-name="P70" svg:width="1.95mm" svg:height="2.73mm" svg:x="21.83mm" svg:y="1.82m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2.58mm" svg:height="0.17mm" svg:x="25.2mm" svg:y="2.56mm" svg:viewBox="0 0 259 18" svg:d="M244 18c7 0 15 0 15-8 0-10-8-10-15-10h-230c-7 0-14 0-14 10 0 8 7 8 14 8z"><text:p/></draw:path><draw:path draw:style-name="gr3" draw:text-style-name="P70" svg:width="1.55mm" svg:height="2.98mm" svg:x="29.25mm" svg:y="0.77m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70" svg:width="0.99mm" svg:height="4.21mm" svg:x="31.1mm" svg:y="0.53mm" svg:viewBox="0 0 100 422" svg:d="M100 211c0-32-5-84-29-132-25-51-63-79-66-79-4 0-5 1-5 5 0 1 0 1 8 9 42 42 66 110 66 197 0 73-15 148-68 201-6 4-6 6-6 7 0 2 1 3 5 3 3 0 42-28 67-81 22-47 28-94 28-130z"><text:p/></draw:path><draw:path draw:style-name="gr3" draw:text-style-name="P70" svg:width="1.31mm" svg:height="1.96mm" svg:x="32.67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2.81mm" svg:height="0.99mm" svg:x="35.79mm" svg:y="2.12mm" svg:viewBox="0 0 282 100" svg:d="M268 17c6 0 14 0 14-9 0-8-8-8-14-8h-254c-6 0-14 0-14 8 0 9 8 9 14 9zM268 100c6 0 14 0 14-9 0-8-8-8-14-8h-254c-6 0-14 0-14 8 0 9 8 9 14 9z"><text:p/></draw:path><draw:path draw:style-name="gr3" draw:text-style-name="P70" svg:width="3.01mm" svg:height="2.98mm" svg:x="40.16mm" svg:y="0.82mm" svg:viewBox="0 0 302 299" svg:d="M142 29c2-10 3-15 12-16 3 0 16 0 25 0 30 0 77 0 77 42 0 15-6 43-23 60-11 11-34 24-72 24h-47zM203 145c42-9 92-38 92-81 0-36-37-64-93-64h-120c-9 0-12 0-12 8 0 5 3 5 10 5 2 0 10 0 17 1 7 0 11 2 11 6 0 3 0 4-1 9l-57 227c-4 16-6 20-38 20-8 0-12 0-12 8 0 5 5 5 6 5 12 0 41-1 53-1s42 1 54 1c3 0 8 0 8-8 0-5-3-5-12-5-15 0-27 0-27-7 0-3 1-5 1-7l29-113h50c38 0 46 24 46 38 0 7-4 21-6 30-3 12-6 28-6 36 0 46 50 46 56 46 36 0 50-43 50-49 0-5-4-5-4-5-4 0-5 2-6 6-11 31-29 38-39 38-14 0-17-9-17-26 0-12 3-34 4-48 1-6 2-13 2-19 0-33-28-46-39-51z"><text:p/></draw:path><draw:path draw:style-name="gr3" draw:text-style-name="P70" svg:width="1.31mm" svg:height="1.96mm" svg:x="43.4mm" svg:y="0mm" svg:viewBox="0 0 132 197" svg:d="M132 143h-11c0 7-3 24-7 27-2 2-25 2-30 2h-54c31-28 41-36 59-50 23-18 43-36 43-64 0-36-32-58-70-58-37 0-62 26-62 53 0 15 13 17 16 17 7 0 15-5 15-16 0-5-1-16-17-16 9-21 29-27 44-27 30 0 45 23 45 47 0 26-19 46-29 57l-72 71c-2 2-2 2-2 11h122z"><text:p/></draw:path></draw:g><text:tab/>(Eq. <text:s/><text:sequence text:ref-name="refEquation0" text:name="Equation" text:formula="ooow:Equation+1" style:num-format="1">1</text:sequence>)</text:p>
      <text:p text:style-name="P28">Nella geometria della Tartaruga un cerchio è definito dal fatto che questa continua a ripetere uno stesso atto: FORWARD un poco, GIRA un poco. Questa ripetizione garantisce che la curva abbia “curvatura costante”, dove di quanto si deve girare ad ogni passo.</text:p>
      <text:p text:style-name="P29"><text:span text:style-name="T2">La geometria della Tartaruga appartiene ad una famiglia di geometrie che godono di proprietà assenti in quelle euclidea e cartesiana. Queste sono le geometrie differenziali che si sono sviluppate a partire da Newton e che hanno reso possibile gran parte della fisica moderna. Abbiamo osservato come </text:span><text:span text:style-name="T3">quello delle equazioni differenziali sia il formalismo che ha consentito alla fisica di descrivere <text:s/>il moto di una particella o di un pianeta. Nel capitolo 5, dove descrivere questo fatto con maggiori dettagli, vedremo come questo sia anche il formalismo appropriato per descrivere il moto di un animale oppure l'evoluzione di un'economia. E arriveremo anche a capire che non è un coincidenza il fatto che la geometria della Tartaruga sia collegata sia all'esperienza di un bambino </text:span><text:soft-page-break/><text:span text:style-name="T3">che alle principali conquiste della fisica, in quanto, la visione del moto di un bambino, sebbene meno precisa nella forma, condivide la struttura matematica dell'equazione differenziale con le leggi del moto di un pianeta che gira intorno al sole o quelle delle falene che girano introno alla fiamma di una candela. E la Tartaruga non è ne più ne meno che la ricostruzione in forma computazionale intuitiva del nucleo qualitativo di questa struttura matematica. Quando torneremo su queste idee <text:s/>nel capitolo 5, vedremo come la geometria della Tartaruga apra le porte alla comprensione intuitiva dell'analisi, della fisica e della modellazione matematica così come viene impiegata nelle scienze biologiche e sociali.</text:span></text:p>
      <text:p text:style-name="P30">Con bambini piccoli si può partire con un gioco dove si cammina in maniera da lasciare tracce, ad esempio sulla sabbia o su una superficie di carta con le suole sporche di colore. Il gioco può consistere nel cercare di fare un tondo girando un poco dopo ogni passo, provando a vedere chi lo fa più tondo. Poi si può provare con gli occhi bendati. E se non viene abbastanza tondo? Di cosa può essere la colpa? E se invece lo volessimo fare “sbagliato” apposta? Se lo volessimo fare a forma di uovo? Che si deve fare? <text:span text:style-name="T5">Con un gioco del genere quello che si fa in realtà coincide con l’istruzione precedente, che possiamo dare all Tartaruga per fare un cerchio. Ma anche nella versione al computer eseguita dalla Tartaruga, ci possiamo arrivare per gradi, partendo dal solito quadrato e lasciando i ragazzi esplorare. Può capitare che, appena più grandicelli, intorno a 9-10 anni, ci arrivino da soli, giocando con i poligoni.</text:span> </text:p>
      <text:p text:style-name="P31"><text:span text:style-name="T13">È affascinante come queste prime esperienze possano indurre a riflettere sul concetto di cerchio senza che se ne abbia ancora una conoscenza formale, eppure così facendo, lambendo un concetto assai più avanzato di tutto ciò che i ragazzi vedranno prima della maturità, ovvero di calcolo differenziale. Tuttavia appena essi verranno in possesso della nozione formale di circonferenza, sarà possibile tornare in Logo e riprendere il discorso attraverso il modo sintetico di produrre un cerchio, con l’istruzione CIRCLE D, dove D rappresenta il diametro del cerchio, riflettendo sulla definizione di luogo dei punti equidistanti da un dato punto. E qui si potrebbe andare oltre, riprendendo quell’idea di “cerchio sbagliato”, o “schiacciato”, ricorrendo alle riflessioni di Emma Castelnuovo</text:span><text:span text:style-name="T13"><text:note text:id="ftn1" text:note-class="footnote"><text:note-citation>1</text:note-citation><text:note-body><text:p text:style-name="P64">E. Castelnuovo, <text:span text:style-name="T2">L'officina matematica – ragionare con i materiali</text:span>, p. 20-21, Edizioni la Meridiana, 2008. </text:p></text:note-body></text:note></text:span><text:span text:style-name="T13">.</text:span></text:p>
      <text:p text:style-name="P67">Sempre un argomento di matematica, quale lo studio dei triangoli isoperimetrici con ugual base, porta a osservare quello che abbiamo sotto gli occhi. </text:p>
      <text:p text:style-name="P67">Il materiale è, anche questa volta, un pezzo di spago.</text:p>
      <text:p text:style-name="P67">Per costruire dei triangoli di uguale base e uguale perimetro facciamo così: fissiamo due chiodi – siano A e B – su un tavolo su cui è disteso un foglio di carta; AB sarà la base dei nostri triangoli. Leghiamo poi gli estremi di un pezzo di spago ai due chiodi, tenendo presente che lo spago deve essere più lungo del tratto AB. Facciamo in modo, valendoci di una matita, che lo spago resti sempre ben teso e... lasciamoci guidare dalla matita.</text:p>
      <text:p text:style-name="P67">Questa, guidata dallo spago, disegnerà sul foglio una curva a forma di ovale: è un'ellisse. I punti A e B si chiamano fuochi dell'ellisse. Dunque: i vertici dei triangoli isoperimetrici e di uguale base si trovano su un'ellisse.</text:p>
      <text:p text:style-name="P67">Un problema di geometria ci ha condotti al disegno dell'ellisse. Con lo stesso pezzo di spago possiamo costruire un'ellisse più o meno “schiacciata”, a seconda della distanza <text:soft-page-break/>fra i punti A e B. Si può ottenere anche un cerchio, se i due punti coincidono: il cerchio, infatti, è un'ellisse particolare. <text:s text:c="3"/></text:p>
      <text:p text:style-name="P68">L'ellisse, dopo averla incontrata in problemi di geometria, la ritroviamo per la strada, quando la “calpestiamo” (perché un disco segnaletico dà, come ombra, un'ellisse. Nella nostra vita convulsa raramente ci soffermiamo a osservare l'ombra di un oggetto data dai raggi del soleo da una lampadina. Ma ecco che ora un'attività di geometria ci sollecita a guardare di più ed è proprio il confronto fra l'effetto-ombra dato dai raggi del sole e quello dato da una lampada puntiforme che stimola la nostra facoltà di osservazione. </text:p>
      <text:p text:style-name="P68">Guardiamo, ad esempio, due matite disposte in verticale su un tavolo. Se vengono illuminate dal sole accade che anche le ombre sono parallele; se invece è una lampada che le illumina le ombre si divaricano.</text:p>
      <text:p text:style-name="P68">Da qui lo studio matematico delle trasformazioni affini e delle trasformazioni proiettive, fino ad arrivare alla prospettiva, all'arte, a come si guarda un quadro, alla storia.</text:p>
      <text:p text:style-name="P68">È un piccolo problema di geometria che ha stimolato a osservare e a... guardarsi intorno.</text:p>
      <text:p text:style-name="P4"/>
      <text:p text:style-name="P8"/>
      <text:p text:style-name="P8"><draw:g text:anchor-type="paragraph" draw:z-index="2" draw:style-name="gr4"><draw:ellipse draw:style-name="gr5" draw:text-style-name="P71" svg:width="63.51mm" svg:height="42.34mm" svg:x="52.92mm" svg:y="4.74mm"><text:p/></draw:ellipse><draw:rect draw:style-name="gr6" draw:text-style-name="P72" svg:width="2.94mm" svg:height="4.96mm" svg:x="59.53mm" svg:y="27.65mm"><text:p><text:span text:style-name="T47">A</text:span></text:p></draw:rect><draw:circle draw:style-name="gr7" draw:text-style-name="P71" svg:width="1.77mm" svg:height="1.77mm" draw:transform="rotate (-1.5707963267949) translate (61.8948611111111mm 25.0119444444444mm)"><text:p/></draw:circle><draw:polyline draw:style-name="gr8" draw:text-style-name="P73" svg:width="41.81mm" svg:height="22.89mm" draw:transform="rotate (0.493579112463996) translate (60.9952777777771mm 25.8938888888867mm)" svg:viewBox="0 0 4182 2290" draw:points="0,0 4070,0 4182,2290"><text:p/></draw:polyline><draw:rect draw:style-name="gr6" draw:text-style-name="P72" svg:width="2.95mm" svg:height="4.96mm" svg:x="107.21mm" svg:y="28.02mm"><text:p><text:span text:style-name="T47">B</text:span></text:p></draw:rect><draw:circle draw:style-name="gr7" draw:text-style-name="P71" svg:width="1.77mm" svg:height="1.77mm" draw:transform="rotate (-2.59949338792035) translate (109.890277777778mm 26.5641666666667mm)"><text:p/></draw:circle></draw:g><text:span text:style-name="T14"> <text:s text:c="2"/></text:span><text:s text:c="2"/></text:p>
      <text:p text:style-name="P9"/>
      <text:p text:style-name="P9"/>
      <text:p text:style-name="P9"/>
      <text:p text:style-name="P9"/>
      <text:p text:style-name="P10"/>
      <text:p text:style-name="P10"/>
      <text:p text:style-name="P9"/>
      <text:p text:style-name="P9"/>
      <text:p text:style-name="P32"/>
      <text:p text:style-name="P33"><text:s/></text:p>
      <text:p text:style-name="P34"><text:span text:style-name="T15">Sono </text:span>esperienz<text:span text:style-name="T15">e</text:span> fisic<text:span text:style-name="T15">he</text:span> quella che propone Emma Castelnuovo <text:span text:style-name="T16">ma non vanno considerate in contrapposizione a quelle che si possono fare con un computer, nel modo che abbiamo mostrato; che poi è il modo che suggerisce Papert attraverso il concetto di apprendimento sintonico. </text:span></text:p>
      <text:p text:style-name="P36">Purtroppo l’avvento del nuovo viene solitamente vissuto in contrapposizione al vecchio, generando l’usuale dicotomia integrati-apocalittici. È il tempo a risolvere solitamente ciò che la saggezza potrebbe evitare subito, con molto maggiore profitto. Quello che promuovere è quindi una visione integrata, dove si fa ricorso a tutti i mezzi possibili, tradizionali e moderni, manuali e virtuali, per raggiungere gli obiettivi didattici in una prospettiva più ampia e completa possibile.</text:p>
      <text:p text:style-name="P37"/>
      <text:p text:style-name="P19">… high ceiling</text:p>
      <text:p text:style-name="P37">Fin qui abbiamo esplorato “il tondo” dal basso, dal <text:span text:style-name="T2">low floor</text:span> di Papert, almeno in parte. Molto altro potrebbe essere aggiunto, ma ora, per rifarsi al quesito iniziale, proviamo a muoverci verso l’alto <text:soft-page-break/>per vedere dove si possa trovare l’<text:span text:style-name="T2">high ceiling</text:span>. Si tratta di un quesito che è emerso per esempio recentemente durante un recente incontro con un nutrito gruppo di animatori digitali, dove ci si poneva la domanda: ma si può fare il coding anche negli anni successivi, alle scuole superiori? Facciamo allora un salto sufficientemente ampio da arrivare dove si <text:span text:style-name="T17">affrontano</text:span>, ad esempio, i principi della dinamica e la legge di gravitazione universale.</text:p>
      <text:p text:style-name="P39"/>
      <text:p text:style-name="P19">La teoria (fisica e analisi matematica)</text:p>
      <text:p text:style-name="P39">Poniamo il problema in maniera generale. Non potrà essere questa l’impostazione proposta a scuola, perché occorrono conoscenze matematiche superiori, ma ci serve per inquadrare e comprendere correttamente la questione.</text:p>
      <text:p text:style-name="P40">Affrontiamo il problema di due corpi isolati da perturbazioni esterne. Ad esempio quello di un satellite che gira intorno alla terra o di una cometa che gira attorno a un pianeta. Il moto di questi corpi è governato dalla legge di gravitazione universale di Newton:</text:p>
      <text:p text:style-name="P38"><text:span text:style-name="T18"><text:tab/></text:span><text:span text:style-name="T18"><draw:g text:anchor-type="as-char" svg:y="-5.84mm" draw:z-index="3" draw:style-name="gr1"><svg:title>TexMaths</svg:title><svg:desc>12§display§\mathbf{F}_{Mm}=-\frac{GMm}{r^2}\frac{\mathbf{r}}{r}§svg§600§FALSE§</svg:desc><draw:polygon draw:style-name="gr2" draw:text-style-name="P69" svg:width="33.77mm" svg:height="8.62mm" svg:x="0mm" svg:y="0.11mm" svg:viewBox="0 0 3378 863" draw:points="1688,863 0,863 0,0 3378,0 3378,863"><text:p/></draw:polygon><draw:path draw:style-name="gr3" draw:text-style-name="P70" svg:width="2.69mm" svg:height="2.87mm" svg:x="0.17mm" svg:y="2.97mm" svg:viewBox="0 0 270 288" svg:d="M257 0h-257v20h46v248h-46v20c16-1 59-1 78-1 20 0 66 0 85 1v-20h-57v-114h21c41 0 45 18 45 49h20v-119h-20c0 31-4 50-45 50h-21v-114h60c68 0 78 33 84 82h20z"><text:p/></draw:path><draw:path draw:style-name="gr3" draw:text-style-name="P70" svg:width="3.15mm" svg:height="2.02mm" svg:x="3.26mm" svg:y="4.45mm" svg:viewBox="0 0 316 203" svg:d="M281 24c2-11 3-13 25-13 6 0 10 0 10-6 0-5-4-5-9-5h-41c-8 0-8 0-12 6l-115 169-29-167c-1-8-1-8-10-8h-42c-6 0-10 0-10 6 0 5 4 5 10 5 4 0 6 0 12 0 4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ath draw:style-name="gr3" draw:text-style-name="P70" svg:width="2.71mm" svg:height="1.33mm" svg:x="6.7mm" svg:y="5.16mm" svg:viewBox="0 0 272 134" svg:d="M115 107c-2 6-5 17-5 18 0 6 6 9 11 9s10-3 11-7c1-2 4-12 6-18 1-6 5-19 6-26 2-7 4-13 5-21 3-13 3-13 9-22 10-15 24-32 47-32 17 0 18 14 18 21 0 18-13 51-18 63-2 9-3 11-3 17 0 16 13 25 27 25 30 0 43-40 43-45 0-4-3-4-4-4-5 0-5 1-6 5-6 24-20 36-32 36-6 0-7-4-7-11 0-6 1-11 7-24 3-8 16-41 16-57 0-5 0-17-12-26-5-4-13-8-28-8-26 0-42 18-51 30-3-25-24-30-39-30-25 0-42 16-50 28-2-22-19-28-32-28-12 0-20 10-23 16-7 12-11 28-11 30 0 3 4 3 5 3 5 0 5-1 7-8 4-18 10-33 22-33 7 0 9 6 9 15 0 6-2 17-5 25-2 7-4 20-7 26l-8 39c-1 3-4 11-4 12 0 6 6 9 10 9 6 0 11-3 12-7 1-2 3-12 6-18 1-6 5-19 6-26s3-13 5-21c3-12 3-14 13-26 7-12 21-28 44-28 17 0 17 16 17 21 0 8-1 12-5 29z"><text:p/></draw:path><draw:path draw:style-name="gr3" draw:text-style-name="P70" svg:width="2.81mm" svg:height="0.99mm" svg:x="11.18mm" svg:y="4.29mm" svg:viewBox="0 0 282 100" svg:d="M268 17c6 0 14 0 14-9 0-8-8-8-14-8h-254c-6 0-14 0-14 8 0 9 8 9 14 9zM268 100c6 0 14 0 14-9 0-8-8-8-14-8h-254c-6 0-14 0-14 8 0 9 8 9 14 9z"><text:p/></draw:path><draw:path draw:style-name="gr3" draw:text-style-name="P70" svg:width="2.58mm" svg:height="0.17mm" svg:x="15.74mm" svg:y="4.69mm" svg:viewBox="0 0 259 18" svg:d="M244 18c7 0 15 0 15-8 0-10-8-10-15-10h-230c-7 0-14 0-14 10 0 8 7 8 14 8z"><text:p/></draw:path><draw:path draw:style-name="gr3" draw:text-style-name="P70" svg:width="3mm" svg:height="3.07mm" svg:x="19.37mm" svg:y="0mm" svg:viewBox="0 0 301 308" svg:d="M301 5c0-3-1-5-5-5-1 0-2 0-7 5l-29 32c-3-6-24-37-70-37-95 0-190 94-190 192 0 67 47 116 115 116 19 0 39-4 53-10 22-9 30-17 37-26 4 10 16 26 19 26s3-2 3-2c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0" svg:width="4.23mm" svg:height="2.88mm" svg:x="22.64mm" svg:y="0.1m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ath draw:style-name="gr3" draw:text-style-name="P70" svg:width="3.46mm" svg:height="1.91mm" svg:x="27.12mm" svg:y="1.12m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olygon draw:style-name="gr3" draw:text-style-name="P70" svg:width="11.57mm" svg:height="0.17mm" svg:x="19.16mm" svg:y="4.69mm" svg:viewBox="0 0 1158 18" draw:points="580,18 0,18 0,0 1158,0 1158,18"><text:p/></draw:polygon><draw:path draw:style-name="gr3" draw:text-style-name="P70" svg:width="1.72mm" svg:height="1.91mm" svg:x="23.11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31mm" svg:height="1.96mm" svg:x="25.19mm" svg:y="5.5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31.9mm" svg:y="1.08mm" svg:viewBox="0 0 172 191" svg:d="M71 48v-48l-71 4v19c26 0 29 0 29 17v132h-29v19c14 0 34-1 54-1 16 0 43 0 58 1v-19h-36v-75c0-30 9-81 52-81 0 0-8 7-8 19 0 18 13 26 26 26 12 0 26-9 26-26 0-23-23-35-45-35-30 0-47 22-56 48z"><text:p/></draw:path><draw:polygon draw:style-name="gr3" draw:text-style-name="P70" svg:width="2.02mm" svg:height="0.17mm" svg:x="31.74mm" svg:y="4.69mm" svg:viewBox="0 0 203 18" draw:points="102,18 0,18 0,0 203,0 203,18"><text:p/></draw:polygon><draw:path draw:style-name="gr3" draw:text-style-name="P70" svg:width="1.72mm" svg:height="1.91mm" svg:x="31.87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g></text:span><text:span text:style-name="T18"><text:tab/>(Eq. <text:s/></text:span><text:span text:style-name="T18"><text:sequence text:ref-name="refEquation1" text:name="Equation" text:formula="ooow:Equation+1" style:num-format="1">2</text:sequence></text:span><text:span text:style-name="T18">) <text:s text:c="2"/></text:span><text:s/></text:p>
      <text:p text:style-name="P41">Dove <draw:g text:anchor-type="as-char" svg:y="-2.91mm" draw:z-index="4" draw:style-name="gr1"><svg:title>TexMaths</svg:title><svg:desc>12§inline§\mathbf{F}_{Mm}§svg§600§FALSE§</svg:desc><draw:polygon draw:style-name="gr2" draw:text-style-name="P69" svg:width="9.54mm" svg:height="3.51mm" svg:x="0mm" svg:y="0mm" svg:viewBox="0 0 955 352" draw:points="477,352 0,352 0,0 955,0 955,352"><text:p/></draw:polygon><draw:path draw:style-name="gr3" draw:text-style-name="P70" svg:width="2.69mm" svg:height="2.86mm" svg:x="0.17mm" svg:y="0.01mm" svg:viewBox="0 0 270 287" svg:d="M257 0h-257v20h46v247h-46v20c16-1 59-1 78-1 20 0 66 0 85 1v-20h-57v-114h21c41 0 45 18 45 49h20v-118h-20c0 31-4 50-45 50h-21v-114h60c68 0 78 33 84 82h20z"><text:p/></draw:path><draw:path draw:style-name="gr3" draw:text-style-name="P70" svg:width="3.14mm" svg:height="2.01mm" svg:x="3.26mm" svg:y="1.5mm" svg:viewBox="0 0 315 202" svg:d="M281 24c2-11 3-13 25-13 6 0 9 0 9-6 0-5-3-5-8-5h-41c-8 0-8 0-12 6l-115 169-29-167c-1-8-1-8-10-8h-42c-6 0-10 0-10 6 0 5 4 5 10 5 4 0 6 0 12 0 4 1 6 1 6 5 0 0 0 2-2 6l-37 149c-2 10-7 19-31 20-2 0-6 0-6 8 0 0 0 3 5 3 8 0 20-1 30-1 7 0 25 1 32 1 1 0 6 0 6-6 0-5-5-5-7-5-19 0-19-8-19-12 0-1 0-2 1-7l40-158 32 180c1 6 1 8 6 8 4 0 6-3 8-6l125-185v1l-42 167c-2 10-2 12-26 12-5 0-9 0-9 8 0 0 0 3 5 3 6 0 12-1 18-1s13 0 19 0c9 0 29 1 38 1 2 0 6 0 6-6 0-5-4-5-10-5 0 0-6 0-11 0-7-1-7-2-7-4 0-3 1-5 1-8z"><text:p/></draw:path><draw:path draw:style-name="gr3" draw:text-style-name="P70" svg:width="2.71mm" svg:height="1.33mm" svg:x="6.69mm" svg:y="2.2mm" svg:viewBox="0 0 272 134" svg:d="M115 106c-2 6-5 17-5 18 0 6 6 10 11 10s10-4 11-7 4-12 6-18c1-6 5-19 6-26 2-8 4-14 5-21 3-13 3-13 9-23 10-14 24-31 47-31 17 0 18 14 18 21 0 18-13 51-18 63-2 9-3 11-3 17 0 15 13 25 27 25 30 0 43-41 43-45s-3-4-4-4c-5 0-5 1-6 5-6 24-20 36-32 36-6 0-7-4-7-11 0-6 1-11 7-24 3-8 16-41 16-57 0-5 0-17-12-26-5-4-13-8-28-8-26 0-42 18-51 30-3-25-24-30-39-30-25 0-42 16-50 28-2-22-19-28-32-28-12 0-20 10-23 16-7 12-11 28-11 29 0 4 4 4 5 4 5 0 5-1 7-8 4-18 10-33 22-33 7 0 9 6 9 15 0 6-2 16-5 25-2 7-4 20-7 26l-8 38c-1 4-4 11-4 12 0 6 6 10 10 10 6 0 11-4 12-7s3-12 6-18c1-6 5-19 6-26 1-8 3-14 5-21 3-12 3-14 13-26 7-12 21-28 44-28 17 0 17 16 17 21 0 8-1 12-5 28z"><text:p/></draw:path></draw:g> è la forza, <draw:g text:anchor-type="as-char" svg:y="-3.1mm" draw:z-index="5" draw:style-name="gr1"><svg:title>TexMaths</svg:title><svg:desc>12§inline§G§svg§600§FALSE§</svg:desc><draw:polygon draw:style-name="gr2" draw:text-style-name="P69" svg:width="3.3mm" svg:height="2.88mm" svg:x="0mm" svg:y="0.12mm" svg:viewBox="0 0 331 289" draw:points="165,289 0,289 0,0 331,0 331,289"><text:p/></draw:polygon><draw:path draw:style-name="gr3" draw:text-style-name="P70" svg:width="3mm" svg:height="3.09mm" svg:x="0.22mm" svg:y="0mm" svg:viewBox="0 0 301 310" svg:d="M301 5c0-3-1-5-5-5-1 0-2 0-7 5l-29 32c-5-6-24-37-71-37-94 0-189 94-189 193 0 67 47 117 115 117 19 0 38-5 53-11 21-8 30-17 37-25 4 9 14 25 19 25 3 0 3-1 3-1 1-1 6-17 7-27l8-32c3-8 4-15 6-22 5-19 5-19 29-21 2 0 7 0 7-8 0-2-2-5-6-5-9 0-35 1-44 1-13 0-46-1-59-1-4 0-10 0-10 9 0 4 4 4 14 4 0 0 12 0 22 2 11 1 14 2 14 8 0 4-5 23-10 39-12 47-67 52-82 52-40 0-85-26-85-91 0-12 5-83 50-138 22-29 63-55 105-55 43 0 68 33 68 82 0 17-1 18-1 22 0 5 5 5 6 5 6 0 6-1 7-9z"><text:p/></draw:path></draw:g> la costante di gravitazione universale, pari a <draw:g text:anchor-type="as-char" svg:y="-3.49mm" draw:z-index="6" draw:style-name="gr1"><svg:title>TexMaths</svg:title><svg:desc>12§inline§6.67\times 10^{-11}§svg§600§FALSE§</svg:desc><draw:polygon draw:style-name="gr2" draw:text-style-name="P69" svg:width="22.8mm" svg:height="3.78mm" svg:x="0mm" svg:y="0.06mm" svg:viewBox="0 0 2281 379" draw:points="1141,379 0,379 0,0 2281,0 2281,379"><text:p/></draw:polygon><draw:path draw:style-name="gr3" draw:text-style-name="P70" svg:width="1.75mm" svg:height="2.9mm" svg:x="0.18mm" svg:y="0.67m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70" svg:width="0.45mm" svg:height="0.45mm" svg:x="2.46mm" svg:y="3.03mm" svg:viewBox="0 0 46 46" svg:d="M46 23c0-12-10-23-23-23-12 0-23 11-23 23 0 13 11 23 23 23 13 0 23-10 23-23z"><text:p/></draw:path><draw:path draw:style-name="gr3" draw:text-style-name="P70" svg:width="1.75mm" svg:height="2.9mm" svg:x="3.45mm" svg:y="0.67m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70" svg:width="1.81mm" svg:height="2.94mm" svg:x="5.61mm" svg:y="0.65mm" svg:viewBox="0 0 182 295" svg:d="M179 29c3-6 3-6 3-16h-103c-51 0-53-5-54-13h-11l-14 87h11c1-7 5-33 11-38 2-3 36-3 40-3h89c-5 7-38 53-48 67-38 57-53 116-53 159 0 3 0 23 21 23 19 0 19-20 19-23v-22c0-22 1-46 5-69 1-10 7-46 26-72z"><text:p/></draw:path><draw:path draw:style-name="gr3" draw:text-style-name="P70" svg:width="2.04mm" svg:height="2.03mm" svg:x="9.03mm" svg:y="1.41mm" svg:viewBox="0 0 205 204" svg:d="M103 90l-85-84c-5-5-6-6-10-6-3 0-8 4-8 8s1 4 6 9l84 85-84 85c-5 5-6 6-6 8 0 5 5 9 8 9 4 0 5 0 10-6l84-84 88 87c1 1 4 3 7 3 5 0 8-4 8-9 0 0 0-2-1-5-1 0-68-67-90-88l78-77c2-3 8-8 11-11 0-1 2-2 2-6s-3-8-8-8c-4 0-6 1-10 6z"><text:p/></draw:path><draw:path draw:style-name="gr3" draw:text-style-name="P70" svg:width="1.39mm" svg:height="2.8mm" svg:x="12.99mm" svg:y="0.67mm" svg:viewBox="0 0 140 281" svg:d="M88 11c0-10 0-11-10-11-26 28-65 28-78 28v13c8 0 34 0 55-12v219c0 16-1 20-39 20h-14v13c16-1 52-1 70-1 17 0 54 0 68 1v-13h-13c-38 0-39-4-39-20z"><text:p/></draw:path><draw:path draw:style-name="gr3" draw:text-style-name="P70" svg:width="1.78mm" svg:height="2.9mm" svg:x="14.89mm" svg:y="0.67mm" svg:viewBox="0 0 179 291" svg:d="M179 146c0-33-3-67-17-98-19-41-54-48-72-48-26 0-56 11-74 50-14 29-16 63-16 96 0 32 1 70 19 102 18 35 49 43 70 43 23 0 55-10 74-49 13-29 16-62 16-96zM89 281c-16 0-41-10-49-51-5-25-5-64-5-89 0-27 0-55 3-78 9-50 40-53 51-53 14 0 42 7 50 49 5 24 5 56 5 82 0 31 0 60-5 88-7 39-31 52-50 52z"><text:p/></draw:path><draw:path draw:style-name="gr3" draw:text-style-name="P70" svg:width="1.99mm" svg:height="0.15mm" svg:x="17.14mm" svg:y="1.16mm" svg:viewBox="0 0 200 16" svg:d="M188 16c5 0 12 0 12-8s-6-8-12-8h-176c-5 0-12 0-12 7 0 9 7 9 12 9z"><text:p/></draw:path><draw:path draw:style-name="gr3" draw:text-style-name="P70" svg:width="1.08mm" svg:height="1.95mm" svg:x="19.77mm" svg:y="0mm" svg:viewBox="0 0 109 196" svg:d="M67 8c0-8 0-8-8-8-19 19-47 19-59 19v11c7 0 26 0 43-8v150c0 10 0 14-30 14h-11v10c5 0 42-1 53-1 10 0 47 1 54 1v-10h-12c-30 0-30-4-30-14z"><text:p/></draw:path><draw:path draw:style-name="gr3" draw:text-style-name="P70" svg:width="1.08mm" svg:height="1.95mm" svg:x="21.44mm" svg:y="0mm" svg:viewBox="0 0 109 196" svg:d="M67 8c0-8 0-8-8-8-19 19-47 19-59 19v11c7 0 26 0 43-8v150c0 10 0 14-30 14h-11v10c5 0 42-1 53-1 10 0 47 1 54 1v-10h-12c-30 0-30-4-30-14z"><text:p/></draw:path></draw:g> <draw:g text:anchor-type="as-char" svg:y="-3.47mm" draw:z-index="7" draw:style-name="gr1"><svg:title>TexMaths</svg:title><svg:desc>12§inline§(Newton \times metri^2 / Kg^2) §svg§600§FALSE§</svg:desc><draw:polygon draw:style-name="gr2" draw:text-style-name="P69" svg:width="45.93mm" svg:height="4.48mm" svg:x="0mm" svg:y="0.06mm" svg:viewBox="0 0 4594 449" draw:points="2297,449 0,449 0,0 4594,0 4594,449"><text:p/></draw:polygon><draw:path draw:style-name="gr3" draw:text-style-name="P70" svg:width="0.99mm" svg:height="4.21mm" svg:x="0.42mm" svg:y="0.35mm" svg:viewBox="0 0 100 422" svg:d="M100 419c0-1 0-3-9-10-53-53-66-133-66-198 0-73 16-146 69-199 6-6 6-6 6-7 0-4-3-5-5-5-5 0-43 29-69 83-21 47-26 93-26 128 0 34 5 84 28 132 26 53 62 79 67 79 2 0 5-1 5-3z"><text:p/></draw:path><draw:path draw:style-name="gr3" draw:text-style-name="P70" svg:width="3.55mm" svg:height="2.88mm" svg:x="1.8mm" svg:y="0.65m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70" svg:width="1.62mm" svg:height="1.91mm" svg:x="5.66mm" svg:y="1.62m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70" svg:width="2.8mm" svg:height="1.91mm" svg:x="7.55mm" svg:y="1.62mm" svg:viewBox="0 0 281 192" svg:d="M184 43c2-8 6-24 6-27 0-8-6-11-12-11-5 0-14 3-16 12-1 2-22 84-24 95-4 13-4 20-4 27 0 5 0 6 0 9-9 21-22 34-39 34-34 0-34-31-34-38 0-13 3-30 23-82 4-13 7-19 7-27 0-19-14-35-35-35-40 0-56 61-56 65 0 5 5 5 5 5 5 0 5-2 7-8 11-39 28-52 43-52 4 0 10 0 10 13 0 11-5 23-7 30-20 50-24 69-24 86 0 39 28 53 60 53 7 0 27 0 44-30 11 28 41 30 53 30 32 0 50-26 61-52 14-33 29-90 29-110 0-24-12-30-19-30-11 0-22 11-22 20 0 6 4 9 7 12 5 4 16 16 16 36 0 15-13 56-24 77-11 23-25 37-47 37-19 0-31-12-31-36 0-12 3-25 5-31z"><text:p/></draw:path><draw:path draw:style-name="gr3" draw:text-style-name="P70" svg:width="1.3mm" svg:height="2.69mm" svg:x="10.64mm" svg:y="0.86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1.8mm" svg:height="1.91mm" svg:x="12.24mm" svg:y="1.62mm" svg:viewBox="0 0 181 192" svg:d="M181 72c0-44-29-72-67-72-58 0-114 60-114 120 0 42 29 72 68 72 57 0 113-59 113-120zM68 182c-18 0-37-13-37-45 0-21 11-67 25-89 21-32 46-38 57-38 25 0 38 20 38 45 0 17-8 61-25 89-14 24-38 38-58 38z"><text:p/></draw:path><draw:path draw:style-name="gr3" draw:text-style-name="P70" svg:width="2.29mm" svg:height="1.91mm" svg:x="14.22mm" svg:y="1.62mm"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70" svg:width="2.04mm" svg:height="2.03mm" svg:x="18.18mm" svg:y="1.41mm" svg:viewBox="0 0 205 204" svg:d="M103 90l-85-84c-5-5-6-6-10-6-3 0-8 4-8 8s1 4 6 9l84 85-84 85c-5 5-6 6-6 9 0 4 5 8 8 8 4 0 5 0 10-6l84-84 88 88c1 1 4 2 7 2 5 0 8-4 8-8 0 0 0-3-1-5-1 0-68-67-90-89l78-77c2-3 8-8 11-11 0-1 2-2 2-6s-3-8-8-8c-4 0-6 1-10 6z"><text:p/></draw:path><draw:path draw:style-name="gr3" draw:text-style-name="P70" svg:width="3.46mm" svg:height="1.91mm" svg:x="21.89mm" svg:y="1.62m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70" svg:width="1.62mm" svg:height="1.91mm" svg:x="25.64mm" svg:y="1.62mm"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70" svg:width="1.3mm" svg:height="2.69mm" svg:x="27.5mm" svg:y="0.86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1.72mm" svg:height="1.91mm" svg:x="29.05mm" svg:y="1.62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12mm" svg:height="2.83mm" svg:x="31.07mm" svg:y="0.72mm"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3" draw:text-style-name="P70" svg:width="1.31mm" svg:height="1.96mm" svg:x="32.58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65mm" svg:height="4.21mm" svg:x="34.51mm" svg:y="0.35mm" svg:viewBox="0 0 166 422" svg:d="M163 16c3-5 3-8 3-8 0-4-4-8-9-8-3 0-6 1-7 4l-148 403c-2 6-2 7-2 7 0 5 4 8 8 8 6 0 8-2 10-9z"><text:p/></draw:path><draw:path draw:style-name="gr3" draw:text-style-name="P70" svg:width="3.59mm" svg:height="2.88mm" svg:x="36.54mm" svg:y="0.65mm" svg:viewBox="0 0 360 289" svg:d="M199 118c0-2-2-4-2-5s8-7 13-11l73-56c40-30 57-32 70-33 3 0 7-1 7-8 0-3-1-5-5-5-9 0-19 1-30 1-15 0-31-1-47-1-2 0-8 0-8 8 0 4 2 5 6 5 8 1 13 3 13 9 0 8-13 18-15 20l-166 126 35-136c3-15 3-19 35-19 10 0 14 0 14-8 0-4-4-5-6-5-12 0-42 1-54 1s-42-1-54-1c-4 0-10 0-10 8 0 5 5 5 14 5 4 0 13 0 18 1 7 0 9 2 9 6 0 3-1 4-2 9l-57 228c-4 15-4 19-38 19-7 0-12 0-12 8 0 5 5 5 6 5 12 0 42-1 54-1 8 0 18 0 28 0 8 0 18 1 27 1 3 0 9 0 9-8 0-5-5-5-12-5-16 0-28 0-28-7 0-4 2-12 4-19 6-22 12-45 16-66l64-50 49 114c5 11 5 12 5 15 0 13-18 13-23 13-3 0-8 0-8 8 0 5 5 5 6 5 17 0 35-1 51-1 9 0 32 1 41 1 3 0 9 0 9-8 0-5-5-5-9-5-18 0-24-4-30-19z"><text:p/></draw:path><draw:path draw:style-name="gr3" draw:text-style-name="P70" svg:width="1.93mm" svg:height="2.73mm" svg:x="40.32mm" svg:y="1.62mm" svg:viewBox="0 0 194 274" svg:d="M193 28c1-3 1-5 1-8 0-7-4-12-12-12-3 0-15 4-16 18-9-15-23-26-40-26-49 0-101 59-101 120 0 42 25 67 57 67 24 0 44-20 49-24-9 37-15 55-15 57-1 3-15 45-61 45-7 0-21-1-33-5 13-3 18-14 18-21s-5-16-17-16c-10 0-23 9-23 25 0 17 16 26 56 26 53 0 84-33 90-58zM138 133c-2 11-12 22-22 30-8 7-21 15-33 15-22 0-28-22-28-39 0-20 12-71 23-92 12-21 30-37 48-37 28 0 34 33 34 36 0 2 0 4-2 6z"><text:p/></draw:path><draw:path draw:style-name="gr3" draw:text-style-name="P70" svg:width="1.31mm" svg:height="1.96mm" svg:x="42.6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0.99mm" svg:height="4.21mm" svg:x="44.54mm" svg:y="0.35mm" svg:viewBox="0 0 100 422" svg:d="M100 211c0-32-5-84-29-132-25-51-63-79-66-79-4 0-5 1-5 5 0 1 0 1 8 9 42 42 66 110 66 197 0 73-15 148-68 201-6 4-6 6-6 7 0 2 1 3 5 3 3 0 42-28 67-81 22-47 28-94 28-130z"><text:p/></draw:path></draw:g>, <draw:g text:anchor-type="as-char" svg:y="-2.89mm" draw:z-index="8" draw:style-name="gr1"><svg:title>TexMaths</svg:title><svg:desc>12§inline§M§svg§600§FALSE§</svg:desc><draw:polygon draw:style-name="gr2" draw:text-style-name="P69" svg:width="4.54mm" svg:height="2.86mm" svg:x="0mm" svg:y="0.05mm" svg:viewBox="0 0 455 287" draw:points="227,287 0,287 0,0 455,0 455,287"><text:p/></draw:polygon><draw:path draw:style-name="gr3" draw:text-style-name="P70" svg:width="4.23mm" svg:height="2.87mm" svg:x="0.18mm" svg:y="0mm" svg:viewBox="0 0 424 288" svg:d="M374 32c4-15 4-19 36-19 10 0 14 0 14-8 0-5-4-5-11-5h-57c-10 0-10 0-16 8l-154 241-34-239c-1-10-2-10-13-10h-57c-9 0-14 0-14 8 0 5 5 5 14 5 4 0 13 0 18 1 6 0 9 2 9 6 0 3-1 4-2 9l-54 215c-4 17-11 30-46 31-1 0-7 0-7 9 0 3 2 4 6 4 13 0 29-1 42-1 14 0 30 1 43 1 3 0 9 0 9-8 0-5-5-5-9-5-24 0-27-8-27-18 0-3 0-6 1-10l57-230 38 262c0 5 1 9 6 9 4 0 7-4 9-7l171-268-60 243c-5 16-5 19-39 19-7 0-12 0-12 9 0 4 5 4 6 4 12 0 41-1 53-1 17 0 36 1 53 1 2 0 8 0 8-8 0-5-3-5-12-5-15 0-27 0-27-7 0-2 0-2 2-11z"><text:p/></draw:path></draw:g> <text:span text:style-name="T19">è la massa del pianeta, </text:span><text:span text:style-name="T19"><draw:g text:anchor-type="as-char" svg:y="-1.92mm" draw:z-index="9" draw:style-name="gr1"><svg:title>TexMaths</svg:title><svg:desc>12§inline§m§svg§600§FALSE§</svg:desc><draw:polygon draw:style-name="gr2" draw:text-style-name="P69" svg:width="3.69mm" svg:height="1.81mm" svg:x="0mm" svg:y="0.06mm" svg:viewBox="0 0 370 182" draw:points="185,182 0,182 0,0 370,0 370,182"><text:p/></draw:polygon><draw:path draw:style-name="gr3" draw:text-style-name="P70" svg:width="3.46mm" svg:height="1.91mm" svg:x="0.12mm" svg:y="0m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span><text:span text:style-name="T19"> la massa del satellite, </text:span><text:span text:style-name="T19"><draw:g text:anchor-type="as-char" svg:y="-1.91mm" draw:z-index="10" draw:style-name="gr1"><svg:title>TexMaths</svg:title><svg:desc>12§inline§\mathbf{r}§svg§600§FALSE§</svg:desc><draw:polygon draw:style-name="gr2" draw:text-style-name="P69" svg:width="2.01mm" svg:height="1.87mm" svg:x="0mm" svg:y="0.01mm" svg:viewBox="0 0 202 188" draw:points="100,188 0,188 0,0 202,0 202,188"><text:p/></draw:polygon><draw:path draw:style-name="gr3" draw:text-style-name="P70" svg:width="1.72mm" svg:height="1.9mm" svg:x="0.16mm" svg:y="0.01mm" svg:viewBox="0 0 173 191" svg:d="M71 48v-48l-71 4v19c27 0 29 0 29 17v132h-29v19c15 0 34-1 54-1 16 0 44 0 59 1v-19h-37v-75c0-30 10-81 54-81 0 0-9 7-9 19 0 18 13 26 27 26 12 0 25-9 25-26 0-23-23-35-45-35-30 0-47 22-57 48z"><text:p/></draw:path></draw:g></text:span><text:span text:style-name="T19"> la distanza fra i baricentri dei due corpi e dove, ricordiamo, il grassetto si denota per indicare la naturale vettoriale di una quantità. Quindi in questro specifico caso, poiché il nostro ragionamento si svolge tutto in due dimensioni, la forza </text:span><text:span text:style-name="T19"><draw:g text:anchor-type="as-char" svg:y="-2.91mm" draw:z-index="11" draw:style-name="gr1"><svg:title>TexMaths</svg:title><svg:desc>12§inline§\mathbf{F}_{Mm}§svg§600§FALSE§</svg:desc><draw:polygon draw:style-name="gr2" draw:text-style-name="P69" svg:width="9.54mm" svg:height="3.51mm" svg:x="0mm" svg:y="0mm" svg:viewBox="0 0 955 352" draw:points="477,352 0,352 0,0 955,0 955,352"><text:p/></draw:polygon><draw:path draw:style-name="gr3" draw:text-style-name="P70" svg:width="2.69mm" svg:height="2.86mm" svg:x="0.17mm" svg:y="0.01mm" svg:viewBox="0 0 270 287" svg:d="M257 0h-257v20h46v247h-46v20c16-1 59-1 78-1 20 0 66 0 85 1v-20h-57v-114h21c41 0 45 18 45 49h20v-118h-20c0 31-4 50-45 50h-21v-114h60c68 0 78 33 84 82h20z"><text:p/></draw:path><draw:path draw:style-name="gr3" draw:text-style-name="P70" svg:width="3.14mm" svg:height="2.01mm" svg:x="3.26mm" svg:y="1.5mm" svg:viewBox="0 0 315 202" svg:d="M281 24c2-11 3-13 25-13 6 0 9 0 9-6 0-5-3-5-8-5h-41c-8 0-8 0-12 6l-115 169-29-167c-1-8-1-8-10-8h-42c-6 0-10 0-10 6 0 5 4 5 10 5 4 0 6 0 12 0 4 1 6 1 6 5 0 0 0 2-2 6l-37 149c-2 10-7 19-31 20-2 0-6 0-6 8 0 0 0 3 5 3 8 0 20-1 30-1 7 0 25 1 32 1 1 0 6 0 6-6 0-5-5-5-7-5-19 0-19-8-19-12 0-1 0-2 1-7l40-158 32 180c1 6 1 8 6 8 4 0 6-3 8-6l125-185v1l-42 167c-2 10-2 12-26 12-5 0-9 0-9 8 0 0 0 3 5 3 6 0 12-1 18-1s13 0 19 0c9 0 29 1 38 1 2 0 6 0 6-6 0-5-4-5-10-5 0 0-6 0-11 0-7-1-7-2-7-4 0-3 1-5 1-8z"><text:p/></draw:path><draw:path draw:style-name="gr3" draw:text-style-name="P70" svg:width="2.71mm" svg:height="1.33mm" svg:x="6.69mm" svg:y="2.2mm" svg:viewBox="0 0 272 134" svg:d="M115 106c-2 6-5 17-5 18 0 6 6 10 11 10s10-4 11-7 4-12 6-18c1-6 5-19 6-26 2-8 4-14 5-21 3-13 3-13 9-23 10-14 24-31 47-31 17 0 18 14 18 21 0 18-13 51-18 63-2 9-3 11-3 17 0 15 13 25 27 25 30 0 43-41 43-45s-3-4-4-4c-5 0-5 1-6 5-6 24-20 36-32 36-6 0-7-4-7-11 0-6 1-11 7-24 3-8 16-41 16-57 0-5 0-17-12-26-5-4-13-8-28-8-26 0-42 18-51 30-3-25-24-30-39-30-25 0-42 16-50 28-2-22-19-28-32-28-12 0-20 10-23 16-7 12-11 28-11 29 0 4 4 4 5 4 5 0 5-1 7-8 4-18 10-33 22-33 7 0 9 6 9 15 0 6-2 16-5 25-2 7-4 20-7 26l-8 38c-1 4-4 11-4 12 0 6 6 10 10 10 6 0 11-4 12-7s3-12 6-18c1-6 5-19 6-26 1-8 3-14 5-21 3-12 3-14 13-26 7-12 21-28 44-28 17 0 17 16 17 21 0 8-1 12-5 28z"><text:p/></draw:path></draw:g></text:span><text:span text:style-name="T19"> e la distanza </text:span><text:span text:style-name="T19"><draw:g text:anchor-type="as-char" svg:y="-1.91mm" draw:z-index="12" draw:style-name="gr1"><svg:title>TexMaths</svg:title><svg:desc>12§inline§\mathbf{r}§svg§600§FALSE§</svg:desc><draw:polygon draw:style-name="gr2" draw:text-style-name="P69" svg:width="2.01mm" svg:height="1.87mm" svg:x="0mm" svg:y="0.01mm" svg:viewBox="0 0 202 188" draw:points="100,188 0,188 0,0 202,0 202,188"><text:p/></draw:polygon><draw:path draw:style-name="gr3" draw:text-style-name="P70" svg:width="1.72mm" svg:height="1.9mm" svg:x="0.16mm" svg:y="0.01mm" svg:viewBox="0 0 173 191" svg:d="M71 48v-48l-71 4v19c27 0 29 0 29 17v132h-29v19c15 0 34-1 54-1 16 0 44 0 59 1v-19h-37v-75c0-30 10-81 54-81 0 0-9 7-9 19 0 18 13 26 27 26 12 0 25-9 25-26 0-23-23-35-45-35-30 0-47 22-57 48z"><text:p/></draw:path></draw:g></text:span><text:span text:style-name="T19"> sono vettori con due componenti: una lungo </text:span><text:span text:style-name="T19"><draw:g text:anchor-type="as-char" svg:y="-1.92mm" draw:z-index="13" draw:style-name="gr1"><svg:title>TexMaths</svg:title><svg:desc>12§inline§x§svg§600§FALSE§</svg:desc><draw:polygon draw:style-name="gr2" draw:text-style-name="P69" svg:width="2.41mm" svg:height="1.81mm" svg:x="0mm" svg:y="0.06mm" svg:viewBox="0 0 242 182" draw:points="121,182 0,182 0,0 242,0 242,182"><text:p/></draw:polygon><draw:path draw:style-name="gr3" draw:text-style-name="P70" svg:width="2.11mm" svg:height="1.91mm" svg:x="0.12mm" svg:y="0m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8 0 43-30 44-33 6 16 21 33 47 33 43 0 67-54 67-65 0-5-3-5-5-5-3 0-4 3-6 5-13 45-42 55-56 55-17 0-23-13-23-27 0-10 3-18 7-38z"><text:p/></draw:path></draw:g></text:span><text:span text:style-name="T19"> e l’altra lungo </text:span><text:span text:style-name="T19"><draw:g text:anchor-type="as-char" svg:y="-1.89mm" draw:z-index="14" draw:style-name="gr1"><svg:title>TexMaths</svg:title><svg:desc>12§inline§y§svg§600§FALSE§</svg:desc><draw:polygon draw:style-name="gr2" draw:text-style-name="P69" svg:width="2.21mm" svg:height="2.63mm" svg:x="0mm" svg:y="0.04mm" svg:viewBox="0 0 222 264" draw:points="112,264 0,264 0,0 222,0 222,264"><text:p/></draw:polygon><draw:path draw:style-name="gr3" draw:text-style-name="P70" svg:width="1.95mm" svg:height="2.73mm" svg:x="0.12mm" svg:y="0mm" svg:viewBox="0 0 196 274" svg:d="M194 26c2-6 2-7 2-10 0-8-6-11-12-11-5 0-11 2-16 8 0 3-4 16-6 23-2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g></text:span><text:span text:style-name="T19">. </text:span></text:p>
      <text:p text:style-name="P42">Ma cosa vuol dire in pratica che “il moto dei corpi è governato dalla legge di gravitazione”? Significa che dobbiamo applicare il II principi della dinamica, secondo il quale:</text:p>
      <text:p text:style-name="P42"><text:tab/><draw:g text:anchor-type="as-char" svg:y="-2.95mm" draw:z-index="15" draw:style-name="gr1"><svg:title>TexMaths</svg:title><svg:desc>12§display§\mathbf{F}=m\mathbf{a}§svg§600§FALSE§</svg:desc><draw:polygon draw:style-name="gr2" draw:text-style-name="P69" svg:width="14.69mm" svg:height="2.89mm" svg:x="0mm" svg:y="0mm" svg:viewBox="0 0 1470 290" draw:points="736,290 0,290 0,0 1470,0 1470,290"><text:p/></draw:polygon><draw:path draw:style-name="gr3" draw:text-style-name="P70" svg:width="2.69mm" svg:height="2.87mm" svg:x="0.17mm" svg:y="0.02mm" svg:viewBox="0 0 270 288" svg:d="M257 0h-257v20h46v248h-46v20c16-1 59-1 78-1 20 0 66 0 85 1v-20h-57v-114h21c41 0 45 18 45 49h20v-119h-20c0 31-4 51-45 51h-21v-115h60c68 0 78 33 84 82h20z"><text:p/></draw:path><draw:path draw:style-name="gr3" draw:text-style-name="P70" svg:width="2.81mm" svg:height="0.99mm" svg:x="4.45mm" svg:y="1.34mm" svg:viewBox="0 0 282 100" svg:d="M268 17c6 0 14 0 14-9 0-8-8-8-14-8h-254c-6 0-14 0-14 8 0 9 8 9 14 9zM268 100c6 0 14 0 14-9 0-8-8-8-14-8h-254c-6 0-14 0-14 8 0 9 8 9 14 9z"><text:p/></draw:path><draw:path draw:style-name="gr3" draw:text-style-name="P70" svg:width="3.46mm" svg:height="1.91mm" svg:x="8.77mm" svg:y="1.01mm" svg:viewBox="0 0 347 192" svg:d="M25 162c-1 7-3 17-3 19 0 8 6 11 12 11 4 0 12-3 15-12 0 0 5-20 9-31l8-38c2-9 6-18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70" svg:width="2.22mm" svg:height="1.94mm" svg:x="12.48mm" svg:y="0.98mm" svg:viewBox="0 0 223 195" svg:d="M145 160c0 13 0 32 45 32h20c8 0 13 0 13-9 0-10-6-10-11-10-26-1-26-6-26-17v-91c0-37-30-65-94-65-24 0-75 1-75 40 0 18 15 26 26 26 13 0 27-10 27-26 0-14-8-21-9-22 11-2 25-2 30-2 33 0 47 18 47 49v14c-30 3-138 6-138 68 0 40 53 48 82 48 33 0 54-17 63-35zM138 93v40c0 41-40 47-49 47-23 0-40-15-40-33 0-47 67-52 89-54z"><text:p/></draw:path></draw:g><text:tab/>(Eq. <text:s/><text:sequence text:ref-name="refEquation2" text:name="Equation" text:formula="ooow:Equation+1" style:num-format="1">3</text:sequence>)</text:p>
      <text:p text:style-name="P42">Dove <draw:g text:anchor-type="as-char" svg:y="-2.89mm" draw:z-index="16" draw:style-name="gr1"><svg:title>TexMaths</svg:title><svg:desc>12§inline§\mathbf{F}§svg§600§FALSE§</svg:desc><draw:polygon draw:style-name="gr2" draw:text-style-name="P69" svg:width="3.04mm" svg:height="2.87mm" svg:x="0mm" svg:y="0mm" svg:viewBox="0 0 305 288" draw:points="153,288 0,288 0,0 305,0 305,288"><text:p/></draw:polygon><draw:path draw:style-name="gr3" draw:text-style-name="P70" svg:width="2.69mm" svg:height="2.86mm" svg:x="0.17mm" svg:y="0.05mm" svg:viewBox="0 0 270 287" svg:d="M257 0h-257v20h46v247h-46v20c16-1 59-1 78-1 21 0 66 0 85 1v-20h-57v-114h21c41 0 45 18 45 49h20v-118h-20c0 31-4 50-45 50h-21v-114h60c68 0 78 33 84 82h20z"><text:p/></draw:path></draw:g> è la forza applicata al corpo di massa <draw:g text:anchor-type="as-char" svg:y="-1.92mm" draw:z-index="17" draw:style-name="gr1"><svg:title>TexMaths</svg:title><svg:desc>12§inline§m§svg§600§FALSE§</svg:desc><draw:polygon draw:style-name="gr2" draw:text-style-name="P69" svg:width="3.69mm" svg:height="1.81mm" svg:x="0mm" svg:y="0.06mm" svg:viewBox="0 0 370 182" draw:points="185,182 0,182 0,0 370,0 370,182"><text:p/></draw:polygon><draw:path draw:style-name="gr3" draw:text-style-name="P70" svg:width="3.46mm" svg:height="1.91mm" svg:x="0.12mm" svg:y="0m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 e <draw:g text:anchor-type="as-char" svg:y="-1.94mm" draw:z-index="18" draw:style-name="gr1"><svg:title>TexMaths</svg:title><svg:desc>12§inline§\mathbf{a}§svg§600§FALSE§</svg:desc><draw:polygon draw:style-name="gr2" draw:text-style-name="P69" svg:width="2.36mm" svg:height="1.87mm" svg:x="0mm" svg:y="0.05mm" svg:viewBox="0 0 237 188" draw:points="118,188 0,188 0,0 237,0 237,188"><text:p/></draw:polygon><draw:path draw:style-name="gr3" draw:text-style-name="P70" svg:width="2.23mm" svg:height="1.93mm" svg:x="0.13mm" svg:y="0mm" svg:viewBox="0 0 224 194" svg:d="M146 159c0 13 0 32 44 32h21c8 0 13 0 13-9 0-10-6-10-11-10-26-1-26-6-26-17v-90c0-38-30-65-94-65-24 0-76 1-76 39 0 18 16 27 26 27 14 0 27-10 27-27 0-13-7-20-9-21 11-2 26-2 31-2 31 0 47 17 47 49v14c-31 2-139 6-139 67 0 41 53 48 82 48 34 0 54-17 64-35zM139 92v41c0 40-40 46-50 46-23 0-40-15-40-33 0-47 68-52 90-54z"><text:p/></draw:path></draw:g> è l’accelerazione impressa al corpo in virtù di tale forza. <text:span text:style-name="T20">Lo scopo di queste relazioni è quello di consentire la determinazione del moto dei corpi a partire da predeterminate condizioni iniziali. Per fare questo occorrere scrivere l’equazione </text:span><text:span text:style-name="T20"><text:sequence-ref text:reference-format="value" text:ref-name="refEquation2">3</text:sequence-ref></text:span><text:span text:style-name="T20"> tenendo conto della forza data nell’equazione </text:span><text:span text:style-name="T20"><text:sequence-ref text:reference-format="value" text:ref-name="refEquation1">2</text:sequence-ref></text:span><text:span text:style-name="T20">:</text:span></text:p>
      <text:p text:style-name="P43"><text:tab/><draw:g text:anchor-type="as-char" svg:y="-5.84mm" draw:z-index="19" draw:style-name="gr1"><svg:title>TexMaths</svg:title><svg:desc>12§display§-\frac{GMm}{r^2}\frac{\mathbf{r}}{r}=m\mathbf{a}§svg§600§FALSE§</svg:desc><draw:polygon draw:style-name="gr2" draw:text-style-name="P69" svg:width="30.52mm" svg:height="8.62mm" svg:x="0mm" svg:y="0.11mm" svg:viewBox="0 0 3053 863" draw:points="1527,863 0,863 0,0 3053,0 3053,863"><text:p/></draw:polygon><draw:path draw:style-name="gr3" draw:text-style-name="P70" svg:width="2.58mm" svg:height="0.17mm" svg:x="0.35mm" svg:y="4.69mm" svg:viewBox="0 0 259 18" svg:d="M244 18c7 0 15 0 15-8 0-10-8-10-15-10h-230c-7 0-14 0-14 10 0 8 7 8 14 8z"><text:p/></draw:path><draw:path draw:style-name="gr3" draw:text-style-name="P70" svg:width="3mm" svg:height="3.07mm" svg:x="3.98mm" svg:y="0m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0" svg:width="4.22mm" svg:height="2.88mm" svg:x="7.26mm" svg:y="0.1mm" svg:viewBox="0 0 423 289" svg:d="M374 32c4-15 4-19 36-19 10 0 13 0 13-8 0-5-3-5-10-5h-57c-11 0-11 0-17 8l-153 242-34-240c-1-10-2-10-13-10h-57c-9 0-14 0-14 8 0 5 5 5 14 5 4 0 13 0 18 1 6 0 9 2 9 6 0 3-1 4-2 9l-54 216c-4 17-11 30-46 31-1 0-7 0-7 8 0 4 2 5 6 5 13 0 29-1 42-1 14 0 30 1 43 1 3 0 9 0 9-8 0-5-5-5-9-5-24 0-27-8-27-18 0-4 0-6 1-11l57-230 38 263c0 4 1 9 6 9 4 0 7-5 9-7l170-269-59 244c-5 15-5 19-39 19-7 0-12 0-12 8 0 5 5 5 6 5 12 0 41-1 53-1 17 0 36 1 53 1 2 0 8 0 8-8 0-5-4-5-12-5-16 0-28 0-28-7 0-3 0-3 3-11z"><text:p/></draw:path><draw:path draw:style-name="gr3" draw:text-style-name="P70" svg:width="3.46mm" svg:height="1.91mm" svg:x="11.73mm" svg:y="1.12m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4 35 40 0 56-61 56-65 0-5-4-5-5-5-5 0-5 2-7 9-6 21-20 51-44 51-7 0-9-3-9-13 0-11 4-21 7-30 8-23 26-69 26-93 0-28-16-46-49-46-31 0-52 19-68 41-1-5-2-19-14-30-10-9-24-11-35-11-37 0-59 28-66 37-1-24-19-37-39-37-19 0-27 17-31 24-7 16-13 40-13 41 0 5 5 5 5 5 5 0 5 0 7-10 7-30 16-50 31-50 7 0 13 3 13 19 0 8-1 13-7 36z"><text:p/></draw:path><draw:polygon draw:style-name="gr3" draw:text-style-name="P70" svg:width="11.57mm" svg:height="0.17mm" svg:x="3.78mm" svg:y="4.69mm" svg:viewBox="0 0 1158 18" draw:points="579,18 0,18 0,0 1158,0 1158,18"><text:p/></draw:polygon><draw:path draw:style-name="gr3" draw:text-style-name="P70" svg:width="1.72mm" svg:height="1.91mm" svg:x="7.73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31mm" svg:height="1.96mm" svg:x="9.8mm" svg:y="5.5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16.52mm" svg:y="1.08mm" svg:viewBox="0 0 172 191" svg:d="M71 48v-48l-71 4v19c26 0 29 0 29 17v132h-29v19c14 0 34-1 54-1 16 0 43 0 58 1v-19h-36v-75c0-30 9-81 52-81 0 0-8 7-8 19 0 18 13 26 26 26 12 0 26-9 26-26 0-23-23-35-45-35-30 0-47 22-56 48z"><text:p/></draw:path><draw:polygon draw:style-name="gr3" draw:text-style-name="P70" svg:width="2.02mm" svg:height="0.17mm" svg:x="16.35mm" svg:y="4.69mm" svg:viewBox="0 0 203 18" draw:points="102,18 0,18 0,0 203,0 203,18"><text:p/></draw:polygon><draw:path draw:style-name="gr3" draw:text-style-name="P70" svg:width="1.72mm" svg:height="1.91mm" svg:x="16.47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2.81mm" svg:height="0.99mm" svg:x="20.28mm" svg:y="4.29mm" svg:viewBox="0 0 282 100" svg:d="M268 17c6 0 14 0 14-9 0-8-8-8-14-8h-254c-6 0-14 0-14 8 0 9 8 9 14 9zM268 100c6 0 14 0 14-9 0-8-8-8-14-8h-254c-6 0-14 0-14 8 0 9 8 9 14 9z"><text:p/></draw:path><draw:path draw:style-name="gr3" draw:text-style-name="P70" svg:width="3.46mm" svg:height="1.91mm" svg:x="24.6mm" svg:y="3.97m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4 35 40 0 56-61 56-65 0-5-4-5-5-5-5 0-5 2-7 9-6 21-20 51-44 51-7 0-9-3-9-13 0-11 4-21 7-30 8-23 26-69 26-93 0-28-16-46-49-46-31 0-52 19-68 41-1-5-2-19-14-30-10-9-24-11-34-11-38 0-60 28-67 37-1-24-19-37-39-37-19 0-27 17-31 24-7 16-13 40-13 41 0 5 5 5 5 5 5 0 5 0 7-10 7-30 16-50 31-50 7 0 13 3 13 19 0 8-1 13-7 36z"><text:p/></draw:path><draw:path draw:style-name="gr3" draw:text-style-name="P70" svg:width="2.22mm" svg:height="1.93mm" svg:x="28.31mm" svg:y="3.93mm" svg:viewBox="0 0 223 194" svg:d="M145 160c0 13 0 32 45 32h20c8 0 13 0 13-10 0-9-6-9-11-9-26-1-26-6-26-17v-91c0-37-30-65-94-65-24 0-75 1-75 40 0 18 15 26 26 26 13 0 27-10 27-26 0-14-8-21-9-22 11-2 25-2 30-2 33 0 47 18 47 49v14c-30 3-138 6-138 67 0 41 53 48 82 48 33 0 54-16 63-34zM138 92v41c0 41-40 47-49 47-23 0-40-16-40-34 0-46 67-51 89-54z"><text:p/></draw:path></draw:g>.<text:tab/>(Eq. <text:s/><text:sequence text:ref-name="refEquation3" text:name="Equation" text:formula="ooow:Equation+1" style:num-format="1">4</text:sequence>)</text:p>
      <text:p text:style-name="P44">Risolvere questa equazione significa in primo luogo ricavare l’accelerazione <draw:g text:anchor-type="as-char" svg:y="-1.92mm" draw:z-index="20" draw:style-name="gr1"><svg:title>TexMaths</svg:title><svg:desc>12§inline§a§svg§600§FALSE§</svg:desc><draw:polygon draw:style-name="gr2" draw:text-style-name="P69" svg:width="2.22mm" svg:height="1.81mm" svg:x="0mm" svg:y="0.06mm" svg:viewBox="0 0 223 182" draw:points="112,182 0,182 0,0 223,0 223,182"><text:p/></draw:polygon><draw:path draw:style-name="gr3" draw:text-style-name="P70" svg:width="1.93mm" svg:height="1.91mm" svg:x="0.17mm" svg:y="0mm" svg:viewBox="0 0 194 192" svg:d="M142 28c-9-16-21-28-40-28-49 0-102 62-102 125 0 39 23 67 56 67 9 0 30-2 56-31 3 17 18 31 38 31 16 0 25-10 31-23 7-16 13-42 13-42 0-5-3-5-4-5-5 0-5 3-6 9-8 27-16 51-33 51-12 0-13-11-13-19 0-10 1-12 6-31 5-18 5-22 10-39l14-58c4-12 4-13 4-15 0-7-5-12-12-12-11 0-17 10-18 20zM114 137c-2 8-2 8-8 15-20 24-36 30-48 30-22 0-28-23-28-39 0-21 13-74 24-93 13-25 31-40 49-40 28 0 34 34 34 37 0 2-1 5-3 7z"><text:p/></draw:path></draw:g>:</text:p>
      <text:p text:style-name="P44"><text:tab/><draw:g text:anchor-type="as-char" svg:y="-5.84mm" draw:z-index="21" draw:style-name="gr1"><svg:title>TexMaths</svg:title><svg:desc>12§display§\mathbf{a}=-\frac{GM}{r^2}\frac{\mathbf{r}}{r}§svg§600§FALSE§</svg:desc><draw:polygon draw:style-name="gr2" draw:text-style-name="P69" svg:width="22.63mm" svg:height="8.62mm" svg:x="0mm" svg:y="0.11mm" svg:viewBox="0 0 2264 863" draw:points="1133,863 0,863 0,0 2264,0 2264,863"><text:p/></draw:polygon><draw:path draw:style-name="gr3" draw:text-style-name="P70" svg:width="2.22mm" svg:height="1.93mm" svg:x="0.13mm" svg:y="3.93mm" svg:viewBox="0 0 223 194" svg:d="M145 160c0 13 0 32 45 32h20c8 0 13 0 13-10 0-9-6-9-11-9-26-1-26-6-26-17v-91c0-37-30-65-94-65-24 0-75 1-75 40 0 18 15 26 26 26 13 0 27-10 27-26 0-14-8-21-9-22 11-2 25-2 30-2 31 0 47 18 47 49v14c-30 3-138 6-138 67 0 41 53 48 82 48 33 0 54-16 63-34zM138 92v41c0 41-40 47-49 47-23 0-40-16-40-34 0-46 67-51 89-54z"><text:p/></draw:path><draw:path draw:style-name="gr3" draw:text-style-name="P70" svg:width="2.81mm" svg:height="0.99mm" svg:x="3.76mm" svg:y="4.29mm" svg:viewBox="0 0 282 100" svg:d="M268 17c6 0 14 0 14-9 0-8-8-8-14-8h-254c-6 0-14 0-14 8 0 9 8 9 14 9zM268 100c6 0 14 0 14-9 0-8-8-8-14-8h-254c-6 0-14 0-14 8 0 9 8 9 14 9z"><text:p/></draw:path><draw:path draw:style-name="gr3" draw:text-style-name="P70" svg:width="2.58mm" svg:height="0.17mm" svg:x="8.3mm" svg:y="4.69mm" svg:viewBox="0 0 259 18" svg:d="M244 18c7 0 15 0 15-8 0-10-8-10-15-10h-230c-7 0-14 0-14 10 0 8 7 8 14 8z"><text:p/></draw:path><draw:path draw:style-name="gr3" draw:text-style-name="P70" svg:width="3mm" svg:height="3.07mm" svg:x="11.94mm" svg:y="0m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0" svg:width="4.23mm" svg:height="2.88mm" svg:x="15.22mm" svg:y="0.1m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olygon draw:style-name="gr3" draw:text-style-name="P70" svg:width="7.87mm" svg:height="0.17mm" svg:x="11.74mm" svg:y="4.69mm" svg:viewBox="0 0 788 18" draw:points="394,18 0,18 0,0 788,0 788,18"><text:p/></draw:polygon><draw:path draw:style-name="gr3" draw:text-style-name="P70" svg:width="1.72mm" svg:height="1.91mm" svg:x="13.84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31mm" svg:height="1.96mm" svg:x="15.91mm" svg:y="5.5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20.78mm" svg:y="1.08mm" svg:viewBox="0 0 172 191" svg:d="M71 48v-48l-71 4v19c26 0 29 0 29 17v132h-29v19c14 0 34-1 54-1 16 0 43 0 58 1v-19h-36v-75c0-30 10-81 52-81 0 0-8 7-8 19 0 18 14 26 26 26s26-9 26-26c0-23-23-35-45-35-30 0-47 22-56 48z"><text:p/></draw:path><draw:polygon draw:style-name="gr3" draw:text-style-name="P70" svg:width="2.02mm" svg:height="0.17mm" svg:x="20.62mm" svg:y="4.69mm" svg:viewBox="0 0 203 18" draw:points="102,18 0,18 0,0 203,0 203,18"><text:p/></draw:polygon><draw:path draw:style-name="gr3" draw:text-style-name="P70" svg:width="1.72mm" svg:height="1.91mm" svg:x="20.74mm" svg:y="6.87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g><text:tab/>(Eq. <text:s/><text:sequence text:ref-name="refEquation4" text:name="Equation" text:formula="ooow:Equation+1" style:num-format="1">5</text:sequence>)</text:p>
      <text:p text:style-name="P44">e da questa ricavare l’andamento nel tempo della velocità e quindi dell’accelerazione, <text:span text:style-name="T21">tenendo conto che:</text:span></text:p>
      <text:p text:style-name="P45"><text:tab/><draw:g text:anchor-type="as-char" svg:y="-6.37mm" draw:z-index="22" draw:style-name="gr1"><svg:title>TexMaths</svg:title><svg:desc>12§display§\mathbf{a}=\frac{d^2\mathbf{r}}{dt^2}§svg§600§FALSE§</svg:desc><draw:polygon draw:style-name="gr2" draw:text-style-name="P69" svg:width="14.57mm" svg:height="9.17mm" svg:x="0mm" svg:y="0.04mm" svg:viewBox="0 0 1458 918" draw:points="729,918 0,918 0,0 1458,0 1458,918"><text:p/></draw:polygon><draw:path draw:style-name="gr3" draw:text-style-name="P70" svg:width="2.22mm" svg:height="1.93mm" svg:x="0.13mm" svg:y="4.43mm" svg:viewBox="0 0 223 194" svg:d="M145 160c0 13 0 32 45 32h20c9 0 13 0 13-10 0-9-6-9-10-9-27-1-27-6-27-17v-91c0-37-30-65-94-65-24 0-75 1-75 40 0 18 15 26 26 26 13 0 27-10 27-26 0-14-8-21-9-22 11-2 25-2 30-2 31 0 47 18 47 49v14c-30 3-138 6-138 67 0 41 53 48 82 48 33 0 54-16 63-34zM138 92v41c0 41-40 47-49 47-23 0-40-16-40-34 0-46 67-51 89-54z"><text:p/></draw:path><draw:path draw:style-name="gr3" draw:text-style-name="P70" svg:width="2.81mm" svg:height="0.99mm" svg:x="3.76mm" svg:y="4.79mm" svg:viewBox="0 0 282 100" svg:d="M268 17c6 0 14 0 14-9 0-8-8-8-14-8h-254c-6 0-14 0-14 8 0 9 8 9 14 9zM268 100c6 0 14 0 14-9 0-8-8-8-14-8h-254c-6 0-14 0-14 8 0 9 8 9 14 9z"><text:p/></draw:path><draw:path draw:style-name="gr3" draw:text-style-name="P70" svg:width="2.01mm" svg:height="2.98mm" svg:x="8.64mm" svg:y="0.55mm" svg:viewBox="0 0 202 299" svg:d="M202 5c0 0 0-5-5-5-7 0-47 4-54 5-4 0-6 2-6 8 0 5 3 5 9 5 21 0 22 2 22 7l-1 9-25 100c-9-16-21-27-40-27-49 0-102 62-102 123 0 40 23 69 56 69 9 0 30-2 56-32 3 18 18 32 38 32 16 0 25-10 31-24 7-15 13-41 13-42 0-4-3-4-4-4-5 0-5 1-6 7-8 28-16 53-33 53-12 0-13-10-13-19 0-11 1-13 2-20zM114 244c-2 7-2 8-8 15-20 23-36 30-48 30-22 0-28-22-28-39 0-22 13-74 24-93 13-25 31-41 49-41 28 0 33 35 33 38 0 2 0 4-2 7z"><text:p/></draw:path><draw:path draw:style-name="gr3" draw:text-style-name="P70" svg:width="1.31mm" svg:height="1.96mm" svg:x="10.84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12.7mm" svg:y="1.59mm" svg:viewBox="0 0 172 191" svg:d="M71 48v-48l-71 4v19c26 0 29 0 29 17v132h-29v19c14 0 34-1 54-1 16 0 43 0 58 1v-19h-36v-75c0-30 9-81 52-81 0 0-8 7-8 19 0 18 13 26 26 26 12 0 26-9 26-26 0-23-23-35-45-35-30 0-47 22-56 48z"><text:p/></draw:path><draw:polygon draw:style-name="gr3" draw:text-style-name="P70" svg:width="6.09mm" svg:height="0.17mm" svg:x="8.48mm" svg:y="5.19mm" svg:viewBox="0 0 610 18" draw:points="305,18 0,18 0,0 610,0 610,18"><text:p/></draw:polygon><draw:path draw:style-name="gr3" draw:text-style-name="P70" svg:width="2.01mm" svg:height="2.98mm" svg:x="8.87mm" svg:y="6.3mm" svg:viewBox="0 0 202 299" svg:d="M202 5c0 0 0-5-5-5-7 0-47 4-54 5-4 0-6 2-6 8 0 5 3 5 9 5 21 0 22 2 22 7l-1 9-25 100c-9-16-21-27-40-27-49 0-102 62-102 123 0 40 23 69 56 69 9 0 30-2 56-32 3 18 18 32 38 32 16 0 25-10 31-24 7-15 13-41 13-42 0-4-3-4-4-4-5 0-5 1-6 7-8 28-16 53-33 53-12 0-13-10-13-19 0-11 1-13 2-20zM114 244c-2 7-2 8-8 15-20 23-36 30-48 30-22 0-28-22-28-39 0-22 13-74 24-93 13-25 31-41 49-41 28 0 34 35 34 38 0 2-1 4-3 7z"><text:p/></draw:path><draw:path draw:style-name="gr3" draw:text-style-name="P70" svg:width="1.3mm" svg:height="2.69mm" svg:x="11mm" svg:y="6.59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1.31mm" svg:height="1.96mm" svg:x="12.59mm" svg:y="6.05mm" svg:viewBox="0 0 132 197" svg:d="M132 143h-11c0 7-3 24-7 27-2 2-25 2-30 2h-54c31-28 41-36 59-50 23-18 43-36 43-64 0-36-32-58-70-58-37 0-62 26-62 53 0 15 13 17 16 17 7 0 15-5 15-16 0-5-1-16-17-16 9-21 29-27 44-27 30 0 45 23 45 47 0 26-19 46-29 57l-72 71c-2 2-2 2-2 11h122z"><text:p/></draw:path></draw:g><text:tab/>(Eq. <text:s/><text:sequence text:ref-name="refEquation5" text:name="Equation" text:formula="ooow:Equation+1" style:num-format="1">6</text:sequence>)</text:p>
      <text:p text:style-name="P46">ovvero</text:p>
      <text:p text:style-name="P45"><text:soft-page-break/><text:tab/><draw:g text:anchor-type="as-char" svg:y="-5.84mm" draw:z-index="23" draw:style-name="gr1"><svg:title>TexMaths</svg:title><svg:desc>12§display§\mathbf{v}=\frac{d\mathbf{r}}{dt},     \mathbf{a}=\frac{d\mathbf{v}}{dt}§svg§600§FALSE§</svg:desc><draw:polygon draw:style-name="gr2" draw:text-style-name="P69" svg:width="28.61mm" svg:height="8.66mm" svg:x="0mm" svg:y="0.01mm" svg:viewBox="0 0 2862 867" draw:points="1431,867 0,867 0,0 2862,0 2862,867"><text:p/></draw:polygon><draw:path draw:style-name="gr3" draw:text-style-name="P70" svg:width="2.34mm" svg:height="1.88mm" svg:x="0.11mm" svg:y="3.91mm" svg:viewBox="0 0 235 189" svg:d="M204 29c2-6 4-9 31-9v-20c-11 1-23 1-33 1-11 0-30-1-39-1v20c7 0 21 2 21 5 0 0-2 1-3 5l-49 105-54-115h23v-20c-15 1-52 1-53 1-12 0-31-1-48-1v20h28l73 160c6 9 11 9 17 9 7 0 10-1 15-9z"><text:p/></draw:path><draw:path draw:style-name="gr3" draw:text-style-name="P70" svg:width="2.81mm" svg:height="0.98mm" svg:x="4.02mm" svg:y="4.23mm" svg:viewBox="0 0 282 99" svg:d="M268 17c6 0 14 0 14-9 0-8-8-8-14-8h-254c-6 0-14 0-14 8 0 9 8 9 14 9zM268 99c6 0 14 0 14-8s-8-8-14-8h-254c-6 0-14 0-14 8s8 8 14 8z"><text:p/></draw:path><draw:path draw:style-name="gr3" draw:text-style-name="P70" svg:width="2.01mm" svg:height="2.97mm" svg:x="8.91mm" svg:y="0m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70" svg:width="1.71mm" svg:height="1.9mm" svg:x="11.08mm" svg:y="1.03mm" svg:viewBox="0 0 172 191" svg:d="M71 48v-48l-71 4v19c26 0 29 0 29 17v131h-29v20c14 0 34-2 54-2 16 0 43 0 58 2v-20h-36v-74c0-30 10-81 52-81 0 0-8 7-8 19 0 18 13 26 26 26 12 0 26-9 26-26 0-23-23-35-45-35-30 0-47 22-56 48z"><text:p/></draw:path><draw:polygon draw:style-name="gr3" draw:text-style-name="P70" svg:width="4.19mm" svg:height="0.17mm" svg:x="8.74mm" svg:y="4.64mm" svg:viewBox="0 0 420 18" draw:points="210,18 0,18 0,0 420,0 420,18"><text:p/></draw:polygon><draw:path draw:style-name="gr3" draw:text-style-name="P70" svg:width="2.01mm" svg:height="2.97mm" svg:x="9.15mm" svg:y="5.74m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70" svg:width="1.3mm" svg:height="2.69mm" svg:x="11.26mm" svg:y="6.03mm" svg:viewBox="0 0 131 270" svg:d="M78 96h40c8 0 13 0 13-9 0-4-5-4-12-4h-37c15-60 16-69 16-71 0-7-4-12-12-12-1 0-13 0-16 16l-17 67h-40c-8 0-13 0-13 8 0 5 4 5 12 5h37c-30 120-32 127-32 134 0 23 17 40 39 40 44 0 68-63 68-65 0-5-4-5-5-5-4 0-5 1-6 6-19 44-41 54-55 54-10 0-14-5-14-19 0-11 0-13 3-20z"><text:p/></draw:path><draw:path draw:style-name="gr3" draw:text-style-name="P70" svg:width="0.49mm" svg:height="1.26mm" svg:x="13.81mm" svg:y="5.33mm" svg:viewBox="0 0 50 127" svg:d="M50 44c0-27-10-44-27-44-15 0-23 11-23 23 0 11 8 23 23 23 5 0 11-3 15-6 2-2 2-2 2-2 1 0 1 0 1 6 0 33-15 58-29 72-5 4-5 5-5 6 0 4 3 5 4 5 5 0 39-32 39-83z"><text:p/></draw:path><draw:path draw:style-name="gr3" draw:text-style-name="P70" svg:width="2.22mm" svg:height="1.93mm" svg:x="15.45mm" svg:y="3.87mm" svg:viewBox="0 0 223 194" svg:d="M145 159c0 14 0 33 45 33h20c8 0 13 0 13-10 0-9-6-9-11-9-26-2-26-6-26-17v-91c0-37-30-65-94-65-24 0-75 1-75 40 0 18 14 26 26 26 13 0 27-10 27-26 0-14-8-21-9-22 11-2 25-2 30-2 31 0 47 18 47 49v14c-30 3-138 6-138 67 0 41 53 48 82 48 33 0 54-17 63-35zM138 92v41c0 41-40 47-50 47-22 0-39-16-39-34 0-47 67-51 89-54z"><text:p/></draw:path><draw:path draw:style-name="gr3" draw:text-style-name="P70" svg:width="2.81mm" svg:height="0.98mm" svg:x="19.06mm" svg:y="4.23mm" svg:viewBox="0 0 282 99" svg:d="M268 17c6 0 14 0 14-9 0-8-8-8-14-8h-254c-6 0-14 0-14 8 0 9 8 9 14 9zM268 99c6 0 14 0 14-8s-8-8-14-8h-254c-6 0-14 0-14 8s8 8 14 8z"><text:p/></draw:path><draw:path draw:style-name="gr3" draw:text-style-name="P70" svg:width="2.01mm" svg:height="2.97mm" svg:x="23.95mm" svg:y="0m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70" svg:width="2.34mm" svg:height="1.88mm" svg:x="26.07mm" svg:y="1.06mm" svg:viewBox="0 0 235 189" svg:d="M204 29c2-6 4-9 31-9v-20c-11 1-23 1-33 1-11 0-30-1-39-1v20c7 0 21 2 21 5 0 0-2 1-3 5l-49 105-54-115h23v-20c-15 1-52 1-53 1-12 0-31-1-48-1v20h28l73 160c6 9 11 9 17 9 7 0 10-1 15-9z"><text:p/></draw:path><draw:polygon draw:style-name="gr3" draw:text-style-name="P70" svg:width="4.83mm" svg:height="0.17mm" svg:x="23.78mm" svg:y="4.64mm" svg:viewBox="0 0 484 18" draw:points="241,18 0,18 0,0 484,0 484,18"><text:p/></draw:polygon><draw:path draw:style-name="gr3" draw:text-style-name="P70" svg:width="2.01mm" svg:height="2.97mm" svg:x="24.5mm" svg:y="5.74m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70" svg:width="1.3mm" svg:height="2.69mm" svg:x="26.61mm" svg:y="6.03mm" svg:viewBox="0 0 131 270" svg:d="M78 96h40c8 0 13 0 13-9 0-4-5-4-12-4h-37c15-60 16-69 16-71 0-7-4-12-12-12-1 0-13 0-16 16l-17 67h-40c-8 0-13 0-13 8 0 5 4 5 12 5h37c-30 120-32 127-32 134 0 23 17 40 39 40 44 0 68-63 68-65 0-5-4-5-5-5-4 0-5 1-6 6-19 44-41 54-55 54-10 0-14-5-14-19 0-11 0-13 3-20z"><text:p/></draw:path></draw:g>.<text:tab/>(Eq. <text:s/><text:sequence text:ref-name="refEquation6" text:name="Equation" text:formula="ooow:Equation+1" style:num-format="1">7</text:sequence>)</text:p>
      <text:p text:style-name="P45"/>
      <text:p text:style-name="P47">È qui che ci dobbiamo fermare, perché siamo di fronte a equazioni dove non appaiono le grandezze incognite, ma le derivate di tali grandezze rispetto a un’altra variabile, il tempo in questo caso. <text:span text:style-name="T22">In particolare</text:span>, <text:span text:style-name="T22">l’equazione </text:span><text:span text:style-name="T22"><text:sequence-ref text:reference-format="value" text:ref-name="refEquation4">5</text:sequence-ref></text:span><text:span text:style-name="T22"> è un’equazione differenziale del II ordine perché fornisce un’espressione per l’accelerazione, ovvero la derivata seconda della posizione rispetto al tempo. <text:s/>Ci dobbiamo fermare perché la soluzione delle equazioni differenziali non rientra nell’orizzonte contemplato dai programmi della scuola secondaria. Di fatto l’approfondimento che ci possiamo permettere è assai limitato. L’apprendimento della fisica si limita per di più alla memorizzazione di qualche formula e all’esecuzione di qualche esercizio, con procedimenti che la maggioranza degli studenti assimiliano in maniera meccanica e effimera, senza realmente comprendere l’essenza dei concetti e tanto meno senza recepire il benché minimo sentore del “pensiero fisico”, come del resto del “pensiero matematico”. I risultati si vedono dal fatto che nella cittadinanza sopravvivono brandelli di pensiero scientifico, pensiero che non ha quasi nulla a che vedere con l’avere imparato a memoria </text:span><text:span text:style-name="T22"><draw:g text:anchor-type="as-char" svg:y="-2.93mm" draw:z-index="26" draw:style-name="gr1"><svg:title>TexMaths</svg:title><svg:desc>12§inline§F=ma§svg§600§FALSE§</svg:desc><draw:polygon draw:style-name="gr2" draw:text-style-name="P69" svg:width="14.81mm" svg:height="2.88mm" svg:x="0mm" svg:y="0.09mm" svg:viewBox="0 0 1482 289" draw:points="742,289 0,289 0,0 1482,0 1482,289"><text:p/></draw:polygon><draw:path draw:style-name="gr3" draw:text-style-name="P70" svg:width="3mm" svg:height="2.88mm" svg:x="0.16mm" svg:y="0mm" svg:viewBox="0 0 301 289" svg:d="M113 150h41c31 0 34 8 34 20 0 3 0 8-2 20-1 2-2 5-2 5 0 3 3 6 6 6s3-1 6-10l22-91c2-5 2-6 2-7 0-2 0-5-5-5-4 0-5 2-6 8-9 34-19 41-55 41h-39l28-107c3-16 3-17 23-17h56c52 0 61 15 61 47 0 10 0 11-1 23-1 5-1 6-1 7 0 3 1 5 6 5 3 0 5-2 5-10l9-73c1-12-1-12-12-12h-207c-9 0-12 0-12 8 0 5 3 5 10 5 16 0 28 0 28 7 0 3 0 3-1 11l-57 224c-4 17-4 20-38 20-7 0-12 0-12 9 0 5 5 5 6 5 13 0 44-2 56-2 15 0 50 2 63 2 5 0 9 0 9-9 0-3-2-3-2-5-1 0-2 0-12 0s-12 0-22-1c-13-1-14-2-14-8 0 0 0-4 2-10z"><text:p/></draw:path><draw:path draw:style-name="gr3" draw:text-style-name="P70" svg:width="2.81mm" svg:height="0.99mm" svg:x="4.69mm" svg:y="1.32mm" svg:viewBox="0 0 282 100" svg:d="M268 17c6 0 14 0 14-9 0-8-8-8-14-8h-254c-6 0-14 0-14 8 0 9 8 9 14 9zM268 100c6 0 14 0 14-9 0-8-8-8-14-8h-254c-6 0-14 0-14 8 0 9 8 9 14 9z"><text:p/></draw:path><draw:path draw:style-name="gr3" draw:text-style-name="P70" svg:width="3.46mm" svg:height="1.91mm" svg:x="9.02mm" svg:y="1.01mm" svg:viewBox="0 0 347 192" svg:d="M25 162c-1 8-3 17-3 20 0 7 6 10 12 10 4 0 12-3 15-12 0 0 5-20 9-31l8-38c2-9 6-18 7-28 3-7 6-20 6-22 6-13 29-51 69-51 19 0 22 15 22 30 0 9-2 21-6 35l-12 49-8 32c-1 9-5 23-5 26 0 7 6 10 12 10 13 0 16-10 19-24 6-24 22-85 26-102 1-6 24-56 69-56 18 0 23 14 23 30 0 24-18 72-26 95-4 9-5 14-5 23 0 20 14 34 35 34 39 0 55-61 55-64 0-5-4-5-5-5-5 0-5 1-7 8-6 22-19 52-43 52-8 0-10-4-10-13 0-11 4-22 7-30 9-23 27-70 27-94 0-28-17-46-50-46-31 0-52 19-68 41-1-5-2-19-14-30-10-9-24-11-34-11-38 0-60 28-67 37-1-24-19-37-39-37-19 0-27 17-31 24-7 16-13 40-13 41 0 5 5 5 5 5 5 0 5 0 7-10 7-30 16-50 31-50 7 0 13 3 13 19 0 8-1 13-7 36z"><text:p/></draw:path><draw:path draw:style-name="gr3" draw:text-style-name="P70" svg:width="1.93mm" svg:height="1.91mm" svg:x="12.76mm" svg:y="1.01mm" svg:viewBox="0 0 194 192" svg:d="M142 28c-9-16-21-28-40-28-49 0-102 63-102 125 0 40 23 67 56 67 9 0 30-1 56-31 3 18 18 31 38 31 16 0 25-9 31-22 7-16 13-42 13-42 0-5-3-5-4-5-5 0-5 2-6 8-8 28-16 52-33 52-12 0-13-11-13-19 0-10 1-12 6-32 5-18 5-21 10-38l14-59c4-12 4-13 4-15 0-7-5-12-12-12-11 0-17 10-18 20zM114 137c-2 9-2 9-8 16-20 24-36 30-48 30-22 0-28-23-28-40 0-20 13-73 24-92 13-26 31-41 49-41 28 0 34 35 34 37s-1 5-3 7z"><text:p/></draw:path></draw:g></text:span><text:span text:style-name="T22"> nella vita per superare un’interrogazione.</text:span></text:p>
      <text:p text:style-name="P48">Ci colpisce tuttavia il fatto che di calcolo differenziale abbiamo già parlato, e che lo abbiamo fatto addirittura trovandoci al <text:span text:style-name="T2">low floor</text:span>, dove stavamo parlando di attività da fare con allievi assai più piccoli! Lì avevamo descritto, anzi Papert aveva descritto, il concetto come un processo locale: il bambino (o la Tartaruga) che produce un cerchio preoccupandosi solo di fare un passo e girare, senza alcuna nozione esplicita e sintetica del concetto di cerchio. Ebbene questa è proprio la descrizione verbale di un’equazione differenziale, dove anziché esprimere delle quantità in funzione di altre si esprimono le loro variazioni, le quali sono sempre inerentemente locali.</text:p>
      <text:p text:style-name="P20"><text:span text:style-name="T26">Fisica</text:span> computazionale</text:p>
      <text:p text:style-name="P48"><text:span text:style-name="T23">Affrontiamo quindi il problema espresso dall’equazione </text:span><text:span text:style-name="T23"><text:sequence-ref text:reference-format="value" text:ref-name="refEquation4">5</text:sequence-ref></text:span><text:span text:style-name="T23"> in maniera computazionale. <text:s/>Riscriviamo l’equazione così:</text:span></text:p>
      <text:p text:style-name="P48"><text:s text:c="2"/><text:span text:style-name="T23"><text:tab/></text:span><text:span text:style-name="T23"><draw:g text:anchor-type="as-char" svg:y="-6.37mm" draw:z-index="24" draw:style-name="gr1"><svg:title>TexMaths</svg:title><svg:desc>12§display§\frac{d^2\mathbf{r}}{dt^2}}=-\frac{GM}{r^2}\frac{\mathbf{r}}{r}§svg§600§FALSE§</svg:desc><draw:polygon draw:style-name="gr2" draw:text-style-name="P69" svg:width="26.88mm" svg:height="9.17mm" svg:x="0mm" svg:y="0.04mm" svg:viewBox="0 0 2689 918" draw:points="1344,918 0,918 0,0 2689,0 2689,918"><text:p/></draw:polygon><draw:path draw:style-name="gr3" draw:text-style-name="P70" svg:width="2.01mm" svg:height="2.98mm" svg:x="0.17mm" svg:y="0.55mm" svg:viewBox="0 0 202 299" svg:d="M202 5c0 0 0-5-5-5-7 0-47 4-54 5-4 0-6 2-6 8 0 5 3 5 9 5 21 0 22 2 22 7l-1 9-25 100c-9-16-21-27-40-27-49 0-102 62-102 123 0 40 23 69 56 69 9 0 30-2 56-32 3 18 18 32 38 32 16 0 25-10 31-24 7-15 13-41 13-42 0-4-3-4-4-4-5 0-5 1-6 7-8 28-16 53-33 53-12 0-13-10-13-19 0-11 1-13 2-20zM114 244c-2 7-2 8-8 15-20 23-36 30-48 30-22 0-28-22-28-39 0-22 13-74 24-93 13-25 31-41 49-41 28 0 33 35 33 38 0 2 0 4-2 7z"><text:p/></draw:path><draw:path draw:style-name="gr3" draw:text-style-name="P70" svg:width="1.31mm" svg:height="1.96mm" svg:x="2.38mm" svg:y="0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4.24mm" svg:y="1.59mm" svg:viewBox="0 0 172 191" svg:d="M71 48v-48l-71 4v19c26 0 29 0 29 17v132h-29v19c14 0 34-1 54-1 16 0 43 0 58 1v-19h-36v-75c0-30 9-81 52-81 0 0-8 7-8 19 0 18 13 26 26 26 12 0 26-9 26-26 0-23-23-35-45-35-30 0-47 22-56 48z"><text:p/></draw:path><draw:polygon draw:style-name="gr3" draw:text-style-name="P70" svg:width="6.09mm" svg:height="0.17mm" svg:x="0mm" svg:y="5.19mm" svg:viewBox="0 0 610 18" draw:points="305,18 0,18 0,0 610,0 610,18"><text:p/></draw:polygon><draw:path draw:style-name="gr3" draw:text-style-name="P70" svg:width="2.01mm" svg:height="2.98mm" svg:x="0.41mm" svg:y="6.3mm" svg:viewBox="0 0 202 299" svg:d="M202 5c0 0 0-5-5-5-7 0-47 4-54 5-4 0-6 2-6 8 0 5 3 5 9 5 21 0 22 2 22 7l-1 9-25 100c-9-16-21-27-40-27-49 0-102 62-102 123 0 40 23 69 56 69 9 0 30-2 56-32 3 18 18 32 38 32 16 0 25-10 31-24 7-15 13-41 13-42 0-4-3-4-4-4-5 0-5 1-6 7-8 28-16 53-33 53-12 0-13-10-13-19 0-11 1-13 2-20zM114 244c-2 7-2 8-8 15-20 23-36 30-48 30-22 0-28-22-28-39 0-22 13-74 24-93 13-25 31-41 49-41 28 0 33 35 33 38 0 2 0 4-2 7z"><text:p/></draw:path><draw:path draw:style-name="gr3" draw:text-style-name="P70" svg:width="1.3mm" svg:height="2.69mm" svg:x="2.52mm" svg:y="6.59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1.31mm" svg:height="1.96mm" svg:x="4.13mm" svg:y="6.0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2.81mm" svg:height="0.99mm" svg:x="8mm" svg:y="4.79mm" svg:viewBox="0 0 282 100" svg:d="M268 17c6 0 14 0 14-9 0-8-8-8-14-8h-254c-6 0-14 0-14 8 0 9 8 9 14 9zM268 100c6 0 14 0 14-9 0-8-8-8-14-8h-254c-6 0-14 0-14 8 0 9 8 9 14 9z"><text:p/></draw:path><draw:path draw:style-name="gr3" draw:text-style-name="P70" svg:width="2.58mm" svg:height="0.17mm" svg:x="12.55mm" svg:y="5.19mm" svg:viewBox="0 0 259 18" svg:d="M244 18c7 0 15 0 15-8 0-10-8-10-15-10h-230c-7 0-14 0-14 10 0 8 7 8 14 8z"><text:p/></draw:path><draw:path draw:style-name="gr3" draw:text-style-name="P70" svg:width="3mm" svg:height="3.08mm" svg:x="16.19mm" svg:y="0.52mm" svg:viewBox="0 0 301 309" svg:d="M301 5c0-3-1-5-5-5-1 0-2 0-7 5l-29 32c-3-6-24-37-70-37-95 0-190 94-190 192 0 67 47 117 115 117 19 0 39-5 53-11 22-9 30-17 37-25 4 9 16 25 19 25s3-1 3-1c1-2 6-17 8-27l7-32c3-8 4-15 6-22 5-19 5-19 29-20 3 0 7 0 7-9 0-2-2-5-6-5-9 0-34 2-44 2-13 0-46-2-59-2-3 0-9 0-9 9 0 5 3 5 13 5 0 0 13 0 23 1s13 2 13 8c0 4-5 23-10 39-12 47-67 51-81 51-41 0-86-25-86-90 0-12 5-83 50-138 22-29 63-54 105-54 43 0 69 33 69 82 0 17-2 17-2 21 0 5 5 5 6 5 6 0 6-1 8-9z"><text:p/></draw:path><draw:path draw:style-name="gr3" draw:text-style-name="P70" svg:width="4.23mm" svg:height="2.88mm" svg:x="19.45mm" svg:y="0.6mm" svg:viewBox="0 0 424 289" svg:d="M374 32c4-15 4-19 36-19 10 0 14 0 14-8 0-5-4-5-11-5h-57c-10 0-10 0-16 8l-154 242-34-240c-1-10-2-10-13-10h-57c-9 0-14 0-14 8 0 5 5 5 14 5 4 0 13 0 18 1 6 0 9 2 9 6 0 3-1 4-2 9l-54 216c-4 17-11 30-46 31-1 0-7 0-7 9 0 3 2 4 6 4 13 0 29-1 42-1 14 0 30 1 43 1 3 0 9 0 9-8 0-5-5-5-9-5-24 0-27-8-27-18 0-4 0-6 1-11l57-230 38 263c0 5 1 9 6 9 4 0 7-4 9-7l171-269-60 244c-5 16-5 19-39 19-7 0-12 0-12 9 0 4 5 4 6 4 12 0 41-1 53-1 17 0 36 1 53 1 2 0 8 0 8-8 0-5-3-5-12-5-15 0-27 0-27-7 0-2 0-2 2-11z"><text:p/></draw:path><draw:polygon draw:style-name="gr3" draw:text-style-name="P70" svg:width="7.87mm" svg:height="0.17mm" svg:x="15.97mm" svg:y="5.19mm" svg:viewBox="0 0 788 18" draw:points="394,18 0,18 0,0 788,0 788,18"><text:p/></draw:polygon><draw:path draw:style-name="gr3" draw:text-style-name="P70" svg:width="1.72mm" svg:height="1.91mm" svg:x="18.07mm" svg:y="7.36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31mm" svg:height="1.96mm" svg:x="20.15mm" svg:y="6.0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25.02mm" svg:y="1.59mm" svg:viewBox="0 0 172 191" svg:d="M71 48v-48l-71 4v19c26 0 29 0 29 17v132h-29v19c14 0 34-1 54-1 16 0 43 0 58 1v-19h-36v-75c0-30 9-81 52-81 0 0-8 7-8 19 0 18 13 26 26 26 12 0 26-9 26-26 0-23-23-35-45-35-30 0-47 22-56 48z"><text:p/></draw:path><draw:polygon draw:style-name="gr3" draw:text-style-name="P70" svg:width="2.02mm" svg:height="0.17mm" svg:x="24.85mm" svg:y="5.19mm" svg:viewBox="0 0 203 18" draw:points="102,18 0,18 0,0 203,0 203,18"><text:p/></draw:polygon><draw:path draw:style-name="gr3" draw:text-style-name="P70" svg:width="1.72mm" svg:height="1.91mm" svg:x="24.98mm" svg:y="7.36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g></text:span><text:span text:style-name="T23"><text:tab/>(Eq. <text:s/></text:span><text:span text:style-name="T23"><text:sequence text:ref-name="refEquation7" text:name="Equation" text:formula="ooow:Equation+1" style:num-format="1">8</text:sequence></text:span><text:span text:style-name="T23">)</text:span></text:p>
      <text:p text:style-name="P49">O volendo così (ognuno faccia riferimento alla versione che preferisce:</text:p>
      <text:p text:style-name="P49"><text:tab/><draw:g text:anchor-type="as-char" svg:y="-5.86mm" draw:z-index="25" draw:style-name="gr1"><svg:title>TexMaths</svg:title><svg:desc>12§display§\frac{d}{dt}\frac{d\mathbf{r}}{dt}}=-\frac{GM}{r^2}\frac{\mathbf{r}}{r}§svg§600§FALSE§</svg:desc><draw:polygon draw:style-name="gr2" draw:text-style-name="P69" svg:width="29.72mm" svg:height="8.67mm" svg:x="0mm" svg:y="0.04mm" svg:viewBox="0 0 2973 868" draw:points="1487,868 0,868 0,0 2973,0 2973,868"><text:p/></draw:polygon><draw:path draw:style-name="gr3" draw:text-style-name="P70" svg:width="2.01mm" svg:height="2.98mm" svg:x="0.94mm" svg:y="0.04m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70" svg:width="3.72mm" svg:height="0.17mm" svg:x="0mm" svg:y="4.66mm" svg:viewBox="0 0 373 18" draw:points="186,18 0,18 0,0 373,0 373,18"><text:p/></draw:polygon><draw:path draw:style-name="gr3" draw:text-style-name="P70" svg:width="2.01mm" svg:height="2.98mm" svg:x="0.17mm" svg:y="5.79m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1.3mm" svg:height="2.69mm" svg:x="2.28mm" svg:y="6.09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2.01mm" svg:height="2.98mm" svg:x="4.9mm" svg:y="0.04m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1.71mm" svg:height="1.9mm" svg:x="7.07mm" svg:y="1.08mm" svg:viewBox="0 0 172 191" svg:d="M71 48v-48l-71 4v19c26 0 29 0 29 17v132h-29v19c14 0 34-1 54-1 16 0 43 0 58 1v-19h-36v-75c0-30 9-81 52-81 0 0-8 7-8 19 0 18 13 26 26 26 12 0 26-9 26-26 0-23-23-35-45-35-30 0-47 22-56 48z"><text:p/></draw:path><draw:polygon draw:style-name="gr3" draw:text-style-name="P70" svg:width="4.19mm" svg:height="0.17mm" svg:x="4.73mm" svg:y="4.66mm" svg:viewBox="0 0 420 18" draw:points="210,18 0,18 0,0 420,0 420,18"><text:p/></draw:polygon><draw:path draw:style-name="gr3" draw:text-style-name="P70" svg:width="2.01mm" svg:height="2.98mm" svg:x="5.14mm" svg:y="5.79m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70" svg:width="1.3mm" svg:height="2.69mm" svg:x="7.25mm" svg:y="6.09m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70" svg:width="2.81mm" svg:height="0.99mm" svg:x="10.84mm" svg:y="4.29mm" svg:viewBox="0 0 282 100" svg:d="M268 17c6 0 14 0 14-9 0-8-8-8-14-8h-254c-6 0-14 0-14 8 0 9 8 9 14 9zM268 100c6 0 14 0 14-9 0-8-8-8-14-8h-254c-6 0-14 0-14 8 0 9 8 9 14 9z"><text:p/></draw:path><draw:path draw:style-name="gr3" draw:text-style-name="P70" svg:width="2.58mm" svg:height="0.17mm" svg:x="15.4mm" svg:y="4.66mm" svg:viewBox="0 0 259 18" svg:d="M244 18c7 0 15 0 15-8 0-10-8-10-15-10h-230c-7 0-14 0-14 10 0 8 7 8 14 8z"><text:p/></draw:path><draw:path draw:style-name="gr3" draw:text-style-name="P70" svg:width="3mm" svg:height="3.07mm" svg:x="19.02mm" svg:y="0mm" svg:viewBox="0 0 301 308" svg:d="M301 5c0-3-1-5-5-5-1 0-2 0-7 5l-29 32c-3-6-24-37-70-37-95 0-190 94-190 192 0 67 47 116 115 116 19 0 39-4 53-10 22-9 30-17 37-26 4 10 16 26 19 26s3-2 3-2c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0" svg:width="4.23mm" svg:height="2.88mm" svg:x="22.3mm" svg:y="0.1mm" svg:viewBox="0 0 424 289" svg:d="M374 32c4-15 4-19 36-19 10 0 14 0 14-8 0-5-4-5-11-5h-57c-10 0-10 0-16 8l-154 242-34-240c-1-10-2-10-13-10h-57c-9 0-14 0-14 8 0 5 5 5 14 5 4 0 13 0 18 1 6 0 9 2 9 6 0 3-1 4-2 9l-54 216c-4 17-11 30-46 31-1 0-7 0-7 8 0 4 2 5 6 5 13 0 29-1 42-1 14 0 30 1 43 1 3 0 9 0 9-8 0-5-5-5-9-5-24 0-27-8-27-18 0-4 0-6 1-11l57-230 38 263c0 4 1 9 6 9 4 0 7-5 9-7l171-269-60 244c-5 15-5 19-39 19-7 0-12 0-12 8 0 5 5 5 6 5 12 0 41-1 53-1 17 0 36 1 53 1 2 0 8 0 8-8 0-5-3-5-12-5-15 0-27 0-27-7 0-3 0-3 2-11z"><text:p/></draw:path><draw:polygon draw:style-name="gr3" draw:text-style-name="P70" svg:width="7.87mm" svg:height="0.17mm" svg:x="18.82mm" svg:y="4.66mm" svg:viewBox="0 0 788 18" draw:points="394,18 0,18 0,0 788,0 788,18"><text:p/></draw:polygon><draw:path draw:style-name="gr3" draw:text-style-name="P70" svg:width="1.72mm" svg:height="1.91mm" svg:x="20.92mm" svg:y="6.83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70" svg:width="1.31mm" svg:height="1.96mm" svg:x="22.99mm" svg:y="5.55m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0" svg:width="1.71mm" svg:height="1.9mm" svg:x="27.87mm" svg:y="1.08mm" svg:viewBox="0 0 172 191" svg:d="M71 48v-48l-71 4v19c26 0 29 0 29 17v132h-29v19c14 0 34-1 54-1 16 0 43 0 58 1v-19h-36v-75c0-30 9-81 52-81 0 0-8 7-8 19 0 18 13 26 26 26 12 0 26-9 26-26 0-23-23-35-45-35-30 0-47 22-56 48z"><text:p/></draw:path><draw:polygon draw:style-name="gr3" draw:text-style-name="P70" svg:width="2.02mm" svg:height="0.17mm" svg:x="27.7mm" svg:y="4.66mm" svg:viewBox="0 0 203 18" draw:points="102,18 0,18 0,0 203,0 203,18"><text:p/></draw:polygon><draw:path draw:style-name="gr3" draw:text-style-name="P70" svg:width="1.72mm" svg:height="1.91mm" svg:x="27.82mm" svg:y="6.83mm"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g>.<text:tab/>(Eq. <text:s/><text:sequence text:ref-name="refEquation8" text:name="Equation" text:formula="ooow:Equation+1" style:num-format="1">9</text:sequence>)</text:p>
      <text:p text:style-name="P50">E affrontiamolo come avevamo fatto con il cerchio <text:span text:style-name="T24">alla maniera di Papert, dove si faceva un piccolo passo per volta e poi si girava di un po’, e via di seguito. Anche qui facciamo un piccolo passo per volta. </text:span></text:p>
      <text:p text:style-name="P21">Le condizioni iniziali</text:p>
      <text:p text:style-name="P50"><text:span text:style-name="T24">Ma intanto: a partire da dove e in quale direzione dobbiamo fare il passo? Ecco questo è un primo concetto fondamentale del procedimento di conoscenza fisica: la determinazione delle condizioni iniziali, o delle “condizioni al contorno”. Il punto di partenza rappresenta la condizione iniziale della posizione, che richiederà che venga fissato un sistema di riferimento, sotto forma di coordinate </text:span><text:span text:style-name="T24"><draw:g text:anchor-type="as-char" svg:y="-3.18mm" draw:z-index="28" draw:style-name="gr1"><svg:title>TexMaths</svg:title><svg:desc>12§inline§(x_0,y_0)§svg§600§FALSE§</svg:desc><draw:polygon draw:style-name="gr2" draw:text-style-name="P69" svg:width="13.39mm" svg:height="4.2mm" svg:x="0mm" svg:y="0.01mm" svg:viewBox="0 0 1340 421" draw:points="670,421 0,421 0,0 1340,0 1340,421"><text:p/></draw:polygon><draw:path draw:style-name="gr3" draw:text-style-name="P70" svg:width="0.99mm" svg:height="4.21mm" svg:x="0.42mm" svg:y="0.01mm" svg:viewBox="0 0 100 422" svg:d="M100 419c0-1 0-3-9-10-53-53-66-133-66-198 0-73 16-146 69-199 6-6 6-6 6-7 0-4-3-5-5-5-5 0-43 29-69 83-21 47-26 93-26 128 0 34 5 84 28 132 26 53 62 79 67 79 2 0 5-1 5-3z"><text:p/></draw:path><draw:path draw:style-name="gr3" draw:text-style-name="P70" svg:width="2.1mm" svg:height="1.91mm" svg:x="1.75mm" svg:y="1.28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3-5-5-5-3 0-5 3-6 5-13 46-42 55-56 55-17 0-23-13-23-27 0-10 2-18 7-37z"><text:p/></draw:path><draw:path draw:style-name="gr3" draw:text-style-name="P70" svg:width="1.37mm" svg:height="2.02mm" svg:x="4.19mm" svg:y="1.81m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70" svg:width="0.49mm" svg:height="1.26mm" svg:x="6.29mm" svg:y="2.7mm" svg:viewBox="0 0 50 127" svg:d="M50 44c0-27-10-44-27-44-15 0-23 11-23 23 0 11 8 23 23 23 5 0 11-3 15-6 2-2 2-2 2-2 1 0 1 0 1 6 0 33-15 58-29 72-5 4-5 5-5 6 0 4 3 5 4 5 5 0 39-32 39-83z"><text:p/></draw:path><draw:path draw:style-name="gr3" draw:text-style-name="P70" svg:width="1.95mm" svg:height="2.73mm" svg:x="7.92mm" svg:y="1.28mm" svg:viewBox="0 0 196 274" svg:d="M195 26c1-6 1-7 1-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1.37mm" svg:height="2.02mm" svg:x="10.01mm" svg:y="1.81mm" svg:viewBox="0 0 138 203" svg:d="M138 102c0-32-4-55-18-77-8-13-28-25-50-25-70 0-70 82-70 102 0 22 0 101 70 101 68 0 68-79 68-101zM70 194c-15 0-33-7-39-32-3-17-3-42-3-64 0-21 0-44 3-60 6-24 25-30 39-30 15 0 31 10 36 27 4 17 6 38 6 63 0 22 0 45-5 63-6 27-25 33-37 33z"><text:p/></draw:path><draw:path draw:style-name="gr3" draw:text-style-name="P70" svg:width="0.99mm" svg:height="4.21mm" svg:x="11.99mm" svg:y="0.01mm" svg:viewBox="0 0 100 422" svg:d="M100 211c0-32-5-84-29-132-25-51-63-79-66-79-4 0-5 1-5 5 0 1 0 1 8 9 42 42 66 110 66 197 0 73-15 148-68 201-6 4-6 6-6 7 0 2 1 3 5 3 3 0 42-28 67-81 22-47 28-94 28-130z"><text:p/></draw:path></draw:g></text:span><text:span text:style-name="T24"> dell’origine di un riferimento cartesiano, e una posizione iniziale </text:span><text:span text:style-name="T24"><draw:g text:anchor-type="as-char" svg:y="-3.18mm" draw:z-index="27" draw:style-name="gr1"><svg:title>TexMaths</svg:title><svg:desc>12§inline§(x,y)§svg§600§FALSE§</svg:desc><draw:polygon draw:style-name="gr2" draw:text-style-name="P69" svg:width="9.75mm" svg:height="4.2mm" svg:x="0mm" svg:y="0.01mm" svg:viewBox="0 0 976 421" draw:points="488,421 0,421 0,0 976,0 976,421"><text:p/></draw:polygon><draw:path draw:style-name="gr3" draw:text-style-name="P70" svg:width="0.99mm" svg:height="4.21mm" svg:x="0.42mm" svg:y="0.01mm" svg:viewBox="0 0 100 422" svg:d="M100 419c0-1 0-3-9-10-53-53-66-133-66-198 0-73 16-146 69-199 6-6 6-6 6-7 0-4-3-5-5-5-5 0-43 29-69 83-21 47-26 93-26 128 0 34 5 84 28 132 26 53 62 79 67 79 2 0 5-1 5-3z"><text:p/></draw:path><draw:path draw:style-name="gr3" draw:text-style-name="P70" svg:width="2.1mm" svg:height="1.91mm" svg:x="1.75mm" svg:y="1.28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70" svg:width="0.49mm" svg:height="1.26mm" svg:x="4.4mm" svg:y="2.7mm" svg:viewBox="0 0 50 127" svg:d="M50 44c0-27-10-44-27-44-15 0-23 11-23 23 0 11 8 23 23 23 5 0 11-3 15-6 2-2 2-2 2-2 1 0 1 0 1 6 0 33-15 58-29 72-5 4-5 5-5 6 0 4 3 5 4 5 5 0 39-32 39-83z"><text:p/></draw:path><draw:path draw:style-name="gr3" draw:text-style-name="P70" svg:width="1.95mm" svg:height="2.73mm" svg:x="6.02mm" svg:y="1.28m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0.99mm" svg:height="4.21mm" svg:x="8.35mm" svg:y="0.01mm" svg:viewBox="0 0 100 422" svg:d="M100 211c0-32-5-84-29-132-25-51-63-79-66-79-4 0-5 1-5 5 0 1 0 1 8 9 42 42 66 110 66 197 0 73-15 148-68 201-6 4-6 6-6 7 0 2 1 3 5 3 3 0 42-28 67-81 22-47 28-94 28-130z"><text:p/></draw:path></draw:g></text:span><text:span text:style-name="T24"> del corpo. Qui </text:span><text:soft-page-break/><text:span text:style-name="T24">verrà presa una decisione anch’essa di natura fisica: essendosi posti nella condizione di studiare le orbite di singoli corpi intorno a un pianeta molto più grande, potremo assumere che questo stia fermo e sarà quandi naturale far coincidere il centro </text:span><text:span text:style-name="T24"><draw:g text:anchor-type="as-char" svg:y="-3.18mm" draw:z-index="29" draw:style-name="gr1"><svg:title>TexMaths</svg:title><svg:desc>12§inline§(x_0,y_0)§svg§600§FALSE§</svg:desc><draw:polygon draw:style-name="gr2" draw:text-style-name="P69" svg:width="13.39mm" svg:height="4.2mm" svg:x="0mm" svg:y="0.01mm" svg:viewBox="0 0 1340 421" draw:points="670,421 0,421 0,0 1340,0 1340,421"><text:p/></draw:polygon><draw:path draw:style-name="gr3" draw:text-style-name="P70" svg:width="0.99mm" svg:height="4.21mm" svg:x="0.42mm" svg:y="0.01mm" svg:viewBox="0 0 100 422" svg:d="M100 419c0-1 0-3-9-10-53-53-66-133-66-198 0-73 16-146 69-199 6-6 6-6 6-7 0-4-3-5-5-5-5 0-43 29-69 83-21 47-26 93-26 128 0 34 5 84 28 132 26 53 62 79 67 79 2 0 5-1 5-3z"><text:p/></draw:path><draw:path draw:style-name="gr3" draw:text-style-name="P70" svg:width="2.1mm" svg:height="1.91mm" svg:x="1.75mm" svg:y="1.28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3-5-5-5-3 0-5 3-6 5-13 46-42 55-56 55-17 0-23-13-23-27 0-10 2-18 7-37z"><text:p/></draw:path><draw:path draw:style-name="gr3" draw:text-style-name="P70" svg:width="1.37mm" svg:height="2.02mm" svg:x="4.19mm" svg:y="1.81m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70" svg:width="0.49mm" svg:height="1.26mm" svg:x="6.29mm" svg:y="2.7mm" svg:viewBox="0 0 50 127" svg:d="M50 44c0-27-10-44-27-44-15 0-23 11-23 23 0 11 8 23 23 23 5 0 11-3 15-6 2-2 2-2 2-2 1 0 1 0 1 6 0 33-15 58-29 72-5 4-5 5-5 6 0 4 3 5 4 5 5 0 39-32 39-83z"><text:p/></draw:path><draw:path draw:style-name="gr3" draw:text-style-name="P70" svg:width="1.95mm" svg:height="2.73mm" svg:x="7.92mm" svg:y="1.28mm" svg:viewBox="0 0 196 274" svg:d="M195 26c1-6 1-7 1-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1.37mm" svg:height="2.02mm" svg:x="10.01mm" svg:y="1.81mm" svg:viewBox="0 0 138 203" svg:d="M138 102c0-32-4-55-18-77-8-13-28-25-50-25-70 0-70 82-70 102 0 22 0 101 70 101 68 0 68-79 68-101zM70 194c-15 0-33-7-39-32-3-17-3-42-3-64 0-21 0-44 3-60 6-24 25-30 39-30 15 0 31 10 36 27 4 17 6 38 6 63 0 22 0 45-5 63-6 27-25 33-37 33z"><text:p/></draw:path><draw:path draw:style-name="gr3" draw:text-style-name="P70" svg:width="0.99mm" svg:height="4.21mm" svg:x="11.99mm" svg:y="0.01mm" svg:viewBox="0 0 100 422" svg:d="M100 211c0-32-5-84-29-132-25-51-63-79-66-79-4 0-5 1-5 5 0 1 0 1 8 9 42 42 66 110 66 197 0 73-15 148-68 201-6 4-6 6-6 7 0 2 1 3 5 3 3 0 42-28 67-81 22-47 28-94 28-130z"><text:p/></draw:path></draw:g></text:span><text:span text:style-name="T24"> del sistema con il baricentro di questo. Così facendo avremo determinato la condizioni iniziale del vettore posizione </text:span><text:span text:style-name="T24"><draw:g text:anchor-type="as-char" svg:y="-1.91mm" draw:z-index="30" draw:style-name="gr1"><svg:title>TexMaths</svg:title><svg:desc>12§display§\mathbf{r}§svg§600§FALSE§</svg:desc><draw:polygon draw:style-name="gr2" draw:text-style-name="P69" svg:width="2.01mm" svg:height="1.87mm" svg:x="0mm" svg:y="0.02mm" svg:viewBox="0 0 202 188" draw:points="100,188 0,188 0,0 202,0 202,188"><text:p/></draw:polygon><draw:path draw:style-name="gr3" draw:text-style-name="P70" svg:width="1.72mm" svg:height="1.9mm" svg:x="0.16mm" svg:y="0.01mm" svg:viewBox="0 0 173 191" svg:d="M71 48v-48l-71 4v19c27 0 29 0 29 17v132h-29v19c15 0 34-1 54-1 16 0 44 0 59 1v-19h-37v-75c0-30 10-81 54-81 0 0-9 7-9 19 0 18 13 26 27 26 12 0 25-9 25-26 0-23-23-35-45-35-30 0-47 22-57 48z"><text:p/></draw:path></draw:g></text:span><text:span text:style-name="T24"> attraverso le due coppie di coordinate </text:span><text:span text:style-name="T24"><draw:g text:anchor-type="as-char" svg:y="-3.18mm" draw:z-index="31" draw:style-name="gr1"><svg:title>TexMaths</svg:title><svg:desc>12§inline§(x_0,y_0)§svg§600§FALSE§</svg:desc><draw:polygon draw:style-name="gr2" draw:text-style-name="P69" svg:width="13.39mm" svg:height="4.2mm" svg:x="0mm" svg:y="0.01mm" svg:viewBox="0 0 1340 421" draw:points="670,421 0,421 0,0 1340,0 1340,421"><text:p/></draw:polygon><draw:path draw:style-name="gr3" draw:text-style-name="P70" svg:width="0.99mm" svg:height="4.21mm" svg:x="0.42mm" svg:y="0.01mm" svg:viewBox="0 0 100 422" svg:d="M100 419c0-1 0-3-9-10-53-53-66-133-66-198 0-73 16-146 69-199 6-6 6-6 6-7 0-4-3-5-5-5-5 0-43 29-69 83-21 47-26 93-26 128 0 34 5 84 28 132 26 53 62 79 67 79 2 0 5-1 5-3z"><text:p/></draw:path><draw:path draw:style-name="gr3" draw:text-style-name="P70" svg:width="2.1mm" svg:height="1.91mm" svg:x="1.75mm" svg:y="1.28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3-5-5-5-3 0-5 3-6 5-13 46-42 55-56 55-17 0-23-13-23-27 0-10 2-18 7-37z"><text:p/></draw:path><draw:path draw:style-name="gr3" draw:text-style-name="P70" svg:width="1.37mm" svg:height="2.02mm" svg:x="4.19mm" svg:y="1.81m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70" svg:width="0.49mm" svg:height="1.26mm" svg:x="6.29mm" svg:y="2.7mm" svg:viewBox="0 0 50 127" svg:d="M50 44c0-27-10-44-27-44-15 0-23 11-23 23 0 11 8 23 23 23 5 0 11-3 15-6 2-2 2-2 2-2 1 0 1 0 1 6 0 33-15 58-29 72-5 4-5 5-5 6 0 4 3 5 4 5 5 0 39-32 39-83z"><text:p/></draw:path><draw:path draw:style-name="gr3" draw:text-style-name="P70" svg:width="1.95mm" svg:height="2.73mm" svg:x="7.92mm" svg:y="1.28mm" svg:viewBox="0 0 196 274" svg:d="M195 26c1-6 1-7 1-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1.37mm" svg:height="2.02mm" svg:x="10.01mm" svg:y="1.81mm" svg:viewBox="0 0 138 203" svg:d="M138 102c0-32-4-55-18-77-8-13-28-25-50-25-70 0-70 82-70 102 0 22 0 101 70 101 68 0 68-79 68-101zM70 194c-15 0-33-7-39-32-3-17-3-42-3-64 0-21 0-44 3-60 6-24 25-30 39-30 15 0 31 10 36 27 4 17 6 38 6 63 0 22 0 45-5 63-6 27-25 33-37 33z"><text:p/></draw:path><draw:path draw:style-name="gr3" draw:text-style-name="P70" svg:width="0.99mm" svg:height="4.21mm" svg:x="11.99mm" svg:y="0.01mm" svg:viewBox="0 0 100 422" svg:d="M100 211c0-32-5-84-29-132-25-51-63-79-66-79-4 0-5 1-5 5 0 1 0 1 8 9 42 42 66 110 66 197 0 73-15 148-68 201-6 4-6 6-6 7 0 2 1 3 5 3 3 0 42-28 67-81 22-47 28-94 28-130z"><text:p/></draw:path></draw:g></text:span><text:span text:style-name="T24"> e </text:span><text:span text:style-name="T24"><draw:g text:anchor-type="as-char" svg:y="-3.18mm" draw:z-index="32" draw:style-name="gr1"><svg:title>TexMaths</svg:title><svg:desc>12§inline§(x,y)§svg§600§FALSE§</svg:desc><draw:polygon draw:style-name="gr2" draw:text-style-name="P69" svg:width="9.75mm" svg:height="4.2mm" svg:x="0mm" svg:y="0.01mm" svg:viewBox="0 0 976 421" draw:points="488,421 0,421 0,0 976,0 976,421"><text:p/></draw:polygon><draw:path draw:style-name="gr3" draw:text-style-name="P70" svg:width="0.99mm" svg:height="4.21mm" svg:x="0.42mm" svg:y="0.01mm" svg:viewBox="0 0 100 422" svg:d="M100 419c0-1 0-3-9-10-53-53-66-133-66-198 0-73 16-146 69-199 6-6 6-6 6-7 0-4-3-5-5-5-5 0-43 29-69 83-21 47-26 93-26 128 0 34 5 84 28 132 26 53 62 79 67 79 2 0 5-1 5-3z"><text:p/></draw:path><draw:path draw:style-name="gr3" draw:text-style-name="P70" svg:width="2.1mm" svg:height="1.91mm" svg:x="1.75mm" svg:y="1.28m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70" svg:width="0.49mm" svg:height="1.26mm" svg:x="4.4mm" svg:y="2.7mm" svg:viewBox="0 0 50 127" svg:d="M50 44c0-27-10-44-27-44-15 0-23 11-23 23 0 11 8 23 23 23 5 0 11-3 15-6 2-2 2-2 2-2 1 0 1 0 1 6 0 33-15 58-29 72-5 4-5 5-5 6 0 4 3 5 4 5 5 0 39-32 39-83z"><text:p/></draw:path><draw:path draw:style-name="gr3" draw:text-style-name="P70" svg:width="1.95mm" svg:height="2.73mm" svg:x="6.02mm" svg:y="1.28m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70" svg:width="0.99mm" svg:height="4.21mm" svg:x="8.35mm" svg:y="0.01mm" svg:viewBox="0 0 100 422" svg:d="M100 211c0-32-5-84-29-132-25-51-63-79-66-79-4 0-5 1-5 5 0 1 0 1 8 9 42 42 66 110 66 197 0 73-15 148-68 201-6 4-6 6-6 7 0 2 1 3 5 3 3 0 42-28 67-81 22-47 28-94 28-130z"><text:p/></draw:path></draw:g></text:span><text:span text:style-name="T24">. Poi dobbiamo decidere la dimensione del passo e in che direzione compierlo. Questo lo possiamo fare se sappiamo la velocità nel punto in cui ci troviamo. Potrebbe essere zero se immaginiamo semplicemente di lasciar cadere il corpo verso la terra, ma sarà invece un valore preciso se si tratterà di imprimere la giusta velocità iniziale a un satellite o a una cometa, affinché questi percorrano le orbite che ci aspettiamo. La velocità nel punto del primo passo è la velocità iniziale e la direzione sarà determinata attraverso la reciproca dimensione delle due componenti, lungo </text:span><text:span text:style-name="T24"><draw:g text:anchor-type="as-char" svg:y="-1.92mm" draw:z-index="33" draw:style-name="gr1"><svg:title>TexMaths</svg:title><svg:desc>12§inline§x§svg§600§FALSE§</svg:desc><draw:polygon draw:style-name="gr2" draw:text-style-name="P69" svg:width="2.41mm" svg:height="1.81mm" svg:x="0mm" svg:y="0.12mm" svg:viewBox="0 0 242 182" draw:points="121,182 0,182 0,0 242,0 242,182"><text:p/></draw:polygon><draw:path draw:style-name="gr3" draw:text-style-name="P70" svg:width="2.11mm" svg:height="1.91mm" svg:x="0.12mm" svg:y="-0.01m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8 0 43-30 44-33 6 16 21 33 47 33 43 0 67-54 67-65 0-5-3-5-5-5-3 0-4 3-6 5-13 45-42 55-56 55-17 0-23-13-23-27 0-10 3-18 7-38z"><text:p/></draw:path></draw:g></text:span><text:span text:style-name="T24"> e </text:span><text:span text:style-name="T24"><draw:g text:anchor-type="as-char" svg:y="-1.89mm" draw:z-index="34" draw:style-name="gr1"><svg:title>TexMaths</svg:title><svg:desc>12§inline§y§svg§600§FALSE§</svg:desc><draw:polygon draw:style-name="gr2" draw:text-style-name="P69" svg:width="2.21mm" svg:height="2.63mm" svg:x="0mm" svg:y="0.15mm" svg:viewBox="0 0 222 264" draw:points="112,264 0,264 0,0 222,0 222,264"><text:p/></draw:polygon><draw:path draw:style-name="gr3" draw:text-style-name="P70" svg:width="1.95mm" svg:height="2.73mm" svg:x="0.12mm" svg:y="0.01mm" svg:viewBox="0 0 196 274" svg:d="M194 26c2-6 2-7 2-10 0-8-6-11-12-11-5 0-11 2-16 8 0 3-4 16-6 23-2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g></text:span><text:span text:style-name="T24">, rispettivamente. Dopodiché, la dimensione del passo verrà determinata a partire dalla relazione </text:span><text:span text:style-name="T24"><draw:g text:anchor-type="as-char" svg:y="-2.96mm" draw:z-index="35" draw:style-name="gr1"><svg:title>TexMaths</svg:title><svg:desc>12§inline§spazio = velocit\`{a} \times tempo §svg§600§FALSE§</svg:desc><draw:polygon draw:style-name="gr2" draw:text-style-name="P69" svg:width="48.54mm" svg:height="3.74mm" svg:x="0mm" svg:y="0.14mm" svg:viewBox="0 0 4855 375" draw:points="2427,375 0,375 0,0 4855,0 4855,375"><text:p/></draw:polygon><draw:path draw:style-name="gr3" draw:text-style-name="P70" svg:width="1.55mm" svg:height="1.91mm" svg:x="0.22mm" svg:y="1.09mm" svg:viewBox="0 0 156 192" svg:d="M144 29c-12 0-20 9-20 19 0 6 3 12 13 12 9 0 19-7 19-24 0-18-18-36-50-36-57 0-72 43-72 62 0 33 32 40 44 42 22 4 44 9 44 33 0 11-9 46-61 46-6 0-38 0-48-22 16 1 27-11 27-23 0-9-8-14-16-14-11 0-24 8-24 27 0 24 24 41 61 41 69 0 85-51 85-69 0-16-8-27-13-32-12-12-24-14-43-18-14-3-31-6-31-25 0-13 9-38 47-38 10 0 32 2 38 19z"><text:p/></draw:path><draw:path draw:style-name="gr3" draw:text-style-name="P70" svg:width="2.2mm" svg:height="2.69mm" svg:x="1.84mm" svg:y="1.09mm" svg:viewBox="0 0 221 270" svg:d="M32 239c-3 14-3 18-22 18-5 0-10 0-10 7 0 4 2 6 6 6 11 0 23-2 35-2 14 0 29 2 42 2 2 0 8 0 8-9 0-4-5-4-11-4-21 0-21-4-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70" svg:width="1.93mm" svg:height="1.91mm" svg:x="4.25mm" svg:y="1.09m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70" svg:width="1.79mm" svg:height="1.91mm" svg:x="6.48mm" svg:y="1.09mm" svg:viewBox="0 0 180 192" svg:d="M38 153c23-26 35-35 51-49 0-1 26-22 42-38 39-40 49-60 49-61 0-5-4-5-5-5-2 0-3 1-6 5-13 20-21 27-32 27-10 0-15-7-22-14-7-10-14-18-29-18-32 0-51 40-51 48 0 2 1 5 5 5 3 0 4-3 6-5 8-19 32-19 36-19 8 0 16 2 26 6 17 6 22 6 32 6-14 19-50 49-58 56l-39 35c-29 29-43 53-43 57 0 3 5 3 5 3 3 0 5 0 7-5 10-15 23-26 36-26 10 0 14 4 25 16 7 9 15 15 27 15 42 0 67-54 67-65 0-2-3-4-6-4-4 0-4 2-6 6-10 27-36 36-51 36-8 0-15-4-25-6-14-6-20-8-30-8 0 0-7 0-11 2z"><text:p/></draw:path><draw:path draw:style-name="gr3" draw:text-style-name="P70" svg:width="1.12mm" svg:height="2.84mm" svg:x="8.57mm" svg:y="0.15mm" svg:viewBox="0 0 113 285" svg:d="M109 16c0-9-6-16-17-16-10 0-22 11-22 23 0 7 6 14 16 14s23-9 23-21zM77 174c5-12 5-13 8-24 4-8 6-14 6-23 0-19-13-35-35-35-40 0-56 62-56 67 0 3 5 3 5 3 5 0 5-1 7-7 12-40 29-53 43-53 4 0 11 0 11 13 0 10-4 18-5 23-3 11-23 60-30 78-3 11-9 25-9 34 0 20 14 35 34 35 41 0 57-62 57-65 0-5-4-5-5-5-5 0-5 1-7 8-7 27-22 52-43 52-8 0-11-4-11-13 0-11 3-17 13-43z"><text:p/></draw:path><draw:path draw:style-name="gr3" draw:text-style-name="P70" svg:width="1.8mm" svg:height="1.91mm" svg:x="10.07mm" svg:y="1.09mm" svg:viewBox="0 0 181 192" svg:d="M181 72c0-44-29-72-67-72-58 0-114 60-114 120 0 42 29 72 68 72 57 0 113-59 113-120zM68 183c-18 0-37-14-37-46 0-20 11-67 25-89 21-32 46-38 57-38 25 0 38 20 38 45 0 17-8 62-25 89-14 24-38 39-58 39z"><text:p/></draw:path><draw:path draw:style-name="gr3" draw:text-style-name="P70" svg:width="2.81mm" svg:height="0.99mm" svg:x="13.33mm" svg:y="1.39mm" svg:viewBox="0 0 282 100" svg:d="M268 17c6 0 14 0 14-9 0-8-8-8-14-8h-254c-6 0-14 0-14 8 0 9 8 9 14 9zM268 100c6 0 14 0 14-9 0-8-8-8-14-8h-254c-6 0-14 0-14 8 0 9 8 9 14 9z"><text:p/></draw:path><draw:path draw:style-name="gr3" draw:text-style-name="P70" svg:width="1.85mm" svg:height="1.91mm" svg:x="17.67mm" svg:y="1.09mm" svg:viewBox="0 0 186 192" svg:d="M186 30c0-23-11-30-18-30-11 0-22 11-22 20 0 6 3 9 8 14 8 8 14 19 14 34 0 17-26 115-76 115-21 0-31-15-31-36 0-24 12-56 24-91 4-7 6-13 6-21 0-19-14-35-35-35-40 0-56 61-56 65 0 5 5 5 5 5 5 0 5-2 7-8 12-43 30-52 43-52 3 0 10 0 10 13 0 11-4 21-7 30-18 49-24 68-24 86 0 47 37 53 57 53 71 0 95-140 95-162z"><text:p/></draw:path><draw:path draw:style-name="gr3" draw:text-style-name="P70" svg:width="1.62mm" svg:height="1.91mm" svg:x="19.92mm" svg:y="1.09mm" svg:viewBox="0 0 163 192" svg:d="M60 90c12 0 43-1 65-11 30-12 32-37 32-43 0-18-17-36-45-36-48 0-112 41-112 115 0 44 25 77 67 77 60 0 96-44 96-50 0-3-2-5-5-5-2 0-3 1-6 4-33 42-79 42-85 42-32 0-37-35-37-50 0-4 1-18 7-43zM40 80c16-64 61-70 72-70 19 0 31 12 31 26 0 44-69 44-85 44z"><text:p/></draw:path><draw:path draw:style-name="gr3" draw:text-style-name="P70" svg:width="0.9mm" svg:height="2.98mm" svg:x="21.87mm" svg:y="0.05mm" svg:viewBox="0 0 91 299" svg:d="M91 5c0 0 0-5-5-5-10 0-42 4-52 5-4 0-9 0-9 8 0 5 5 5 11 5 20 0 22 4 22 7l-2 9-54 211c-1 5-2 8-2 14 0 24 19 40 38 40 15 0 26-8 33-24 8-16 13-41 13-42 0-4-4-4-5-4-5 0-5 2-6 8-7 27-15 52-33 52-12 0-12-13-12-19 0-11 0-12 2-20z"><text:p/></draw:path><draw:path draw:style-name="gr3" draw:text-style-name="P70" svg:width="1.8mm" svg:height="1.91mm" svg:x="23.2mm" svg:y="1.09mm" svg:viewBox="0 0 181 192" svg:d="M181 72c0-44-29-72-67-72-58 0-114 60-114 120 0 42 29 72 68 72 57 0 113-59 113-120zM68 183c-18 0-37-14-37-46 0-20 11-67 25-89 21-32 46-38 57-38 25 0 38 20 38 45 0 17-8 62-25 89-14 24-38 39-58 39z"><text:p/></draw:path><draw:path draw:style-name="gr3" draw:text-style-name="P70" svg:width="1.65mm" svg:height="1.91mm" svg:x="25.24mm" svg:y="1.09mm"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70" svg:width="1.12mm" svg:height="2.84mm" svg:x="27mm" svg:y="0.15mm" svg:viewBox="0 0 113 285" svg:d="M109 16c0-9-6-16-17-16-10 0-22 11-22 23 0 7 6 14 16 14s23-9 23-21zM77 174c5-12 5-13 8-24 4-8 6-14 6-23 0-19-13-35-35-35-39 0-56 62-56 67 0 3 5 3 5 3 5 0 5-1 7-7 12-40 29-53 43-53 4 0 11 0 11 13 0 10-4 18-5 23-3 11-23 60-30 78-3 11-9 25-9 34 0 20 14 35 34 35 41 0 57-62 57-65 0-5-4-5-5-5-5 0-5 1-7 8-7 27-22 52-43 52-8 0-11-4-11-13 0-11 3-17 13-43z"><text:p/></draw:path><draw:path draw:style-name="gr3" draw:text-style-name="P70" svg:width="1.3mm" svg:height="2.69mm" svg:x="28.42mm" svg:y="0.3m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70" svg:width="0.78mm" svg:height="0.79mm" svg:x="30.35mm" svg:y="0mm" svg:viewBox="0 0 79 80" svg:d="M72 80l7-7-50-66c-3-1-6-7-13-7-9 0-16 7-16 16 0 4 4 9 7 13z"><text:p/></draw:path><draw:path draw:style-name="gr3" draw:text-style-name="P70" svg:width="1.93mm" svg:height="1.91mm" svg:x="30.02mm" svg:y="1.09m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70" svg:width="2.04mm" svg:height="2.03mm" svg:x="33.63mm" svg:y="0.87mm" svg:viewBox="0 0 205 204" svg:d="M103 90l-85-84c-5-5-6-6-10-6-3 0-8 4-8 8s1 4 6 9l84 85-84 85c-5 5-6 6-6 9 0 5 5 8 8 8 4 0 5 0 10-6l84-84 88 88c1 1 4 2 7 2 5 0 8-3 8-8 0 0 0-3-1-5-1 0-68-67-90-89l78-77c2-3 8-8 11-11 0-1 2-2 2-6s-3-8-8-8c-4 0-6 1-10 6z"><text:p/></draw:path><draw:path draw:style-name="gr3" draw:text-style-name="P70" svg:width="1.3mm" svg:height="2.69mm" svg:x="37.31mm" svg:y="0.3m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70" svg:width="1.62mm" svg:height="1.91mm" svg:x="38.93mm" svg:y="1.09mm" svg:viewBox="0 0 163 192" svg:d="M60 90c12 0 43-1 65-11 30-12 32-37 32-43 0-18-17-36-45-36-48 0-112 41-112 115 0 44 25 77 67 77 60 0 96-44 96-50 0-3-2-5-5-5-2 0-3 1-6 4-33 42-79 42-85 42-32 0-37-35-37-50 0-4 1-18 7-43zM40 80c16-64 61-70 72-70 19 0 31 12 31 26 0 44-69 44-85 44z"><text:p/></draw:path><draw:path draw:style-name="gr3" draw:text-style-name="P70" svg:width="3.46mm" svg:height="1.91mm" svg:x="40.82mm" svg:y="1.09m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70" svg:width="2.2mm" svg:height="2.69mm" svg:x="44.25mm" svg:y="1.09mm" svg:viewBox="0 0 221 270" svg:d="M32 239c-3 14-3 18-22 18-5 0-10 0-10 7 0 4 2 6 6 6 11 0 23-2 35-2 14 0 29 2 42 2 2 0 8 0 8-9 0-4-5-4-11-4-21 0-21-4-21-7 0-5 18-75 21-85 5 13 17 27 39 27 49 0 102-62 102-125 0-39-24-67-57-67-20 0-40 16-55 31-3-23-23-31-38-31-19 0-28 17-31 24-8 14-14 40-14 41 0 5 5 5 5 5 5 0 5 0 9-10 7-30 15-50 30-50 7 0 13 3 13 19 0 9-1 14-3 21zM107 55c3-12 14-24 23-30 14-13 26-15 33-15 18 0 28 14 28 39s-15 74-22 90c-14 30-35 44-50 44-28 0-34-35-34-38 0-1 0-2 1-7z"><text:p/></draw:path><draw:path draw:style-name="gr3" draw:text-style-name="P70" svg:width="1.8mm" svg:height="1.91mm" svg:x="46.67mm" svg:y="1.09mm" svg:viewBox="0 0 181 192" svg:d="M181 72c0-44-29-72-67-72-58 0-114 60-114 120 0 42 29 72 68 72 57 0 113-59 113-120zM68 183c-18 0-37-14-37-46 0-20 11-67 25-89 21-32 46-38 57-38 25 0 38 20 38 45 0 17-8 62-25 89-14 24-38 39-58 39z"><text:p/></draw:path></draw:g></text:span><text:span text:style-name="T24">, <text:s/>che caratterizza il concetto di velocità. In pratica, dal punto di vista computazionale, dovremo scrivere qualcosa del genere</text:span></text:p>
      <text:p text:style-name="P35"><text:span text:style-name="T15"><text:s/></text:span><text:s text:c="2"/></text:p>
      <text:p text:style-name="P35"/>
      <text:p text:style-name="P51"><text:tab/><draw:g text:anchor-type="as-char" svg:y="-5.06mm" draw:z-index="42" draw:style-name="gr1"><svg:title>TexMaths</svg:title><svg:desc>12§display§ \begin{array}{ll}
\textrm{XPOS}=\textrm{XPOS}+\textrm{XVEL}*\textrm{Dt}\\
\textrm{YPOS}=\textrm{YPOS}+\textrm{YVEL}*\textrm{Dt}\\
\end{array}§svg§600§FALSE§</svg:desc><draw:polygon draw:style-name="gr2" draw:text-style-name="P69" svg:width="54.72mm" svg:height="8.28mm" svg:x="0mm" svg:y="0.12mm" svg:viewBox="0 0 5473 829" draw:points="2736,829 0,829 0,0 5473,0 5473,829"><text:p/></draw:polygon><draw:path draw:style-name="gr3" draw:text-style-name="P70" svg:width="2.97mm" svg:height="2.88mm" svg:x="0.1mm" svg:y="0.09mm" svg:viewBox="0 0 298 289" svg:d="M160 126l58-85c9-13 23-28 62-28v-13c-17 0-36 1-47 1-17 0-37 0-54-1v13c17 0 25 10 25 19 0 5 0 5-4 10l-48 72-54-82c-1-1-3-4-3-6 0-6 9-13 27-13v-13c-14 1-45 1-62 1-12 0-38 0-54-1v13h7c24 0 31 3 40 15l78 117-70 103c-6 9-18 28-61 28v13c16 0 34-1 47-1 15 0 39 0 54 1v-13c-19 0-27-12-27-19 0-4 2-6 5-11l60-89 66 102c1 1 3 2 3 5 0 5-10 12-28 12v13c16-1 46-1 62-1 18 0 38 0 56 1v-13h-9c-21 0-31-3-39-16z"><text:p/></draw:path><draw:path draw:style-name="gr3" draw:text-style-name="P70" svg:width="2.49mm" svg:height="2.88mm" svg:x="3.3mm" svg:y="0.09mm" svg:viewBox="0 0 250 289" svg:d="M82 156h70c52 0 98-35 98-77s-42-79-100-79h-150v13h10c33 0 33 5 33 21v223c0 14 0 19-33 19h-10v13c14-1 46-1 62-1s48 0 63 1v-13h-10c-32 0-33-5-33-19zM80 144v-114c0-14 0-17 21-17h37c68 0 68 45 68 66 0 19 0 65-68 65z"><text:p/></draw:path><draw:path draw:style-name="gr3" draw:text-style-name="P70" svg:width="2.81mm" svg:height="3.07mm" svg:x="6.25mm" svg:y="0mm" svg:viewBox="0 0 282 308" svg:d="M282 155c0-87-65-155-142-155-75 0-140 67-140 155 0 86 65 153 140 153 77 0 142-68 142-153zM142 296c-41 0-99-37-99-147 0-109 63-138 97-138 38 0 98 30 98 138 0 112-58 147-96 147z"><text:p/></draw:path><draw:path draw:style-name="gr3" draw:text-style-name="P70" svg:width="1.87mm" svg:height="3.07mm" svg:x="9.52mm" svg:y="0mm" svg:viewBox="0 0 188 308" svg:d="M125 134l-55-13c-27-6-42-29-42-54 0-30 22-55 55-55 71 0 80 70 83 89 1 2 1 5 6 5 4 0 4-3 4-11v-85c0-8 0-10-4-10-3 0-4 0-6 6l-15 24c-13-13-31-30-68-30-47 0-83 37-83 82 0 36 23 65 55 77 5 2 27 8 57 15 12 2 24 6 36 21 9 11 13 24 13 39 0 30-22 61-57 61-13 0-44-2-67-23-25-24-26-50-26-66-1-3-4-3-5-3-6 0-6 2-6 9v85c0 8 0 11 5 11 2 0 3-1 6-6 0 0 1-1 15-24 14 15 41 30 78 30 50 0 84-42 84-89 0-42-28-76-63-85z"><text:p/></draw:path><draw:path draw:style-name="gr3" draw:text-style-name="P70" svg:width="2.81mm" svg:height="0.99mm" svg:x="13.07mm" svg:y="1.42mm" svg:viewBox="0 0 282 100" svg:d="M268 17c6 0 14 0 14-9 0-8-8-8-14-8h-254c-6 0-14 0-14 8 0 9 8 9 14 9zM268 100c6 0 14 0 14-9 0-8-8-8-14-8h-254c-6 0-14 0-14 8 0 9 8 9 14 9z"><text:p/></draw:path><draw:path draw:style-name="gr3" draw:text-style-name="P70" svg:width="2.97mm" svg:height="2.88mm" svg:x="17.36mm" svg:y="0.09mm" svg:viewBox="0 0 298 289" svg:d="M160 126l58-85c10-13 24-28 62-28v-13c-17 0-36 1-47 1-17 0-37 0-54-1v13c17 0 25 10 25 19 0 5 0 5-4 10l-48 72-54-82c-1-1-3-4-3-6 0-6 9-13 27-13v-13c-14 1-45 1-62 1-12 0-38 0-54-1v13h7c24 0 31 3 40 15l78 117-70 103c-6 9-18 28-61 28v13c16 0 34-1 47-1 15 0 39 0 54 1v-13c-19 0-27-12-27-19 0-4 2-6 5-11l60-89 67 102c0 1 2 2 2 5 0 5-10 12-28 12v13c16-1 46-1 62-1 18 0 38 0 56 1v-13h-9c-21 0-31-3-39-16z"><text:p/></draw:path><draw:path draw:style-name="gr3" draw:text-style-name="P70" svg:width="2.49mm" svg:height="2.88mm" svg:x="20.57mm" svg:y="0.09mm" svg:viewBox="0 0 250 289" svg:d="M82 156h70c52 0 98-35 98-77s-42-79-100-79h-150v13h10c33 0 33 5 33 21v223c0 14 0 19-33 19h-10v13c14-1 46-1 62-1s48 0 63 1v-13h-10c-33 0-33-5-33-19zM80 144v-114c0-14 0-17 21-17h37c68 0 68 45 68 66 0 19 0 65-68 65z"><text:p/></draw:path><draw:path draw:style-name="gr3" draw:text-style-name="P70" svg:width="2.81mm" svg:height="3.07mm" svg:x="23.52mm" svg:y="0mm" svg:viewBox="0 0 282 308" svg:d="M282 155c0-87-65-155-142-155-75 0-140 67-140 155 0 86 65 153 140 153 77 0 142-68 142-153zM142 296c-41 0-99-37-99-147 0-109 63-138 97-138 38 0 98 30 98 138 0 112-58 147-96 147z"><text:p/></draw:path><draw:path draw:style-name="gr3" draw:text-style-name="P70" svg:width="1.87mm" svg:height="3.07mm" svg:x="26.78mm" svg:y="0mm" svg:viewBox="0 0 188 308" svg:d="M125 134l-55-13c-27-6-42-29-42-54 0-30 22-55 55-55 71 0 80 70 83 89 1 2 1 5 6 5 4 0 4-3 4-11v-85c0-8 0-10-4-10-3 0-4 0-6 6l-15 24c-13-13-31-30-68-30-47 0-83 37-83 82 0 36 23 65 55 77 5 2 27 8 57 15 12 2 24 6 36 21 9 11 13 24 13 39 0 30-22 61-57 61-13 0-44-2-67-23-25-24-26-50-26-66 0-3-4-3-5-3-6 0-6 2-6 9v85c0 8 0 11 5 11 2 0 3-1 6-6 0 0 1-1 15-24 14 15 41 30 78 30 50 0 84-42 84-89 0-42-28-76-63-85z"><text:p/></draw:path><draw:path draw:style-name="gr3" draw:text-style-name="P70" svg:width="2.81mm" svg:height="2.81mm" svg:x="30.09mm" svg:y="0.51mm" svg:viewBox="0 0 282 282" svg:d="M150 150h118c6 0 14 0 14-9s-8-9-14-9h-118v-118c0-6 0-14-8-14-9 0-9 8-9 14v118h-119c-6 0-14 0-14 9s8 9 14 9h119v117c0 6 0 15 9 15 8 0 8-9 8-15z"><text:p/></draw:path><draw:path draw:style-name="gr3" draw:text-style-name="P70" svg:width="2.97mm" svg:height="2.88mm" svg:x="34.16mm" svg:y="0.09mm" svg:viewBox="0 0 298 289" svg:d="M160 126l58-85c10-13 24-28 62-28v-13c-17 0-36 1-47 1-17 0-37 0-54-1v13c17 0 25 10 25 19 0 5 0 5-4 10l-48 72-54-82c-1-1-3-4-3-6 0-6 9-13 27-13v-13c-14 1-45 1-62 1-12 0-38 0-54-1v13h7c24 0 31 3 40 15l78 117-70 103c-6 9-18 28-61 28v13c16 0 34-1 47-1 15 0 39 0 54 1v-13c-19 0-27-12-27-19 0-4 2-6 5-11l60-89 67 102c0 1 2 2 2 5 0 5-9 12-28 12v13c16-1 46-1 62-1 18 0 38 0 56 1v-13h-9c-21 0-31-3-39-16z"><text:p/></draw:path><draw:path draw:style-name="gr3" draw:text-style-name="P70" svg:width="3mm" svg:height="2.98mm" svg:x="37.29mm" svg:y="0.09mm" svg:viewBox="0 0 301 299" svg:d="M254 42c6-16 18-29 47-29v-13c-13 1-30 1-41 1-13 0-37-1-49-1v13c23 0 31 11 31 22 0 2-1 6-2 8l-77 204-81-213c-3-6-3-8-3-9 0-12 24-12 35-12v-13c-14 1-44 1-60 1-20 0-38-1-54-1v13c28 0 36 0 42 16l97 260c4 8 6 10 11 10 7 0 8-3 11-9z"><text:p/></draw:path><draw:path draw:style-name="gr3" draw:text-style-name="P70" svg:width="2.62mm" svg:height="2.87mm" svg:x="40.51mm" svg:y="0.12mm" svg:viewBox="0 0 263 288" svg:d="M43 254c0 16 0 21-33 21h-10v13h245l18-109h-11c-11 64-20 96-94 96h-56c-19 0-20-3-20-17v-113h38c41 0 46 13 46 49h10v-112h-10c0 37-5 50-46 50h-38v-102c0-14 1-17 20-17h55c65 0 76 23 83 82h11l-12-95h-239v13h10c33 0 33 5 33 21z"><text:p/></draw:path><draw:path draw:style-name="gr3" draw:text-style-name="P70" svg:width="2.32mm" svg:height="2.88mm" svg:x="43.37mm" svg:y="0.09mm" svg:viewBox="0 0 233 289" svg:d="M233 180h-11c-5 43-11 96-85 96h-35c-19 0-20-3-20-17v-225c0-15 0-21 39-21h15v-13c-16 1-54 1-71 1s-51 0-65-1v13h10c33 0 33 5 33 21v223c0 14 0 19-33 19h-10v13h221z"><text:p/></draw:path><draw:path draw:style-name="gr3" draw:text-style-name="P70" svg:width="1.56mm" svg:height="1.81mm" svg:x="47.11mm" svg:y="1.02m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70" svg:width="2.83mm" svg:height="2.88mm" svg:x="50.02mm" svg:y="0.09mm" svg:viewBox="0 0 284 289" svg:d="M0 0v13h10c33 0 33 5 33 21v223c0 14 0 19-33 19h-10v13h155c71 0 129-62 129-143 0-80-56-146-129-146zM101 276c-21 0-21-3-21-17v-229c0-14 0-17 21-17h42c26 0 56 10 78 40 18 25 21 61 21 93 0 48-8 73-24 94-8 12-32 36-74 36z"><text:p/></draw:path><draw:path draw:style-name="gr3" draw:text-style-name="P70" svg:width="1.32mm" svg:height="2.64mm" svg:x="53.16mm" svg:y="0.38mm" svg:viewBox="0 0 133 265" svg:d="M66 91h60v-13h-60v-78h-11c-1 35-13 80-55 82v9h36v116c0 53 40 58 55 58 30 0 42-30 42-58v-24h-11v24c0 32-13 47-28 47-28 0-28-38-28-45z"><text:p/></draw:path><draw:path draw:style-name="gr3" draw:text-style-name="P70" svg:width="3.07mm" svg:height="2.88mm" svg:x="0.05mm" svg:y="5.15mm" svg:viewBox="0 0 308 289" svg:d="M253 41c16-27 41-28 55-28v-13c-13 1-31 1-42 1-13 0-37-1-49-1v13c18 0 24 9 24 17 0 5-2 10-3 12l-70 114-77-125c-3-5-3-5-3-7 0-10 10-11 30-11v-13c-16 1-46 1-63 1-18 0-37 0-55-1v13h7c29 0 33 5 40 16l89 145v83c0 14-2 19-34 19h-10v13c15-1 45-1 62-1 16 0 46 0 62 1v-13h-11c-32 0-33-4-33-21v-81z"><text:p/></draw:path><draw:path draw:style-name="gr3" draw:text-style-name="P70" svg:width="2.49mm" svg:height="2.88mm" svg:x="3.3mm" svg:y="5.15mm" svg:viewBox="0 0 250 289" svg:d="M82 156h70c52 0 98-35 98-77s-42-79-100-79h-150v13h10c33 0 33 5 33 21v223c0 14 0 19-33 19h-10v13c14-1 46-1 62-1s48 0 63 1v-13h-10c-32 0-33-5-33-19zM80 144v-114c0-14 0-17 21-17h37c68 0 68 45 68 66 0 19 0 65-68 65z"><text:p/></draw:path><draw:path draw:style-name="gr3" draw:text-style-name="P70" svg:width="2.81mm" svg:height="3.07mm" svg:x="6.25mm" svg:y="5.06mm" svg:viewBox="0 0 282 308" svg:d="M282 155c0-87-65-155-142-155-75 0-140 67-140 155 0 86 65 153 140 153 77 0 142-68 142-153zM142 296c-41 0-99-37-99-147 0-109 63-138 97-138 38 0 98 30 98 138 0 112-58 147-96 147z"><text:p/></draw:path><draw:path draw:style-name="gr3" draw:text-style-name="P70" svg:width="1.87mm" svg:height="3.07mm" svg:x="9.52mm" svg:y="5.06mm" svg:viewBox="0 0 188 308" svg:d="M125 134l-55-13c-27-6-42-29-42-54 0-30 22-55 55-55 71 0 80 70 83 89 1 2 1 5 6 5 4 0 4-3 4-11v-85c0-8 0-10-4-10-3 0-4 0-6 6l-15 24c-13-13-31-30-68-30-47 0-83 37-83 82 0 36 23 65 55 77 5 2 27 8 57 15 12 2 24 6 36 21 9 11 13 24 13 39 0 30-22 61-57 61-13 0-44-2-67-23-25-24-26-50-26-66-1-3-4-3-5-3-6 0-6 2-6 9v85c0 8 0 11 5 11 2 0 3-1 6-6 0 0 1-1 15-24 14 15 41 30 78 30 50 0 84-42 84-89 0-42-28-76-63-85z"><text:p/></draw:path><draw:path draw:style-name="gr3" draw:text-style-name="P70" svg:width="2.81mm" svg:height="0.99mm" svg:x="13.07mm" svg:y="6.48mm" svg:viewBox="0 0 282 100" svg:d="M268 17c6 0 14 0 14-9 0-8-8-8-14-8h-254c-6 0-14 0-14 8 0 9 8 9 14 9zM268 100c6 0 14 0 14-9 0-8-8-8-14-8h-254c-6 0-14 0-14 8 0 9 8 9 14 9z"><text:p/></draw:path><draw:path draw:style-name="gr3" draw:text-style-name="P70" svg:width="3.07mm" svg:height="2.88mm" svg:x="17.31mm" svg:y="5.15mm" svg:viewBox="0 0 308 289" svg:d="M253 41c16-27 41-28 55-28v-13c-13 1-31 1-42 1-13 0-37-1-49-1v13c18 0 24 9 24 17 0 5-2 10-3 12l-70 114-77-125c-3-5-3-5-3-7 0-10 10-11 30-11v-13c-16 1-46 1-63 1-18 0-37 0-55-1v13h7c29 0 33 5 40 16l89 145v83c0 14-2 19-34 19h-10v13c15-1 45-1 62-1 16 0 46 0 62 1v-13h-11c-32 0-33-4-33-21v-81z"><text:p/></draw:path><draw:path draw:style-name="gr3" draw:text-style-name="P70" svg:width="2.49mm" svg:height="2.88mm" svg:x="20.57mm" svg:y="5.15mm" svg:viewBox="0 0 250 289" svg:d="M82 156h70c52 0 98-35 98-77s-42-79-100-79h-150v13h10c33 0 33 5 33 21v223c0 14 0 19-33 19h-10v13c14-1 46-1 62-1s48 0 63 1v-13h-10c-33 0-33-5-33-19zM80 144v-114c0-14 0-17 21-17h37c68 0 68 45 68 66 0 19 0 65-68 65z"><text:p/></draw:path><draw:path draw:style-name="gr3" draw:text-style-name="P70" svg:width="2.81mm" svg:height="3.07mm" svg:x="23.52mm" svg:y="5.06mm" svg:viewBox="0 0 282 308" svg:d="M282 155c0-87-65-155-142-155-75 0-140 67-140 155 0 86 65 153 140 153 77 0 142-68 142-153zM142 296c-41 0-99-37-99-147 0-109 63-138 97-138 38 0 98 30 98 138 0 112-58 147-96 147z"><text:p/></draw:path><draw:path draw:style-name="gr3" draw:text-style-name="P70" svg:width="1.87mm" svg:height="3.07mm" svg:x="26.78mm" svg:y="5.06mm" svg:viewBox="0 0 188 308" svg:d="M125 134l-55-13c-27-6-42-29-42-54 0-30 22-55 55-55 71 0 80 70 83 89 1 2 1 5 6 5 4 0 4-3 4-11v-85c0-8 0-10-4-10-3 0-4 0-6 6l-15 24c-13-13-31-30-68-30-47 0-83 37-83 82 0 36 23 65 55 77 5 2 27 8 57 15 12 2 24 6 36 21 9 11 13 24 13 39 0 30-22 61-57 61-13 0-44-2-67-23-25-24-26-50-26-66 0-3-4-3-5-3-6 0-6 2-6 9v85c0 8 0 11 5 11 2 0 3-1 6-6 0 0 1-1 15-24 14 15 41 30 78 30 50 0 84-42 84-89 0-42-28-76-63-85z"><text:p/></draw:path><draw:path draw:style-name="gr3" draw:text-style-name="P70" svg:width="2.81mm" svg:height="2.81mm" svg:x="30.09mm" svg:y="5.57mm" svg:viewBox="0 0 282 282" svg:d="M150 150h118c6 0 14 0 14-9s-8-9-14-9h-118v-118c0-6 0-14-8-14-9 0-9 8-9 14v118h-119c-6 0-14 0-14 9s8 9 14 9h119v117c0 6 0 15 9 15 8 0 8-9 8-15z"><text:p/></draw:path><draw:path draw:style-name="gr3" draw:text-style-name="P70" svg:width="3.06mm" svg:height="2.88mm" svg:x="34.11mm" svg:y="5.15mm" svg:viewBox="0 0 307 289" svg:d="M253 41c16-27 41-28 54-28v-13c-12 1-30 1-41 1-13 0-37-1-49-1v13c18 0 24 9 24 17 0 5-2 10-3 12l-70 114-77-125c-3-5-3-5-3-7 0-10 10-11 30-11v-13c-16 1-46 1-63 1-18 0-37 0-55-1v13h7c29 0 33 5 40 16l89 145v83c0 14-2 19-34 19h-10v13c15-1 45-1 62-1 16 0 46 0 62 1v-13h-11c-32 0-33-4-33-21v-81z"><text:p/></draw:path><draw:path draw:style-name="gr3" draw:text-style-name="P70" svg:width="3mm" svg:height="2.98mm" svg:x="37.29mm" svg:y="5.15mm" svg:viewBox="0 0 301 299" svg:d="M254 42c6-16 18-29 47-29v-13c-13 1-30 1-41 1-13 0-37-1-49-1v13c23 0 31 11 31 22 0 2-1 6-2 8l-77 204-81-213c-3-6-3-8-3-9 0-12 24-12 35-12v-13c-14 1-44 1-60 1-20 0-38-1-54-1v13c28 0 36 0 42 16l97 260c4 8 6 10 11 10 7 0 8-3 11-9z"><text:p/></draw:path><draw:path draw:style-name="gr3" draw:text-style-name="P70" svg:width="2.62mm" svg:height="2.87mm" svg:x="40.51mm" svg:y="5.17mm" svg:viewBox="0 0 263 288" svg:d="M43 254c0 16 0 21-33 21h-10v13h245l18-109h-11c-11 64-20 96-94 96h-56c-19 0-20-3-20-17v-113h38c41 0 46 13 46 49h10v-112h-10c0 37-5 50-46 50h-38v-102c0-14 1-17 20-17h55c65 0 76 23 83 82h11l-12-95h-239v13h10c33 0 33 5 33 21z"><text:p/></draw:path><draw:path draw:style-name="gr3" draw:text-style-name="P70" svg:width="2.32mm" svg:height="2.88mm" svg:x="43.37mm" svg:y="5.15mm" svg:viewBox="0 0 233 289" svg:d="M233 180h-11c-5 43-11 96-85 96h-35c-19 0-20-3-20-17v-225c0-15 0-21 39-21h15v-13c-16 1-54 1-71 1s-51 0-65-1v13h10c33 0 33 5 33 21v223c0 14 0 19-33 19h-10v13h221z"><text:p/></draw:path><draw:path draw:style-name="gr3" draw:text-style-name="P70" svg:width="1.56mm" svg:height="1.81mm" svg:x="47.11mm" svg:y="6.1m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70" svg:width="2.83mm" svg:height="2.88mm" svg:x="50.02mm" svg:y="5.15mm" svg:viewBox="0 0 284 289" svg:d="M0 0v13h10c33 0 33 5 33 21v223c0 14 0 19-33 19h-10v13h155c71 0 129-62 129-143 0-80-56-146-129-146zM101 276c-21 0-21-3-21-17v-229c0-14 0-17 21-17h42c26 0 56 10 78 40 18 25 21 61 21 93 0 48-8 73-24 94-8 12-32 36-74 36z"><text:p/></draw:path><draw:path draw:style-name="gr3" draw:text-style-name="P70" svg:width="1.32mm" svg:height="2.64mm" svg:x="53.16mm" svg:y="5.44mm" svg:viewBox="0 0 133 265" svg:d="M66 91h60v-13h-60v-78h-11c-1 35-13 80-55 82v9h36v116c0 53 40 58 55 58 30 0 42-30 42-58v-24h-11v24c0 32-13 47-28 47-28 0-28-38-28-45z"><text:p/></draw:path></draw:g><text:tab/>(Eq. <text:s/><text:sequence text:ref-name="refEquation9" text:name="Equation" text:formula="ooow:Equation+1" style:num-format="1">10</text:sequence>)</text:p>
      <text:p text:style-name="P35"/>
      <text:p text:style-name="P52">Dove XVEL e YVEL rappresentano le componenti della velocità e Dt l’intervallo di tempo su cui abbiamo deciso di aggiustare il passo. Prima di commentare quest’ultimo elemento, per coloro che non acessero mai visto una scrittura del genere, diciamo che questo è uno dei modi per alterare – incrementare in questo caso – una variabile. In generale, scrivere <draw:g text:anchor-type="as-char" svg:y="-2.93mm" draw:z-index="36" draw:style-name="gr1"><svg:title>TexMaths</svg:title><svg:desc>12§inline§a = a + b§svg§600§FALSE§</svg:desc><draw:polygon draw:style-name="gr2" draw:text-style-name="P69" svg:width="17.01mm" svg:height="3.27mm" svg:x="0mm" svg:y="0.01mm" svg:viewBox="0 0 1702 328" draw:points="851,328 0,328 0,0 1702,0 1702,328"><text:p/></draw:polygon><draw:path draw:style-name="gr3" draw:text-style-name="P70" svg:width="1.93mm" svg:height="1.91mm" svg:x="0.17mm" svg:y="1.07m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70" svg:width="2.81mm" svg:height="0.99mm" svg:x="3.62mm" svg:y="1.38mm" svg:viewBox="0 0 282 100" svg:d="M268 17c6 0 14 0 14-9 0-8-8-8-14-8h-254c-6 0-14 0-14 8 0 9 8 9 14 9zM268 100c6 0 14 0 14-9 0-8-8-8-14-8h-254c-6 0-14 0-14 8 0 9 8 9 14 9z"><text:p/></draw:path><draw:path draw:style-name="gr3" draw:text-style-name="P70" svg:width="1.93mm" svg:height="1.91mm" svg:x="8.01mm" svg:y="1.07m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70" svg:width="2.81mm" svg:height="2.81mm" svg:x="11.23mm" svg:y="0.47mm" svg:viewBox="0 0 282 282" svg:d="M150 150h118c6 0 14 0 14-8 0-10-8-10-14-10h-118v-118c0-6 0-14-8-14-10 0-10 8-10 14v118h-118c-6 0-14 0-14 10 0 8 8 8 14 8h118v118c0 6 0 14 10 14 8 0 8-8 8-14z"><text:p/></draw:path><draw:path draw:style-name="gr3" draw:text-style-name="P70" svg:width="1.55mm" svg:height="2.98mm" svg:x="15.4mm" svg:y="0m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g> <text:span text:style-name="T25">significa prendere la somma dei valori di </text:span><text:span text:style-name="T25"><draw:g text:anchor-type="as-char" svg:y="-1.92mm" draw:z-index="37" draw:style-name="gr1"><svg:title>TexMaths</svg:title><svg:desc>12§inline§a§svg§600§FALSE§</svg:desc><draw:polygon draw:style-name="gr2" draw:text-style-name="P69" svg:width="2.22mm" svg:height="1.81mm" svg:x="0mm" svg:y="0.06mm" svg:viewBox="0 0 223 182" draw:points="112,182 0,182 0,0 223,0 223,182"><text:p/></draw:polygon><draw:path draw:style-name="gr3" draw:text-style-name="P70" svg:width="1.93mm" svg:height="1.91mm" svg:x="0.17mm" svg:y="0mm" svg:viewBox="0 0 194 192" svg:d="M142 28c-9-16-21-28-40-28-49 0-102 62-102 125 0 39 23 67 56 67 9 0 30-2 56-31 3 17 18 31 38 31 16 0 25-10 31-23 7-16 13-42 13-42 0-5-3-5-4-5-5 0-5 3-6 9-8 27-16 51-33 51-12 0-13-11-13-19 0-10 1-12 6-31 5-18 5-22 10-39l14-58c4-12 4-13 4-15 0-7-5-12-12-12-11 0-17 10-18 20zM114 137c-2 8-2 8-8 15-20 24-36 30-48 30-22 0-28-23-28-39 0-21 13-74 24-93 13-25 31-40 49-40 28 0 34 34 34 37 0 2-1 5-3 7z"><text:p/></draw:path></draw:g></text:span><text:span text:style-name="T25"> e </text:span><text:span text:style-name="T25"><draw:g text:anchor-type="as-char" svg:y="-3mm" draw:z-index="38" draw:style-name="gr1"><svg:title>TexMaths</svg:title><svg:desc>12§inline§b§svg§600§FALSE§</svg:desc><draw:polygon draw:style-name="gr2" draw:text-style-name="P69" svg:width="1.8mm" svg:height="2.93mm" svg:x="0mm" svg:y="0.01mm" svg:viewBox="0 0 181 294" draw:points="91,294 0,294 0,0 181,0 181,294"><text:p/></draw:polygon><draw:path draw:style-name="gr3" draw:text-style-name="P70" svg:width="1.55mm" svg:height="2.99mm" svg:x="0.2mm" svg:y="0mm"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25"> e attribuire questo risultato alla variabile </text:span><text:span text:style-name="T25"><draw:g text:anchor-type="as-char" svg:y="-1.92mm" draw:z-index="39" draw:style-name="gr1"><svg:title>TexMaths</svg:title><svg:desc>12§inline§a§svg§600§FALSE§</svg:desc><draw:polygon draw:style-name="gr2" draw:text-style-name="P69" svg:width="2.22mm" svg:height="1.81mm" svg:x="0mm" svg:y="0.06mm" svg:viewBox="0 0 223 182" draw:points="112,182 0,182 0,0 223,0 223,182"><text:p/></draw:polygon><draw:path draw:style-name="gr3" draw:text-style-name="P70" svg:width="1.93mm" svg:height="1.91mm" svg:x="0.17mm" svg:y="0mm" svg:viewBox="0 0 194 192" svg:d="M142 28c-9-16-21-28-40-28-49 0-102 62-102 125 0 39 23 67 56 67 9 0 30-2 56-31 3 17 18 31 38 31 16 0 25-10 31-23 7-16 13-42 13-42 0-5-3-5-4-5-5 0-5 3-6 9-8 27-16 51-33 51-12 0-13-11-13-19 0-10 1-12 6-31 5-18 5-22 10-39l14-58c4-12 4-13 4-15 0-7-5-12-12-12-11 0-17 10-18 20zM114 137c-2 8-2 8-8 15-20 24-36 30-48 30-22 0-28-23-28-39 0-21 13-74 24-93 13-25 31-40 49-40 28 0 34 34 34 37 0 2-1 5-3 7z"><text:p/></draw:path></draw:g></text:span><text:span text:style-name="T25">. È un modo quindi per aggiornare il valore di una variabile: a destra del segno di </text:span><text:span text:style-name="T25"><draw:g text:anchor-type="as-char" svg:y="-1.02mm" draw:z-index="40" draw:style-name="gr1"><svg:title>TexMaths</svg:title><svg:desc>12§inline§=§svg§600§FALSE§</svg:desc><draw:polygon draw:style-name="gr2" draw:text-style-name="P69" svg:width="3.27mm" svg:height="0.99mm" svg:x="0mm" svg:y="0.05mm" svg:viewBox="0 0 328 100" draw:points="164,100 0,100 0,0 328,0 328,100"><text:p/></draw:polygon><draw:path draw:style-name="gr3" draw:text-style-name="P70" svg:width="2.81mm" svg:height="0.99mm" svg:x="0.24mm" svg:y="0mm" svg:viewBox="0 0 282 100" svg:d="M268 17c6 0 14 0 14-9 0-8-8-8-14-8h-254c-6 0-14 0-14 8 0 9 8 9 14 9zM268 100c6 0 14 0 14-8 0-9-8-9-14-9h-254c-6 0-14 0-14 9 0 8 8 8 14 8z"><text:p/></draw:path></draw:g></text:span><text:span text:style-name="T25"> si usa il vecchio valore di </text:span><text:span text:style-name="T25"><draw:g text:anchor-type="as-char" svg:y="-1.92mm" draw:z-index="41" draw:style-name="gr1"><svg:title>TexMaths</svg:title><svg:desc>12§inline§a§svg§600§FALSE§</svg:desc><draw:polygon draw:style-name="gr2" draw:text-style-name="P69" svg:width="2.22mm" svg:height="1.81mm" svg:x="0mm" svg:y="0.06mm" svg:viewBox="0 0 223 182" draw:points="112,182 0,182 0,0 223,0 223,182"><text:p/></draw:polygon><draw:path draw:style-name="gr3" draw:text-style-name="P70" svg:width="1.93mm" svg:height="1.91mm" svg:x="0.17mm" svg:y="0mm" svg:viewBox="0 0 194 192" svg:d="M142 28c-9-16-21-28-40-28-49 0-102 62-102 125 0 39 23 67 56 67 9 0 30-2 56-31 3 17 18 31 38 31 16 0 25-10 31-23 7-16 13-42 13-42 0-5-3-5-4-5-5 0-5 3-6 9-8 27-16 51-33 51-12 0-13-11-13-19 0-10 1-12 6-31 5-18 5-22 10-39l14-58c4-12 4-13 4-15 0-7-5-12-12-12-11 0-17 10-18 20zM114 137c-2 8-2 8-8 15-20 24-36 30-48 30-22 0-28-23-28-39 0-21 13-74 24-93 13-25 31-40 49-40 28 0 34 34 34 37 0 2-1 5-3 7z"><text:p/></draw:path></draw:g></text:span><text:span text:style-name="T25">, a sinistra c’è quello nuovo attribuito in base all’operazione fatta. Detto questo, finiamo di commentare il fattore Dt. Questo rappresenta l’intervallo di tempo nel quale viene percorso il tratto a quella velocità. Deve essere piccolo perché sennò non si può ragionevolmente accettare che la velocità sia constante in quel tratto. Piccolo quanto? </text:span></text:p>
      <text:p text:style-name="P22">The art of scientific computing</text:p>
      <text:p text:style-name="P53"><text:span text:style-name="T25">La risposta onesta è: bisogna vedere… Non esattamente soddisfacente come risposta per una scienza (un tempo) ritenuta “esatta”. Esiste un testo fondamentale per chiunque si sia occupato o si occupi di calcolo scientifico, pubblicato la prima volta nel 1986: Numerical Recipes – The Art of Scientific Computing</text:span><text:span text:style-name="T25"><text:note text:id="ftn2" text:note-class="footnote"><text:note-citation>2</text:note-citation><text:note-body><text:p text:style-name="P65">W.H. Press, S.A. Teukolsky, W.T. Vetterling, B.P. Flannery, <text:span text:style-name="T2">Numerical Recipes – The Art of Scientific Computing</text:span>. Cambridge University Press, <text:span text:style-name="T27">1988-2007. Ne esistono in varie edizioni, alcune delle quali obsolete, in Fortran 77, Fortran 90, C, C++. </text:span></text:p></text:note-body></text:note></text:span><text:span text:style-name="T25">. Quello del calcolo scientifico non è un mondo esatto. Sembra un paradosso: laddove le scienze esatte sposano la tecnologia si parla di “arte del calcolo scientifico”. E invece è proprio così. In parte perché ci sono metodi matematici estremamente sensibili ad ogni piccola variazione dei dati, che in certi contesti conducono all’irrisolvibilità del problema, e in parte perché la rappresentazione in bit dei numeri è solo un’approssimazione della nozione matematica, questa sì esatta. Non solo, lo stesso identico calcolo eseguito su computer diversi può dare risultati differenti perché non è identico l’insieme dei processi con i quali i processori di calcolo manipolano </text:span><text:soft-page-break/><text:span text:style-name="T25">l’imperfetta rappresentazione dei numeri.</text:span></text:p>
      <text:p text:style-name="P54">Tornando alla nostra questione intorno all’intervallino di tempo Dt, anch'essa dipende molto dal contesto. Il compromesso è un po’ questo: se si fanno lunghi passi allora il calcolo procede veloce ma si rischia di sbagliare molto, se in realtà la velocità cambia apprezzabilmente fra un passo e l’altro; per sbagliare meno occorre scegliere passi più brevi e quanto più questi sono brevi e tanto più il calcolo sarà accurato. Però anche qui fino a un certo punto, perché se gli intervalli diventano brevissimi si possono avere problemi di precisione nella rappresentazione dei numeri e quindi i conti possono nuovamente sballare.</text:p>
      <text:p text:style-name="P54">Perché tutte queste considerazioni che possono parere anche esageratamente tecniche, per il nostro contesto? Da un lato per tentare di rimettere al centro la complessità e la ricchezza del pensiero computazionale, che finisce con l’essere polverizzato in un discorso pubblico banale e partigiano, fra fazioni di apocalittici e integrati, o di “umanisti” e “scientifici”. A proposito di quest’ultima dicotomia vorrei dire che chi vi crede tradisce allo stesso tempo sia la visione umanistica che quella scientifica, perché una vera visione umanistica certamente comprende e valorizza <text:span text:style-name="T28">il pensiero scientifico. Il pensiero scientifico è umanistico. Invece v’è ne poco in giro. Dall’altro perché questa complessità fornisce un terreno adatto per un approccio alla conoscenza di natura laboratoriale, che è quello che di fatto vivono il ricercatore, l’artista o l’artigiano, quando si misurano nei rispettivi modi e con i rispettivi strumenti con la realtà. Le incertezze del calcolo scientifico non devono certamente essere rovesciate sugli allievi come si fa nell’approccio disciplinare classico, bensì devono essere tenute presenti per essere eventualmente approfondite, in misura adeguata, qualora i loro effetti si presentino nel corso delle esplorazione dei ragazzi.</text:span></text:p>
      <text:p text:style-name="P55">Il codice nella formula <text:sequence-ref text:reference-format="value" text:ref-name="refEquation9">10</text:sequence-ref>, se rieseguito ripetutamente, disegna la traiettoria del corpo per incrementi successivi, <text:span text:style-name="T29">che è proprio quello che desideriamo. Il problema tuttavia è che ci occorre conoscere la velocità in ogni punto della traiettoria ma noi questa informazione non ce l’abbiamo; soprattutto non abbiamo niente che leghi la grandezza velocità alla legge di gravitazione (Eq. </text:span><text:span text:style-name="T29"><text:sequence-ref text:reference-format="value" text:ref-name="refEquation4">5</text:sequence-ref></text:span><text:span text:style-name="T29">), che è tutto ciò che sappiamo. In realtà nell’equazione </text:span><text:span text:style-name="T29"><text:sequence-ref text:reference-format="value" text:ref-name="refEquation4">5</text:sequence-ref></text:span><text:span text:style-name="T29"> abbiamo l’accelerazione, che rappresenta la variazione della velocità. Quindi quello che ci occorre è un passaggio simile a quello che nel codice </text:span><text:span text:style-name="T29"><text:sequence-ref text:reference-format="value" text:ref-name="refEquation9">10</text:sequence-ref></text:span><text:span text:style-name="T29"> ci è servito per ricostruire il percorso. Dobbiamo cioè ricostruire l’andamento della velocità per incrementi successivi:</text:span></text:p>
      <text:p text:style-name="P56"><text:span text:style-name="T29"><text:s/><text:tab/></text:span><text:span text:style-name="T29"><draw:g text:anchor-type="as-char" svg:y="-5.33mm" draw:z-index="43" draw:style-name="gr1"><svg:title>TexMaths</svg:title><svg:desc>12§display§ \begin{array}{ll}
\textrm{XVEL}=\textrm{XVEL}+\textrm{qualcosa}*\textrm{Dt}\\
\textrm{YVEL}=\textrm{YVEL}+\textrm{qualcosa}*\textrm{Dt}\\
\end{array}§svg§600§FALSE§</svg:desc><draw:polygon draw:style-name="gr2" draw:text-style-name="P69" svg:width="58.85mm" svg:height="8.81mm" svg:x="0mm" svg:y="0.02mm" svg:viewBox="0 0 5886 882" draw:points="2942,882 0,882 0,0 5886,0 5886,882"><text:p/></draw:polygon><draw:path draw:style-name="gr3" draw:text-style-name="P70" svg:width="2.97mm" svg:height="2.89mm" svg:x="0.1mm" svg:y="0.04mm" svg:viewBox="0 0 298 290" svg:d="M160 126l58-85c9-13 23-28 62-28v-13c-17 0-36 1-47 1-17 0-37 0-54-1v13c17 0 25 10 25 19 0 5 0 5-4 10l-48 72-54-82c-1-1-3-4-3-6 0-6 9-13 27-13v-13c-14 1-45 1-62 1-12 0-38 0-54-1v13h7c24 0 31 3 40 15l78 117-70 104c-6 8-18 27-61 27v14c16 0 34-2 47-2 15 0 39 0 54 2v-14c-19 0-27-12-27-19 0-3 2-6 5-11l60-89 66 103c1 1 3 2 3 4 0 5-10 12-28 12v14c16-2 46-2 62-2 18 0 38 0 56 2v-14h-9c-21 0-31-2-39-15z"><text:p/></draw:path><draw:path draw:style-name="gr3" draw:text-style-name="P70" svg:width="3mm" svg:height="2.98mm" svg:x="3.23mm" svg:y="0.04mm" svg:viewBox="0 0 301 299" svg:d="M254 42c6-16 18-29 47-29v-13c-13 1-30 1-41 1-13 0-37-1-49-1v13c23 0 31 11 31 22 0 2-1 6-2 8l-77 204-81-213c-3-6-3-8-3-9 0-12 24-12 35-12v-13c-14 1-44 1-60 1-20 0-38-1-54-1v13c28 0 36 0 42 16l97 261c4 8 6 9 11 9 7 0 8-2 11-8z"><text:p/></draw:path><draw:path draw:style-name="gr3" draw:text-style-name="P70" svg:width="2.62mm" svg:height="2.87mm" svg:x="6.44mm" svg:y="0.04mm" svg:viewBox="0 0 263 288" svg:d="M43 255c0 15 0 20-33 20h-10v13h245l18-109h-11c-11 65-20 96-94 96h-56c-20 0-20-2-20-17v-113h38c41 0 46 14 46 50h10v-113h-10c0 37-5 50-46 50h-38v-102c0-14 0-17 20-17h55c65 0 76 23 83 82h11l-12-95h-239v13h10c33 0 33 5 33 21z"><text:p/></draw:path><draw:path draw:style-name="gr3" draw:text-style-name="P70" svg:width="2.32mm" svg:height="2.89mm" svg:x="9.3mm" svg:y="0.04mm" svg:viewBox="0 0 233 290" svg:d="M233 180h-11c-5 43-11 96-85 96h-35c-19 0-20-2-20-16v-226c0-15 0-21 39-21h15v-13c-16 1-54 1-71 1s-51 0-65-1v13h11c32 0 32 5 32 21v223c0 15 0 19-32 19h-11v14h221z"><text:p/></draw:path><draw:path draw:style-name="gr3" draw:text-style-name="P70" svg:width="2.81mm" svg:height="0.99mm" svg:x="13.24mm" svg:y="1.38mm" svg:viewBox="0 0 282 100" svg:d="M268 17c6 0 14 0 14-9 0-8-8-8-14-8h-254c-6 0-14 0-14 8 0 9 8 9 14 9zM268 100c6 0 14 0 14-9 0-8-8-8-14-8h-254c-6 0-14 0-14 8 0 9 8 9 14 9z"><text:p/></draw:path><draw:path draw:style-name="gr3" draw:text-style-name="P70" svg:width="2.97mm" svg:height="2.89mm" svg:x="17.54mm" svg:y="0.04mm" svg:viewBox="0 0 298 290" svg:d="M160 126l58-85c10-13 24-28 62-28v-13c-17 0-36 1-47 1-17 0-37 0-54-1v13c17 0 25 10 25 19 0 5 0 5-4 10l-48 72-54-82c-1-1-3-4-3-6 0-6 9-13 27-13v-13c-14 1-45 1-62 1-12 0-38 0-54-1v13h7c24 0 31 3 40 15l78 117-70 104c-6 8-18 27-61 27v14c16 0 34-2 47-2 15 0 39 0 54 2v-14c-19 0-27-12-27-19 0-3 2-6 5-11l60-89 67 103c0 1 2 2 2 4 0 5-10 12-28 12v14c16-2 46-2 62-2 18 0 38 0 56 2v-14h-9c-21 0-31-2-39-15z"><text:p/></draw:path><draw:path draw:style-name="gr3" draw:text-style-name="P70" svg:width="3mm" svg:height="2.98mm" svg:x="20.67mm" svg:y="0.04mm" svg:viewBox="0 0 301 299" svg:d="M254 42c6-16 18-29 47-29v-13c-13 1-30 1-41 1-13 0-37-1-49-1v13c23 0 31 11 31 22 0 2-1 6-2 8l-77 204-81-213c-3-6-3-8-3-9 0-12 24-12 35-12v-13c-14 1-44 1-60 1-20 0-38-1-54-1v13c28 0 36 0 42 16l97 261c4 8 6 9 11 9 7 0 8-2 11-8z"><text:p/></draw:path><draw:path draw:style-name="gr3" draw:text-style-name="P70" svg:width="2.62mm" svg:height="2.87mm" svg:x="23.88mm" svg:y="0.04mm" svg:viewBox="0 0 263 288" svg:d="M43 255c0 15 0 20-33 20h-10v13h245l18-109h-11c-11 65-20 96-94 96h-56c-19 0-20-2-20-17v-113h38c41 0 46 14 46 50h10v-113h-10c0 37-5 50-46 50h-38v-102c0-14 1-17 20-17h55c65 0 76 23 83 82h11l-12-95h-239v13h10c33 0 33 5 33 21z"><text:p/></draw:path><draw:path draw:style-name="gr3" draw:text-style-name="P70" svg:width="2.32mm" svg:height="2.89mm" svg:x="26.75mm" svg:y="0.04mm" svg:viewBox="0 0 233 290" svg:d="M233 180h-11c-5 43-11 96-85 96h-35c-19 0-20-2-20-16v-226c0-15 0-21 39-21h15v-13c-16 1-54 1-71 1s-51 0-65-1v13h10c33 0 33 5 33 21v223c0 15 0 19-33 19h-10v14h221z"><text:p/></draw:path><draw:path draw:style-name="gr3" draw:text-style-name="P70" svg:width="2.81mm" svg:height="2.81mm" svg:x="30.44mm" svg:y="0.47mm" svg:viewBox="0 0 282 282" svg:d="M150 150h118c6 0 14 0 14-8 0-10-8-10-14-10h-118v-118c0-6 0-14-8-14-9 0-9 8-9 14v118h-119c-6 0-14 0-14 10 0 8 8 8 14 8h119v118c0 6 0 14 9 14 8 0 8-8 8-14z"><text:p/></draw:path><draw:path draw:style-name="gr3" draw:text-style-name="P70" svg:width="2.08mm" svg:height="2.69mm" svg:x="34.56mm" svg:y="1.07mm" svg:viewBox="0 0 209 270" svg:d="M146 162v76c0 19-4 19-32 19v13c14-1 36-2 47-2 12 0 33 1 48 2v-13c-28 0-33 0-33-19v-238h-9l-17 38c-5-12-23-38-56-38-50 0-94 41-94 96 0 53 41 96 90 96 30 0 48-18 56-30zM148 70v60c0 13-8 25-17 36-5 6-19 17-39 17-31 0-57-38-57-87 0-50 30-85 61-85 35 0 52 37 52 59z"><text:p/></draw:path><draw:path draw:style-name="gr3" draw:text-style-name="P70" svg:width="2.13mm" svg:height="1.91mm" svg:x="36.77mm" svg:y="1.07mm" svg:viewBox="0 0 214 192" svg:d="M152 154v38l62-5v-13c-30 0-34-2-34-23v-151l-62 5v13c30 0 33 2 33 24v76c0 36-20 65-51 65-36 0-38-20-38-42v-141l-62 5v13c34 0 34 1 34 38v64c0 34 0 72 63 72 24 0 43-12 55-38z"><text:p/></draw:path><draw:path draw:style-name="gr3" draw:text-style-name="P70" svg:width="1.9mm" svg:height="1.94mm" svg:x="39.14mm" svg:y="1.05mm" svg:viewBox="0 0 191 195" svg:d="M124 159c1 16 13 34 32 34 10 0 35-6 35-40v-24h-10v24c0 24-11 27-15 27-15 0-16-19-16-21v-86c0-18 0-33-16-50-16-16-37-23-57-23-35 0-65 20-65 48 0 13 8 20 20 20 11 0 20-8 20-20 0-5-3-19-22-19 11-15 32-19 46-19 20 0 44 16 44 54v15c-22 1-50 3-78 16-31 14-42 36-42 55 0 34 41 45 68 45 28 0 47-17 56-36zM120 89v42c0 41-30 55-49 55-21 0-39-15-39-37 0-23 18-58 88-60z"><text:p/></draw:path><draw:path draw:style-name="gr3" draw:text-style-name="P70" svg:width="0.94mm" svg:height="2.93mm" svg:x="41.21mm" svg:y="0mm" svg:viewBox="0 0 95 294" svg:d="M61 0l-61 5v13c30 0 34 2 34 24v220c0 19-5 19-34 19v13c14 0 37-1 48-1 10 0 31 1 47 1v-13c-29 0-34 0-34-19z"><text:p/></draw:path><draw:path draw:style-name="gr3" draw:text-style-name="P70" svg:width="1.61mm" svg:height="1.94mm" svg:x="42.38mm" svg:y="1.05mm" svg:viewBox="0 0 162 195" svg:d="M35 97c0-68 35-86 57-86 4 0 32 0 46 15-17 2-20 15-20 20 0 10 8 19 20 19 11 0 19-7 19-19 0-29-32-46-65-46-52 0-92 46-92 99 0 54 42 96 91 96 58 0 71-51 71-56 0-3-5-3-6-3-4 0-5 1-5 3-13 40-41 45-56 45-22 0-60-18-60-87z"><text:p/></draw:path><draw:path draw:style-name="gr3" draw:text-style-name="P70" svg:width="1.87mm" svg:height="1.94mm" svg:x="44.22mm" svg:y="1.05mm" svg:viewBox="0 0 188 195" svg:d="M188 100c0-56-43-100-93-100-54 0-95 47-95 100 0 54 44 95 94 95 51 0 94-41 94-95zM95 184c-19 0-37-9-49-28-11-19-11-44-11-60 0-17 0-40 11-59 10-19 31-27 48-27 19 0 37 9 48 27 10 18 10 42 10 59 0 16 0 39-8 57-10 19-29 31-49 31z"><text:p/></draw:path><draw:path draw:style-name="gr3" draw:text-style-name="P70" svg:width="1.38mm" svg:height="1.94mm" svg:x="46.34mm" svg:y="1.05mm" svg:viewBox="0 0 139 195" svg:d="M74 108c10 1 45 9 45 39 0 21-15 39-48 39-36 0-52-25-59-61-1-5-2-7-6-7-6 0-6 3-6 11v56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70" svg:width="1.9mm" svg:height="1.94mm" svg:x="48.03mm" svg:y="1.05mm" svg:viewBox="0 0 191 195" svg:d="M124 159c1 16 13 34 32 34 10 0 35-6 35-40v-24h-10v24c0 24-11 27-15 27-15 0-16-19-16-21v-86c0-18 0-33-16-50-16-16-37-23-57-23-35 0-65 20-65 48 0 13 8 20 20 20 11 0 20-8 20-20 0-5-3-19-22-19 11-15 32-19 46-19 20 0 44 16 44 54v15c-22 1-50 3-78 16-31 14-42 36-42 55 0 34 41 45 68 45 28 0 47-17 56-36zM120 89v42c0 41-30 55-49 55-21 0-39-15-39-37 0-23 18-58 88-60z"><text:p/></draw:path><draw:path draw:style-name="gr3" draw:text-style-name="P70" svg:width="1.56mm" svg:height="1.82mm" svg:x="51.24mm" svg:y="0.98m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70" svg:width="2.83mm" svg:height="2.89mm" svg:x="54.14mm" svg:y="0.04mm" svg:viewBox="0 0 284 290" svg:d="M0 0v13h10c33 0 33 5 33 21v223c0 15 0 19-33 19h-10v14h155c71 0 129-63 129-143 0-81-56-147-129-147zM101 276c-21 0-21-2-21-16v-230c0-14 0-17 21-17h42c26 0 56 10 78 40 18 25 21 61 21 94 0 48-8 73-24 93-8 12-32 36-74 36z"><text:p/></draw:path><draw:path draw:style-name="gr3" draw:text-style-name="P70" svg:width="1.32mm" svg:height="2.65mm" svg:x="57.28mm" svg:y="0.34mm" svg:viewBox="0 0 133 266" svg:d="M66 91h60v-13h-60v-78h-11c-1 35-13 80-55 82v9h36v117c0 53 40 58 55 58 30 0 42-31 42-58v-24h-11v24c0 31-13 47-28 47-28 0-28-39-28-46z"><text:p/></draw:path><draw:path draw:style-name="gr3" draw:text-style-name="P70" svg:width="3.07mm" svg:height="2.89mm" svg:x="0.05mm" svg:y="5.12mm" svg:viewBox="0 0 308 290" svg:d="M253 41c16-27 41-28 55-28v-13c-13 1-31 1-42 1-13 0-37-1-49-1v13c18 0 24 9 24 17 0 5-2 10-3 12l-70 114-77-125c-3-5-3-5-3-7 0-10 10-11 30-11v-13c-16 1-46 1-63 1-18 0-37 0-55-1v13h7c29 0 33 5 40 16l89 145v83c0 15-2 19-34 19h-10v14c15-2 45-2 62-2 16 0 46 0 62 2v-14h-11c-32 0-33-3-33-20v-82z"><text:p/></draw:path><draw:path draw:style-name="gr3" draw:text-style-name="P70" svg:width="3mm" svg:height="2.98mm" svg:x="3.23mm" svg:y="5.12mm" svg:viewBox="0 0 301 299" svg:d="M254 42c6-16 18-29 47-29v-13c-13 1-30 1-41 1-13 0-37-1-49-1v13c23 0 31 11 31 22 0 2-1 6-2 8l-77 204-81-213c-3-6-3-8-3-9 0-12 24-12 35-12v-13c-14 1-44 1-60 1-20 0-38-1-54-1v13c28 0 36 0 42 16l97 261c4 8 6 9 11 9 7 0 8-2 11-8z"><text:p/></draw:path><draw:path draw:style-name="gr3" draw:text-style-name="P70" svg:width="2.62mm" svg:height="2.87mm" svg:x="6.44mm" svg:y="5.12mm" svg:viewBox="0 0 263 288" svg:d="M43 255c0 15 0 20-33 20h-10v13h245l18-109h-11c-11 65-20 96-94 96h-56c-20 0-20-2-20-17v-113h38c41 0 46 14 46 50h10v-113h-10c0 37-5 50-46 50h-38v-102c0-14 0-17 20-17h55c65 0 76 23 83 82h11l-12-95h-239v13h10c33 0 33 5 33 21z"><text:p/></draw:path><draw:path draw:style-name="gr3" draw:text-style-name="P70" svg:width="2.32mm" svg:height="2.89mm" svg:x="9.3mm" svg:y="5.12mm" svg:viewBox="0 0 233 290" svg:d="M233 180h-11c-5 43-11 96-85 96h-35c-19 0-20-2-20-16v-226c0-15 0-21 39-21h15v-13c-16 1-54 1-71 1s-51 0-65-1v13h11c32 0 32 5 32 21v223c0 15 0 19-32 19h-11v14h221z"><text:p/></draw:path><draw:path draw:style-name="gr3" draw:text-style-name="P70" svg:width="2.81mm" svg:height="0.99mm" svg:x="13.24mm" svg:y="6.45mm" svg:viewBox="0 0 282 100" svg:d="M268 17c6 0 14 0 14-9 0-8-8-8-14-8h-254c-6 0-14 0-14 8 0 9 8 9 14 9zM268 100c6 0 14 0 14-9 0-8-8-8-14-8h-254c-6 0-14 0-14 8 0 9 8 9 14 9z"><text:p/></draw:path><draw:path draw:style-name="gr3" draw:text-style-name="P70" svg:width="3.06mm" svg:height="2.89mm" svg:x="17.49mm" svg:y="5.12mm" svg:viewBox="0 0 307 290" svg:d="M253 41c16-27 41-28 54-28v-13c-12 1-30 1-41 1-13 0-37-1-49-1v13c18 0 24 9 24 17 0 5-2 10-3 12l-70 114-77-125c-3-5-3-5-3-7 0-10 10-11 30-11v-13c-16 1-46 1-63 1-18 0-37 0-55-1v13h7c29 0 33 5 40 16l89 145v83c0 15-2 19-34 19h-10v14c15-2 45-2 62-2 16 0 46 0 62 2v-14h-11c-32 0-33-3-33-20v-82z"><text:p/></draw:path><draw:path draw:style-name="gr3" draw:text-style-name="P70" svg:width="3mm" svg:height="2.98mm" svg:x="20.67mm" svg:y="5.12mm" svg:viewBox="0 0 301 299" svg:d="M254 42c6-16 18-29 47-29v-13c-13 1-30 1-41 1-13 0-37-1-49-1v13c23 0 31 11 31 22 0 2-1 6-2 8l-77 204-81-213c-3-6-3-8-3-9 0-12 24-12 35-12v-13c-14 1-44 1-60 1-20 0-38-1-54-1v13c28 0 36 0 42 16l97 261c4 8 6 9 11 9 7 0 8-2 11-8z"><text:p/></draw:path><draw:path draw:style-name="gr3" draw:text-style-name="P70" svg:width="2.62mm" svg:height="2.87mm" svg:x="23.88mm" svg:y="5.12mm" svg:viewBox="0 0 263 288" svg:d="M43 255c0 15 0 20-33 20h-10v13h245l18-109h-11c-11 65-20 96-94 96h-56c-19 0-20-2-20-17v-113h38c41 0 46 14 46 50h10v-113h-10c0 37-5 50-46 50h-38v-102c0-14 1-17 20-17h55c65 0 76 23 83 82h11l-12-95h-239v13h10c33 0 33 5 33 21z"><text:p/></draw:path><draw:path draw:style-name="gr3" draw:text-style-name="P70" svg:width="2.32mm" svg:height="2.89mm" svg:x="26.75mm" svg:y="5.12mm" svg:viewBox="0 0 233 290" svg:d="M233 180h-11c-5 43-11 96-85 96h-35c-19 0-20-2-20-16v-226c0-15 0-21 39-21h15v-13c-16 1-54 1-71 1s-51 0-65-1v13h10c33 0 33 5 33 21v223c0 15 0 19-33 19h-10v14h221z"><text:p/></draw:path><draw:path draw:style-name="gr3" draw:text-style-name="P70" svg:width="2.81mm" svg:height="2.81mm" svg:x="30.44mm" svg:y="5.54mm" svg:viewBox="0 0 282 282" svg:d="M150 150h118c6 0 14 0 14-8 0-10-8-10-14-10h-118v-118c0-6 0-14-8-14-9 0-9 8-9 14v118h-119c-6 0-14 0-14 10 0 8 8 8 14 8h119v118c0 6 0 14 9 14 8 0 8-8 8-14z"><text:p/></draw:path><draw:path draw:style-name="gr3" draw:text-style-name="P70" svg:width="2.08mm" svg:height="2.69mm" svg:x="34.56mm" svg:y="6.14mm" svg:viewBox="0 0 209 270" svg:d="M146 162v76c0 19-4 19-32 19v13c14-1 36-2 47-2 12 0 33 1 48 2v-13c-28 0-33 0-33-19v-238h-9l-17 38c-5-12-23-38-56-38-50 0-94 41-94 96 0 53 41 96 90 96 30 0 48-18 56-30zM148 70v60c0 13-8 25-17 36-5 6-19 17-39 17-31 0-57-38-57-87 0-50 30-85 61-85 35 0 52 37 52 59z"><text:p/></draw:path><draw:path draw:style-name="gr3" draw:text-style-name="P70" svg:width="2.13mm" svg:height="1.91mm" svg:x="36.77mm" svg:y="6.14mm" svg:viewBox="0 0 214 192" svg:d="M152 154v38l62-5v-13c-30 0-34-2-34-23v-151l-62 5v13c30 0 33 2 33 24v76c0 36-20 65-51 65-36 0-38-20-38-42v-141l-62 5v13c34 0 34 1 34 38v64c0 34 0 72 63 72 24 0 43-12 55-38z"><text:p/></draw:path><draw:path draw:style-name="gr3" draw:text-style-name="P70" svg:width="1.9mm" svg:height="1.94mm" svg:x="39.14mm" svg:y="6.09mm" svg:viewBox="0 0 191 195" svg:d="M124 159c1 16 13 34 32 34 10 0 35-6 35-40v-24h-10v24c0 24-11 27-15 27-15 0-16-19-16-21v-86c0-18 0-33-16-50-16-16-37-23-57-23-35 0-65 20-65 48 0 13 8 20 20 20 11 0 20-8 20-20 0-5-3-19-22-19 11-15 32-19 46-19 20 0 44 16 44 54v15c-22 1-50 3-78 16-31 14-42 36-42 55 0 34 41 45 68 45 28 0 47-17 56-36zM120 89v42c0 41-30 55-49 55-21 0-39-15-39-37 0-23 18-58 88-60z"><text:p/></draw:path><draw:path draw:style-name="gr3" draw:text-style-name="P70" svg:width="0.94mm" svg:height="2.93mm" svg:x="41.21mm" svg:y="5.04mm" svg:viewBox="0 0 95 294" svg:d="M61 0l-61 5v13c30 0 34 2 34 24v220c0 19-5 19-34 19v13c14 0 37-1 48-1 10 0 31 1 47 1v-13c-29 0-34 0-34-19z"><text:p/></draw:path><draw:path draw:style-name="gr3" draw:text-style-name="P70" svg:width="1.61mm" svg:height="1.94mm" svg:x="42.38mm" svg:y="6.09mm" svg:viewBox="0 0 162 195" svg:d="M35 97c0-68 35-86 57-86 4 0 32 0 46 15-17 2-20 15-20 20 0 10 8 19 20 19 11 0 19-7 19-19 0-29-32-46-65-46-52 0-92 46-92 99 0 54 42 96 91 96 58 0 71-51 71-56 0-3-5-3-6-3-4 0-5 1-5 3-13 40-41 45-56 45-22 0-60-18-60-87z"><text:p/></draw:path><draw:path draw:style-name="gr3" draw:text-style-name="P70" svg:width="1.87mm" svg:height="1.94mm" svg:x="44.22mm" svg:y="6.09mm" svg:viewBox="0 0 188 195" svg:d="M188 100c0-56-43-100-93-100-54 0-95 47-95 100 0 54 44 95 94 95 51 0 94-41 94-95zM95 184c-19 0-37-9-49-28-11-19-11-44-11-60 0-17 0-40 11-59 10-19 31-27 48-27 19 0 37 9 48 27 10 18 10 42 10 59 0 16 0 39-8 57-10 19-29 31-49 31z"><text:p/></draw:path><draw:path draw:style-name="gr3" draw:text-style-name="P70" svg:width="1.38mm" svg:height="1.94mm" svg:x="46.34mm" svg:y="6.09mm" svg:viewBox="0 0 139 195" svg:d="M74 108c10 1 45 9 45 39 0 21-15 39-48 39-36 0-52-25-59-61-1-5-2-7-6-7-6 0-6 3-6 11v56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70" svg:width="1.9mm" svg:height="1.94mm" svg:x="48.03mm" svg:y="6.09mm" svg:viewBox="0 0 191 195" svg:d="M124 159c1 16 13 34 32 34 10 0 35-6 35-40v-24h-10v24c0 24-11 27-15 27-15 0-16-19-16-21v-86c0-18 0-33-16-50-16-16-37-23-57-23-35 0-65 20-65 48 0 13 8 20 20 20 11 0 20-8 20-20 0-5-3-19-22-19 11-15 32-19 46-19 20 0 44 16 44 54v15c-22 1-50 3-78 16-31 14-42 36-42 55 0 34 41 45 68 45 28 0 47-17 56-36zM120 89v42c0 41-30 55-49 55-21 0-39-15-39-37 0-23 18-58 88-60z"><text:p/></draw:path><draw:path draw:style-name="gr3" draw:text-style-name="P70" svg:width="1.56mm" svg:height="1.82mm" svg:x="51.24mm" svg:y="6m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70" svg:width="2.83mm" svg:height="2.89mm" svg:x="54.14mm" svg:y="5.12mm" svg:viewBox="0 0 284 290" svg:d="M0 0v13h10c33 0 33 5 33 21v223c0 15 0 19-33 19h-10v14h155c71 0 129-63 129-143 0-81-56-147-129-147zM101 276c-21 0-21-2-21-16v-230c0-14 0-17 21-17h42c26 0 56 10 78 40 18 25 21 61 21 94 0 48-8 73-24 93-8 12-32 36-74 36z"><text:p/></draw:path><draw:path draw:style-name="gr3" draw:text-style-name="P70" svg:width="1.32mm" svg:height="2.65mm" svg:x="57.28mm" svg:y="5.41mm" svg:viewBox="0 0 133 266" svg:d="M66 91h60v-13h-60v-78h-11c-1 35-13 80-55 82v9h36v117c0 53 40 58 55 58 30 0 42-31 42-58v-24h-11v24c0 31-13 47-28 47-28 0-28-39-28-46z"><text:p/></draw:path></draw:g></text:span><text:span text:style-name="T29"><text:tab/>(Eq. <text:s/></text:span><text:span text:style-name="T29"><text:sequence text:ref-name="refEquation10" text:name="Equation" text:formula="ooow:Equation+1" style:num-format="1">11</text:sequence></text:span><text:span text:style-name="T29">)</text:span></text:p>
      <text:p text:style-name="P57">È facile rendersi conto della natura di ciò che abbiamo chiamato “qualcosa”. Per rendercene conto, <text:span text:style-name="T30">se</text:span> riarrangiamo le relazioni in <text:sequence-ref text:reference-format="value" text:ref-name="refEquation10">11</text:sequence-ref> <text:span text:style-name="T30">chiamando </text:span><text:span text:style-name="T30"><draw:g text:anchor-type="as-char" svg:y="-2.89mm" draw:z-index="44" draw:style-name="gr1"><svg:title>TexMaths</svg:title><svg:desc>12§inline§\textrm{XVEL}_1§svg§600§FALSE§</svg:desc><draw:polygon draw:style-name="gr2" draw:text-style-name="P69" svg:width="13.5mm" svg:height="3.52mm" svg:x="0mm" svg:y="0.04mm" svg:viewBox="0 0 1351 353" draw:points="675,353 0,353 0,0 1351,0 1351,353"><text:p/></draw:polygon><draw:path draw:style-name="gr3" draw:text-style-name="P70" svg:width="2.96mm" svg:height="2.89mm" svg:x="0.1mm" svg:y="0mm" svg:viewBox="0 0 297 290" svg:d="M159 126l59-85c10-13 23-28 61-28v-13c-16 0-36 1-46 1-17 0-38 0-54-1v13c16 0 25 10 25 19 0 5 0 5-4 10l-48 72-54-82c-1-1-3-4-3-6 0-6 9-13 27-13v-13c-14 1-45 1-62 1-12 0-38 0-54-1v13h7c24 0 31 3 40 15l78 118-70 103c-6 9-18 28-61 28v13c16 0 34-1 47-1 15 0 39 0 54 1v-13c-19 0-27-12-27-19 0-4 2-6 5-11l60-89 67 102c0 1 1 2 1 5 0 5-8 12-27 12v13c15-1 45-1 62-1 18 0 37 0 55 1v-13h-8c-22 0-31-3-40-16z"><text:p/></draw:path><draw:path draw:style-name="gr3" draw:text-style-name="P70" svg:width="3mm" svg:height="2.99mm" svg:x="3.22mm" svg:y="0mm" svg:viewBox="0 0 301 300" svg:d="M254 42c6-16 18-29 47-29v-13c-13 1-30 1-41 1-13 0-37-1-49-1v13c23 0 31 11 31 22 0 2-1 6-2 8l-77 205-81-214c-3-6-3-8-3-9 0-12 24-12 35-12v-13c-15 1-44 1-60 1-20 0-38-1-54-1v13c28 0 36 0 42 16l97 261c4 8 6 10 11 10 7 0 8-3 11-9z"><text:p/></draw:path><draw:path draw:style-name="gr3" draw:text-style-name="P70" svg:width="2.62mm" svg:height="2.88mm" svg:x="6.44mm" svg:y="0.04mm" svg:viewBox="0 0 263 289" svg:d="M43 255c0 16 0 21-33 21h-10v13h245l18-110h-11c-11 65-21 97-94 97h-56c-20 0-20-3-20-17v-113h38c41 0 45 13 45 49h11v-113h-11c0 37-4 50-45 50h-38v-102c0-14 0-17 20-17h55c65 0 76 23 83 82h11l-12-95h-239v13h10c33 0 33 5 33 21z"><text:p/></draw:path><draw:path draw:style-name="gr3" draw:text-style-name="P70" svg:width="2.32mm" svg:height="2.89mm" svg:x="9.29mm" svg:y="0mm" svg:viewBox="0 0 233 290" svg:d="M233 181h-11c-5 43-11 96-85 96h-35c-19 0-20-3-20-17v-226c0-15 0-21 39-21h14v-13c-15 1-53 1-70 1s-51 0-65-1v13h10c33 0 33 5 33 21v224c0 14 0 19-33 19h-10v13h221z"><text:p/></draw:path><draw:path draw:style-name="gr3" draw:text-style-name="P70" svg:width="1.08mm" svg:height="1.96mm" svg:x="12.14mm" svg:y="1.56mm" svg:viewBox="0 0 109 197" svg:d="M67 8c0-8 0-8-8-8-19 19-47 19-59 19v11c7 0 26 0 43-8v151c0 10 0 14-30 14h-11v10c5 0 42-1 53-1 10 0 47 1 54 1v-10h-12c-30 0-30-4-30-14z"><text:p/></draw:path></draw:g></text:span><text:span text:style-name="T30"> la velocità a sinistra, ovvero prima dell’incremento, <text:s/></text:span><text:span text:style-name="T30"><draw:g text:anchor-type="as-char" svg:y="-2.89mm" draw:z-index="45" draw:style-name="gr1"><svg:title>TexMaths</svg:title><svg:desc>12§inline§\textrm{XVEL}_2§svg§600§FALSE§</svg:desc><draw:polygon draw:style-name="gr2" draw:text-style-name="P69" svg:width="13.5mm" svg:height="3.52mm" svg:x="0mm" svg:y="0.04mm" svg:viewBox="0 0 1351 353" draw:points="675,353 0,353 0,0 1351,0 1351,353"><text:p/></draw:polygon><draw:path draw:style-name="gr3" draw:text-style-name="P70" svg:width="2.96mm" svg:height="2.89mm" svg:x="0.1mm" svg:y="0mm" svg:viewBox="0 0 297 290" svg:d="M159 126l59-85c10-13 23-28 61-28v-13c-16 0-36 1-46 1-17 0-38 0-54-1v13c16 0 25 10 25 19 0 5 0 5-4 10l-48 72-54-82c-1-1-3-4-3-6 0-6 9-13 27-13v-13c-14 1-45 1-62 1-12 0-38 0-54-1v13h7c24 0 31 3 40 15l78 118-70 103c-6 9-18 28-61 28v13c16 0 34-1 47-1 15 0 39 0 54 1v-13c-19 0-27-12-27-19 0-4 2-6 5-11l60-89 67 102c0 1 1 2 1 5 0 5-8 12-27 12v13c15-1 45-1 62-1 18 0 37 0 55 1v-13h-8c-22 0-31-3-40-16z"><text:p/></draw:path><draw:path draw:style-name="gr3" draw:text-style-name="P70" svg:width="3mm" svg:height="2.99mm" svg:x="3.22mm" svg:y="0mm" svg:viewBox="0 0 301 300" svg:d="M254 42c6-16 18-29 47-29v-13c-13 1-30 1-41 1-13 0-37-1-49-1v13c23 0 31 11 31 22 0 2-1 6-2 8l-77 205-81-214c-3-6-3-8-3-9 0-12 24-12 35-12v-13c-15 1-44 1-60 1-20 0-38-1-54-1v13c28 0 36 0 42 16l97 261c4 8 6 10 11 10 7 0 8-3 11-9z"><text:p/></draw:path><draw:path draw:style-name="gr3" draw:text-style-name="P70" svg:width="2.62mm" svg:height="2.88mm" svg:x="6.44mm" svg:y="0.04mm" svg:viewBox="0 0 263 289" svg:d="M43 255c0 16 0 21-33 21h-10v13h245l18-110h-11c-11 65-21 97-94 97h-56c-20 0-20-3-20-17v-113h38c41 0 45 13 45 49h11v-113h-11c0 37-4 50-45 50h-38v-102c0-14 0-17 20-17h55c65 0 76 23 83 82h11l-12-95h-239v13h10c33 0 33 5 33 21z"><text:p/></draw:path><draw:path draw:style-name="gr3" draw:text-style-name="P70" svg:width="2.32mm" svg:height="2.89mm" svg:x="9.29mm" svg:y="0mm" svg:viewBox="0 0 233 290" svg:d="M233 181h-11c-5 43-11 96-85 96h-35c-19 0-20-3-20-17v-226c0-15 0-21 39-21h14v-13c-15 1-53 1-70 1s-51 0-65-1v13h10c33 0 33 5 33 21v224c0 14 0 19-33 19h-10v13h221z"><text:p/></draw:path><draw:path draw:style-name="gr3" draw:text-style-name="P70" svg:width="1.31mm" svg:height="1.96mm" svg:x="12.01mm" svg:y="1.56mm" svg:viewBox="0 0 132 197" svg:d="M132 143h-11c0 7-4 24-7 28-3 1-25 1-30 1h-54c31-28 41-36 59-49 22-18 43-36 43-65 0-36-33-58-70-58s-62 26-62 53c0 16 13 17 16 17 7 0 15-5 15-16 0-5-1-15-17-15 9-22 29-28 44-28 30 0 45 23 45 47 0 26-19 47-29 58l-72 71c-2 2-2 2-2 10h122z"><text:p/></draw:path></draw:g></text:span><text:span text:style-name="T30"> la velocità a sinistra, ovvero dopo l’incremento, e analogamente facciamo per la componente </text:span><text:span text:style-name="T30"><draw:g text:anchor-type="as-char" svg:y="-3mm" draw:z-index="46" draw:style-name="gr1"><svg:title>TexMaths</svg:title><svg:desc>12§display§\textrm{YVEL}§svg§600§FALSE§</svg:desc><draw:polygon draw:style-name="gr2" draw:text-style-name="P69" svg:width="11.78mm" svg:height="2.88mm" svg:x="0mm" svg:y="0.01mm" svg:viewBox="0 0 1179 289" draw:points="590,289 0,289 0,0 1179,0 1179,289"><text:p/></draw:polygon><draw:path draw:style-name="gr3" draw:text-style-name="P70" svg:width="3.07mm" svg:height="2.9mm" svg:x="0.05mm" svg:y="0mm" svg:viewBox="0 0 308 291" svg:d="M253 41c16-27 41-28 55-28v-13c-13 1-31 1-42 1-13 0-37-1-49-1v13c18 0 24 9 24 17 0 5-2 10-4 12l-69 115-77-126c-3-4-3-4-3-7 0-10 10-11 30-11v-13c-16 1-46 1-63 1-18 0-37 0-55-1v13h7c29 0 33 5 40 16l89 146v83c0 14-2 19-34 19h-10v14c15-2 45-2 62-2 16 0 46 0 62 2v-14h-11c-32 0-34-3-34-20v-82z"><text:p/></draw:path><draw:path draw:style-name="gr3" draw:text-style-name="P70" svg:width="3mm" svg:height="2.99mm" svg:x="3.23mm" svg:y="0mm" svg:viewBox="0 0 301 300" svg:d="M254 42c6-15 18-29 47-29v-13c-13 1-30 1-41 1-13 0-37-1-49-1v13c23 0 31 11 31 22 0 2-1 6-2 8l-77 205-81-214c-3-6-3-7-3-9 0-12 24-12 35-12v-13c-14 1-44 1-60 1-20 0-38-1-54-1v13c28 0 36 0 42 16l97 262c4 8 6 9 11 9 7 0 8-2 11-8z"><text:p/></draw:path><draw:path draw:style-name="gr3" draw:text-style-name="P70" svg:width="2.62mm" svg:height="2.88mm" svg:x="6.44mm" svg:y="0.01mm" svg:viewBox="0 0 263 289" svg:d="M43 256c0 15 0 20-33 20h-10v13h245l18-109h-11c-11 65-21 96-94 96h-56c-20 0-20-2-20-17v-113h38c41 0 46 13 46 49h10v-113h-10c0 37-5 51-46 51h-38v-103c0-14 0-17 20-17h55c65 0 76 23 83 82h11l-12-95h-239v13h10c33 0 33 5 33 21z"><text:p/></draw:path><draw:path draw:style-name="gr3" draw:text-style-name="P70" svg:width="2.32mm" svg:height="2.9mm" svg:x="9.29mm" svg:y="0mm" svg:viewBox="0 0 233 291" svg:d="M233 181h-11c-5 43-11 96-85 96h-35c-19 0-20-2-20-17v-226c0-15 0-21 39-21h15v-13c-16 1-54 1-71 1s-51 0-65-1v13h10c33 0 33 5 33 21v224c0 14 0 19-33 19h-10v14h221z"><text:p/></draw:path></draw:g></text:span><text:span text:style-name="T30">, allora abbiamo</text:span>:</text:p>
      <text:p text:style-name="P58"><text:s/><text:span text:style-name="T30"><text:tab/></text:span><text:span text:style-name="T30"><draw:g text:anchor-type="as-char" svg:y="-9.35mm" draw:z-index="48" draw:style-name="gr1"><svg:title>TexMaths</svg:title><svg:desc>12§display§ \begin{array}{ll}
\textrm{qualcosa}=\frac{(\textrm{XVEL}_2-\textrm{XVEL}_1)}{\textrm{Dt}}\\
\\
\textrm{qualcosa}=\frac{(\textrm{YVEL}_2-\textrm{YVEL}_1)}{\textrm{Dt}}\\
\end{array}§svg§600§FALSE§</svg:desc><draw:polygon draw:style-name="gr2" draw:text-style-name="P69" svg:width="48.96mm" svg:height="16.55mm" svg:x="0mm" svg:y="0.01mm" svg:viewBox="0 0 4897 1656" draw:points="2448,1656 0,1656 0,0 4897,0 4897,1656"><text:p/></draw:polygon><draw:path draw:style-name="gr3" draw:text-style-name="P70" svg:width="2.08mm" svg:height="2.69mm" svg:x="0.14mm" svg:y="2.4mm" svg:viewBox="0 0 209 270" svg:d="M146 162v76c0 19-4 19-32 19v13c14-1 36-2 47-2 12 0 33 1 48 2v-13c-28 0-33 0-33-19v-238h-9l-17 38c-5-12-23-38-56-38-50 0-94 41-94 96 0 53 41 96 90 96 30 0 48-18 56-30zM148 70v60c0 13-8 25-17 36-5 6-19 16-39 16-31 0-57-37-57-86 0-50 30-85 61-85 35 0 52 37 52 59z"><text:p/></draw:path><draw:path draw:style-name="gr3" draw:text-style-name="P70" svg:width="2.13mm" svg:height="1.91mm" svg:x="2.35mm" svg:y="2.4mm" svg:viewBox="0 0 214 192" svg:d="M152 154v38l62-5v-13c-30 0-34-2-34-23v-151l-62 5v13c30 0 33 2 33 24v76c0 36-20 64-51 64-36 0-38-19-38-42v-140l-62 5v13c34 0 34 1 34 38v64c0 34 0 72 63 72 24 0 43-12 55-38z"><text:p/></draw:path><draw:path draw:style-name="gr3" draw:text-style-name="P70" svg:width="1.91mm" svg:height="1.93mm" svg:x="4.73mm" svg:y="2.38mm"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70" svg:width="0.94mm" svg:height="2.93mm" svg:x="6.79mm" svg:y="1.33mm" svg:viewBox="0 0 95 294" svg:d="M61 0l-61 5v13c30 0 34 2 34 24v220c0 19-5 19-34 19v13c14 0 37-1 48-1 10 0 31 1 47 1v-13c-29 0-34 0-34-19z"><text:p/></draw:path><draw:path draw:style-name="gr3" draw:text-style-name="P70" svg:width="1.61mm" svg:height="1.93mm" svg:x="7.97mm" svg:y="2.38mm" svg:viewBox="0 0 162 194" svg:d="M35 97c0-68 35-86 57-86 4 0 32 0 46 15-17 2-20 15-20 20 0 10 8 19 20 19 11 0 19-7 19-19 0-29-32-46-65-46-52 0-92 46-92 98 0 54 42 96 91 96 58 0 71-50 71-55 0-3-5-3-6-3-4 0-5 1-5 3-13 40-41 45-56 45-22 0-60-18-60-87z"><text:p/></draw:path><draw:path draw:style-name="gr3" draw:text-style-name="P70" svg:width="1.87mm" svg:height="1.93mm" svg:x="9.81mm" svg:y="2.38mm" svg:viewBox="0 0 188 194" svg:d="M188 100c0-56-43-100-93-100-54 0-95 47-95 100 0 54 44 94 94 94 51 0 94-40 94-94zM95 184c-19 0-37-9-49-28-11-19-11-44-11-60 0-17 0-40 11-59 10-19 31-27 48-27 19 0 37 9 48 27 10 18 10 42 10 59 0 16 0 38-8 56-10 20-29 32-49 32z"><text:p/></draw:path><draw:path draw:style-name="gr3" draw:text-style-name="P70" svg:width="1.38mm" svg:height="1.93mm" svg:x="11.93mm" svg:y="2.38mm" svg:viewBox="0 0 139 194" svg:d="M74 108c10 1 45 8 45 38 0 22-15 40-48 40-36 0-52-25-59-61-1-5-2-7-6-7-6 0-6 3-6 10v57c0 7 0 9 5 9 2 0 2 0 11-8 0 0 0-1 8-10 18 18 37 18 47 18 49 0 68-27 68-58 0-23-13-35-18-40-14-14-30-18-48-20-24-5-53-11-53-35 0-16 11-33 48-33 47 0 50 39 50 52 1 4 4 4 4 4 6 0 6-3 6-11v-43c0-8 0-10-4-10-3 0-3 0-9 5-1 2-6 6-7 7-16-12-34-12-40-12-52 0-68 29-68 52 0 15 7 27 18 37 14 11 26 13 56 19z"><text:p/></draw:path><draw:path draw:style-name="gr3" draw:text-style-name="P70" svg:width="1.9mm" svg:height="1.93mm" svg:x="13.62mm" svg:y="2.38mm"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70" svg:width="2.81mm" svg:height="0.99mm" svg:x="17.02mm" svg:y="2.71mm" svg:viewBox="0 0 282 100" svg:d="M268 17c6 0 14 0 14-9 0-8-8-8-14-8h-254c-6 0-14 0-14 8 0 9 8 9 14 9zM268 100c6 0 14 0 14-9 0-8-8-8-14-8h-254c-6 0-14 0-14 8 0 9 8 9 14 9z"><text:p/></draw:path><draw:path draw:style-name="gr3" draw:text-style-name="P70" svg:width="0.77mm" svg:height="2.95mm" svg:x="22.06mm" svg:y="0mm" svg:viewBox="0 0 78 296" svg:d="M72 0c-56 40-72 102-72 148 0 42 12 106 72 148 2 0 6 0 6-3s-1-3-4-5c-39-36-54-86-54-139 0-81 32-120 56-142 1-1 2-2 2-3 0-4-4-4-6-4z"><text:p/></draw:path><draw:path draw:style-name="gr3" draw:text-style-name="P70" svg:width="2.27mm" svg:height="2.02mm" svg:x="23.15mm" svg:y="0.21mm" svg:viewBox="0 0 228 203" svg:d="M122 89l47-60c13-18 36-18 45-18v-11c-11 1-22 1-33 1-13 0-26-1-39-1v11c13 0 15 8 15 12 0 3-1 6-3 8l-38 49-43-56c-2-4-2-4-2-5 0-3 7-8 18-8v-11c-3 0-34 1-46 1-14 0-37-1-38-1v11h6c17 0 21 2 27 9l62 82-54 71c-6 7-17 19-46 19v11c11-1 22-1 32-1 15 0 39 1 40 1v-11c-12 0-16-7-16-12 0-1 0-4 3-8l48-62 51 70c2 0 3 2 3 4 0 3-6 8-18 8v11c1 0 35-1 45-1 15 0 38 1 40 1v-11h-6c-20 0-24-2-29-10z"><text:p/></draw:path><draw:path draw:style-name="gr3" draw:text-style-name="P70" svg:width="2.31mm" svg:height="2.08mm" svg:x="25.61mm" svg:y="0.21mm" svg:viewBox="0 0 232 209" svg:d="M198 30c4-8 11-19 34-19v-11c-9 1-21 1-29 1-12 0-34-1-36-1v11c11 0 20 5 20 14 0 1 0 4-1 6l-61 143-65-150c-1-4-1-5-1-5 0-8 15-8 24-8v-11c-16 0-35 1-45 1-15 0-37-1-38-1v11h5c17 0 21 1 25 11l77 180c2 4 3 7 8 7 4 0 6 0 10-6z"><text:p/></draw:path><draw:path draw:style-name="gr3" draw:text-style-name="P70" svg:width="1.98mm" svg:height="2.01mm" svg:x="28.17mm" svg:y="0.22mm" svg:viewBox="0 0 199 202" svg:d="M199 124h-9c-9 44-15 67-70 67h-47c-14 0-14-3-14-12v-77h30c30 0 35 10 35 35h9v-81h-9c0 27-5 35-35 35h-30v-68c0-10 0-12 14-12h45c49 0 57 15 62 57h11l-10-68h-181v11h7c23 0 24 2 24 13v154c0 9-1 13-24 13h-7v11h186z"><text:p/></draw:path><draw:path draw:style-name="gr3" draw:text-style-name="P70" svg:width="1.75mm" svg:height="2.02mm" svg:x="30.42mm" svg:y="0.21mm" svg:viewBox="0 0 176 203" svg:d="M176 125h-9c-4 29-7 67-64 67h-30c-14 0-14-2-14-12v-156c0-10 0-13 27-13h11v-11c-6 0-44 1-51 1-12 0-46-1-46-1v11h7c23 0 24 2 24 13v155c0 9-1 13-24 13h-7v11h168z"><text:p/></draw:path><draw:path draw:style-name="gr3" draw:text-style-name="P70" svg:width="1.06mm" svg:height="1.41mm" svg:x="32.56mm" svg:y="1.22mm" svg:viewBox="0 0 107 142" svg:d="M107 101h-10c-1 3-2 17-6 19-2 1-19 1-23 1h-42c15-11 30-23 44-31 19-13 37-25 37-48 0-26-27-42-57-42-28 0-50 17-50 37 0 11 10 13 12 13 6 0 13-3 13-12 0-8-6-12-12-13 6-9 18-15 33-15 20 0 38 12 38 32 0 18-13 32-30 46l-52 44c-2 1-2 1-2 4v6h100z"><text:p/></draw:path><draw:path draw:style-name="gr3" draw:text-style-name="P70" svg:width="1.99mm" svg:height="0.15mm" svg:x="34.34mm" svg:y="1.41mm" svg:viewBox="0 0 200 16" svg:d="M188 16c5 0 12 0 12-8s-6-8-12-8h-176c-5 0-12 0-12 7 0 9 7 9 12 9z"><text:p/></draw:path><draw:path draw:style-name="gr3" draw:text-style-name="P70" svg:width="2.27mm" svg:height="2.02mm" svg:x="36.76mm" svg:y="0.21mm" svg:viewBox="0 0 228 203" svg:d="M122 89l47-60c13-18 36-18 45-18v-11c-11 1-22 1-33 1-13 0-26-1-39-1v11c13 0 15 8 15 12 0 3-1 6-3 8l-38 49-43-56c-2-4-2-4-2-5 0-3 7-8 18-8v-11c-3 0-34 1-46 1-14 0-37-1-38-1v11h6c17 0 21 2 27 9l62 82-54 71c-6 7-17 19-46 19v11c11-1 22-1 32-1 15 0 39 1 40 1v-11c-12 0-16-7-16-12 0-1 0-4 3-8l48-62 51 70c2 0 3 2 3 4 0 3-6 8-18 8v11c1 0 35-1 45-1 15 0 38 1 40 1v-11h-6c-20 0-24-2-29-10z"><text:p/></draw:path><draw:path draw:style-name="gr3" draw:text-style-name="P70" svg:width="2.31mm" svg:height="2.08mm" svg:x="39.22mm" svg:y="0.21mm" svg:viewBox="0 0 232 209" svg:d="M198 30c4-8 11-19 34-19v-11c-9 1-21 1-29 1-12 0-34-1-36-1v11c11 0 20 5 20 14 0 1 0 4-1 6l-61 143-65-150c-1-4-1-5-1-5 0-8 15-8 24-8v-11c-16 0-35 1-45 1-15 0-37-1-38-1v11h5c17 0 21 1 25 11l77 180c2 4 3 7 8 7 4 0 6 0 10-6z"><text:p/></draw:path><draw:path draw:style-name="gr3" draw:text-style-name="P70" svg:width="1.98mm" svg:height="2.01mm" svg:x="41.77mm" svg:y="0.22mm" svg:viewBox="0 0 199 202" svg:d="M199 124h-9c-9 44-15 67-70 67h-47c-14 0-14-3-14-12v-77h30c30 0 35 10 35 35h9v-81h-9c0 27-5 35-35 35h-30v-68c0-10 0-12 14-12h45c49 0 57 15 62 57h11l-10-68h-181v11h7c23 0 24 2 24 13v154c0 9-1 13-24 13h-7v11h186z"><text:p/></draw:path><draw:path draw:style-name="gr3" draw:text-style-name="P70" svg:width="1.75mm" svg:height="2.02mm" svg:x="44.03mm" svg:y="0.21mm" svg:viewBox="0 0 176 203" svg:d="M176 125h-9c-4 29-7 67-64 67h-30c-14 0-14-2-14-12v-156c0-10 0-13 27-13h11v-11c-6 0-44 1-51 1-12 0-46-1-46-1v11h7c23 0 24 2 24 13v155c0 9-1 13-24 13h-7v11h168z"><text:p/></draw:path><draw:path draw:style-name="gr3" draw:text-style-name="P70" svg:width="0.87mm" svg:height="1.41mm" svg:x="46.28mm" svg:y="1.22mm" svg:viewBox="0 0 88 142" svg:d="M54 6c0-6 0-6-7-6-16 13-39 13-43 13h-4v10h4c4 0 19 0 31-6v107c0 6 0 8-23 8h-11v10c12-2 31-2 43-2 14 0 32 0 44 2v-10h-11c-23 0-23-2-23-8z"><text:p/></draw:path><draw:path draw:style-name="gr3" draw:text-style-name="P70" svg:width="0.77mm" svg:height="2.95mm" svg:x="47.83mm" svg:y="0mm" svg:viewBox="0 0 78 296" svg:d="M6 0c-2 0-6 0-6 4 0 1 1 2 2 4 27 23 56 64 56 140 0 62-21 109-52 138-6 4-6 6-6 7s1 3 4 3 32-20 51-56c13-25 23-58 23-91 0-42-13-107-72-149z"><text:p/></draw:path><draw:polygon draw:style-name="gr3" draw:text-style-name="P70" svg:width="27.23mm" svg:height="0.17mm" svg:x="21.72mm" svg:y="3.12mm" svg:viewBox="0 0 2724 18" draw:points="1362,18 0,18 0,0 2724,0 2724,18"><text:p/></draw:polygon><draw:path draw:style-name="gr3" draw:text-style-name="P70" svg:width="2.16mm" svg:height="2.02mm" svg:x="33.58mm" svg:y="3.69mm" svg:viewBox="0 0 217 203" svg:d="M0 0v11h7c23 0 24 2 24 13v155c0 9-1 13-24 13h-7v11h116c56 0 101-45 101-100 0-56-45-103-101-103zM72 192c-14 0-14-2-14-12v-157c0-10 0-12 14-12h37c25 0 47 11 60 27 12 17 17 39 17 65 0 35-8 52-18 65-14 14-35 24-59 24z"><text:p/></draw:path><draw:path draw:style-name="gr3" draw:text-style-name="P70" svg:width="1.02mm" svg:height="1.85mm" svg:x="36.03mm" svg:y="3.9mm" svg:viewBox="0 0 103 186" svg:d="M52 65h46v-10h-46v-55h-11c0 26-12 56-41 58v7h28v80c0 34 25 41 42 41 20 0 33-17 33-41v-17h-9v17c0 21-10 31-22 31-20 0-20-25-20-30z"><text:p/></draw:path><draw:path draw:style-name="gr3" draw:text-style-name="P70" svg:width="2.08mm" svg:height="2.69mm" svg:x="0.14mm" svg:y="13.24mm" svg:viewBox="0 0 209 270" svg:d="M146 162v76c0 19-4 19-32 19v13c14-1 36-2 47-2 12 0 33 1 48 2v-13c-28 0-33 0-33-19v-238h-9l-17 38c-5-12-23-38-56-38-50 0-94 41-94 96 0 53 41 96 90 96 30 0 48-18 56-30zM148 70v60c0 13-8 25-17 36-5 6-19 16-39 16-31 0-57-37-57-86 0-50 30-85 61-85 35 0 52 37 52 59z"><text:p/></draw:path><draw:path draw:style-name="gr3" draw:text-style-name="P70" svg:width="2.13mm" svg:height="1.91mm" svg:x="2.35mm" svg:y="13.24mm" svg:viewBox="0 0 214 192" svg:d="M152 154v38l62-5v-13c-30 0-34-2-34-23v-151l-62 5v13c30 0 33 2 33 24v76c0 36-20 64-51 64-36 0-38-19-38-42v-140l-62 5v13c34 0 34 1 34 38v64c0 34 0 72 63 72 24 0 43-12 55-38z"><text:p/></draw:path><draw:path draw:style-name="gr3" draw:text-style-name="P70" svg:width="1.91mm" svg:height="1.93mm" svg:x="4.73mm" svg:y="13.22mm"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70" svg:width="0.94mm" svg:height="2.93mm" svg:x="6.79mm" svg:y="12.18mm" svg:viewBox="0 0 95 294" svg:d="M61 0l-61 5v13c30 0 34 2 34 24v220c0 19-5 19-34 19v13c14 0 37-1 48-1 10 0 31 1 47 1v-13c-29 0-34 0-34-19z"><text:p/></draw:path><draw:path draw:style-name="gr3" draw:text-style-name="P70" svg:width="1.61mm" svg:height="1.93mm" svg:x="7.97mm" svg:y="13.22mm" svg:viewBox="0 0 162 194" svg:d="M35 97c0-68 35-86 57-86 4 0 32 0 46 15-17 2-20 15-20 20 0 10 8 19 20 19 11 0 19-7 19-19 0-29-32-46-65-46-52 0-92 46-92 98 0 54 42 96 91 96 58 0 71-50 71-55 0-3-5-3-6-3-4 0-5 1-5 3-13 40-41 45-56 45-22 0-60-18-60-87z"><text:p/></draw:path><draw:path draw:style-name="gr3" draw:text-style-name="P70" svg:width="1.87mm" svg:height="1.93mm" svg:x="9.81mm" svg:y="13.22mm" svg:viewBox="0 0 188 194" svg:d="M188 100c0-56-43-100-93-100-54 0-95 47-95 100 0 54 44 94 94 94 51 0 94-40 94-94zM95 184c-19 0-37-9-49-28-11-19-11-44-11-60 0-17 0-40 11-59 10-19 31-27 48-27 19 0 37 9 48 27 10 18 10 42 10 59 0 16 0 38-8 56-10 20-29 32-49 32z"><text:p/></draw:path><draw:path draw:style-name="gr3" draw:text-style-name="P70" svg:width="1.38mm" svg:height="1.93mm" svg:x="11.93mm" svg:y="13.22mm" svg:viewBox="0 0 139 194" svg:d="M74 108c10 1 45 8 45 38 0 22-15 40-48 40-36 0-52-25-59-61-1-5-2-7-6-7-6 0-6 3-6 10v57c0 7 0 9 5 9 2 0 2 0 11-8 0 0 0-1 8-10 18 18 37 18 47 18 49 0 68-27 68-58 0-23-13-35-18-40-14-14-30-18-48-20-24-5-53-11-53-35 0-16 11-33 48-33 47 0 50 39 50 52 1 4 4 4 4 4 6 0 6-3 6-11v-43c0-8 0-10-4-10-3 0-3 0-9 5-1 2-6 6-7 7-16-12-34-12-40-12-52 0-68 29-68 52 0 15 7 27 18 37 14 11 26 13 56 19z"><text:p/></draw:path><draw:path draw:style-name="gr3" draw:text-style-name="P70" svg:width="1.9mm" svg:height="1.93mm" svg:x="13.62mm" svg:y="13.22mm"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70" svg:width="2.81mm" svg:height="0.99mm" svg:x="17.02mm" svg:y="13.55mm" svg:viewBox="0 0 282 100" svg:d="M268 17c6 0 14 0 14-9 0-8-8-8-14-8h-254c-6 0-14 0-14 8 0 9 8 9 14 9zM268 100c6 0 14 0 14-9 0-8-8-8-14-8h-254c-6 0-14 0-14 8 0 9 8 9 14 9z"><text:p/></draw:path><draw:path draw:style-name="gr3" draw:text-style-name="P70" svg:width="0.77mm" svg:height="2.95mm" svg:x="22.06mm" svg:y="10.85mm" svg:viewBox="0 0 78 296" svg:d="M72 0c-56 40-72 102-72 148 0 42 12 106 72 148 2 0 6 0 6-3s-1-3-4-5c-39-36-54-86-54-139 0-81 32-120 56-142 1-1 2-2 2-3 0-4-4-4-6-4z"><text:p/></draw:path><draw:path draw:style-name="gr3" draw:text-style-name="P70" svg:width="2.34mm" svg:height="2.02mm" svg:x="23.12mm" svg:y="11.04mm" svg:viewBox="0 0 235 203" svg:d="M196 30c12-18 31-19 39-19v-11c-8 1-19 1-29 1-12 0-33-1-36-1v11c11 0 16 5 16 11 0 3-2 7-4 9l-54 77-60-85c-2-4-2-5-2-6 0-6 12-6 19-6v-11c-2 0-35 1-45 1-16 0-40-1-40-1v11h6c16 0 22 1 28 9l70 101v58c0 9-1 13-24 13h-7v11c1 0 33-1 45-1 10 0 43 1 44 1v-11h-7c-23 0-24-2-24-14v-57z"><text:p/></draw:path><draw:path draw:style-name="gr3" draw:text-style-name="P70" svg:width="2.31mm" svg:height="2.08mm" svg:x="25.61mm" svg:y="11.04mm" svg:viewBox="0 0 232 209" svg:d="M198 30c4-8 11-19 34-19v-11c-9 1-21 1-29 1-12 0-34-1-36-1v11c11 0 20 5 20 14 0 1 0 4-1 6l-61 143-65-150c-1-4-1-5-1-5 0-8 15-8 24-8v-11c-16 0-35 1-45 1-15 0-37-1-38-1v11h5c17 0 21 1 25 11l77 180c2 4 3 7 8 7 4 0 6 0 10-6z"><text:p/></draw:path><draw:path draw:style-name="gr3" draw:text-style-name="P70" svg:width="1.98mm" svg:height="2.01mm" svg:x="28.17mm" svg:y="11.06mm" svg:viewBox="0 0 199 202" svg:d="M199 124h-9c-9 44-15 67-70 67h-47c-14 0-14-3-14-12v-77h30c30 0 35 10 35 35h9v-81h-9c0 27-5 35-35 35h-30v-68c0-10 0-12 14-12h45c49 0 57 15 62 57h11l-10-68h-181v11h7c23 0 24 2 24 13v154c0 9-1 13-24 13h-7v11h186z"><text:p/></draw:path><draw:path draw:style-name="gr3" draw:text-style-name="P70" svg:width="1.75mm" svg:height="2.02mm" svg:x="30.42mm" svg:y="11.04mm" svg:viewBox="0 0 176 203" svg:d="M176 125h-9c-4 29-7 67-64 67h-30c-14 0-14-2-14-12v-156c0-10 0-13 27-13h11v-11c-6 0-44 1-51 1-12 0-46-1-46-1v11h7c23 0 24 2 24 13v155c0 9-1 13-24 13h-7v11h168z"><text:p/></draw:path><draw:path draw:style-name="gr3" draw:text-style-name="P70" svg:width="1.06mm" svg:height="1.41mm" svg:x="32.56mm" svg:y="12.08mm" svg:viewBox="0 0 107 142" svg:d="M107 101h-10c-1 3-2 17-6 19-2 1-19 1-23 1h-42c15-11 30-23 44-31 19-13 37-25 37-48 0-26-27-42-57-42-28 0-50 17-50 37 0 11 10 13 12 13 6 0 13-3 13-12 0-8-6-12-12-13 6-9 18-15 33-15 20 0 38 12 38 32 0 18-13 32-30 46l-52 44c-2 1-2 1-2 4v6h100z"><text:p/></draw:path><draw:path draw:style-name="gr3" draw:text-style-name="P70" svg:width="1.99mm" svg:height="0.15mm" svg:x="34.34mm" svg:y="12.24mm" svg:viewBox="0 0 200 16" svg:d="M188 16c5 0 12 0 12-8s-6-8-12-8h-176c-5 0-12 0-12 7 0 9 7 9 12 9z"><text:p/></draw:path><draw:path draw:style-name="gr3" draw:text-style-name="P70" svg:width="2.34mm" svg:height="2.02mm" svg:x="36.71mm" svg:y="11.04mm" svg:viewBox="0 0 235 203" svg:d="M196 30c12-18 31-19 39-19v-11c-8 1-19 1-29 1-12 0-33-1-36-1v11c11 0 16 5 16 11 0 3-2 7-4 9l-54 77-60-85c-2-4-2-5-2-6 0-6 12-6 19-6v-11c-2 0-35 1-45 1-16 0-40-1-40-1v11h6c16 0 22 1 28 9l70 101v58c0 9-1 13-24 13h-7v11c1 0 33-1 45-1 10 0 43 1 44 1v-11h-7c-23 0-24-2-24-14v-57z"><text:p/></draw:path><draw:path draw:style-name="gr3" draw:text-style-name="P70" svg:width="2.31mm" svg:height="2.08mm" svg:x="39.22mm" svg:y="11.04mm" svg:viewBox="0 0 232 209" svg:d="M198 30c4-8 11-19 34-19v-11c-9 1-21 1-29 1-12 0-34-1-36-1v11c11 0 20 5 20 14 0 1 0 4-1 6l-61 143-65-150c-1-4-1-5-1-5 0-8 15-8 24-8v-11c-16 0-35 1-45 1-15 0-37-1-38-1v11h5c17 0 21 1 25 11l77 180c2 4 3 7 8 7 4 0 6 0 10-6z"><text:p/></draw:path><draw:path draw:style-name="gr3" draw:text-style-name="P70" svg:width="1.98mm" svg:height="2.01mm" svg:x="41.77mm" svg:y="11.06mm" svg:viewBox="0 0 199 202" svg:d="M199 124h-9c-9 44-15 67-70 67h-47c-14 0-14-3-14-12v-77h30c30 0 35 10 35 35h9v-81h-9c0 27-5 35-35 35h-30v-68c0-10 0-12 14-12h45c49 0 57 15 62 57h11l-10-68h-181v11h7c23 0 24 2 24 13v154c0 9-1 13-24 13h-7v11h186z"><text:p/></draw:path><draw:path draw:style-name="gr3" draw:text-style-name="P70" svg:width="1.75mm" svg:height="2.02mm" svg:x="44.03mm" svg:y="11.04mm" svg:viewBox="0 0 176 203" svg:d="M176 125h-9c-4 29-7 67-64 67h-30c-14 0-14-2-14-12v-156c0-10 0-13 27-13h11v-11c-6 0-44 1-51 1-12 0-46-1-46-1v11h7c23 0 24 2 24 13v155c0 9-1 13-24 13h-7v11h168z"><text:p/></draw:path><draw:path draw:style-name="gr3" draw:text-style-name="P70" svg:width="0.87mm" svg:height="1.41mm" svg:x="46.28mm" svg:y="12.08mm" svg:viewBox="0 0 88 142" svg:d="M54 6c0-6 0-6-7-6-16 13-39 13-43 13h-4v10h4c4 0 19 0 31-6v107c0 6 0 8-23 8h-11v10c12-2 31-2 43-2 14 0 32 0 44 2v-10h-11c-23 0-23-2-23-8z"><text:p/></draw:path><draw:path draw:style-name="gr3" draw:text-style-name="P70" svg:width="0.77mm" svg:height="2.95mm" svg:x="47.83mm" svg:y="10.85mm" svg:viewBox="0 0 78 296" svg:d="M6 0c-2 0-6 0-6 4 0 1 1 2 2 4 27 23 56 64 56 140 0 62-21 109-52 138-6 4-6 6-6 7s1 3 4 3 32-20 51-56c13-25 23-58 23-91 0-42-13-107-72-149z"><text:p/></draw:path><draw:polygon draw:style-name="gr3" draw:text-style-name="P70" svg:width="27.23mm" svg:height="0.17mm" svg:x="21.72mm" svg:y="13.97mm" svg:viewBox="0 0 2724 18" draw:points="1362,18 0,18 0,0 2724,0 2724,18"><text:p/></draw:polygon><draw:path draw:style-name="gr3" draw:text-style-name="P70" svg:width="2.16mm" svg:height="2.02mm" svg:x="33.58mm" svg:y="14.55mm" svg:viewBox="0 0 217 203" svg:d="M0 0v11h7c23 0 24 2 24 13v155c0 9-1 13-24 13h-7v11h116c56 0 101-45 101-100 0-56-45-103-101-103zM72 192c-14 0-14-2-14-12v-157c0-10 0-12 14-12h37c25 0 47 11 60 27 12 17 17 39 17 65 0 35-8 52-18 65-14 14-35 24-59 24z"><text:p/></draw:path><draw:path draw:style-name="gr3" draw:text-style-name="P70" svg:width="1.02mm" svg:height="1.85mm" svg:x="36.03mm" svg:y="14.74mm" svg:viewBox="0 0 103 186" svg:d="M52 65h46v-10h-46v-55h-11c0 26-12 56-41 58v7h28v80c0 34 25 41 42 41 20 0 33-17 33-41v-17h-9v17c0 21-10 31-22 31-20 0-20-25-20-30z"><text:p/></draw:path></draw:g></text:span><text:span text:style-name="T30"><text:tab/>(Eq. <text:s/></text:span><text:span text:style-name="T30"><text:sequence text:ref-name="refEquation11" text:name="Equation" text:formula="ooow:Equation+1" style:num-format="1">12</text:sequence></text:span><text:span text:style-name="T30">)</text:span></text:p>
      <text:p text:style-name="P58"/>
      <text:p text:style-name="P59">Il “qualcosa” ha quindi la natura dell’accelerazione, ovvero consiste nella variazione della velocità per unità di tempo. E noi l’accelerazione ce l’abbiamo perché è proprio la legge di gravitazione <text:span text:style-name="T29"><text:sequence-ref text:reference-format="value" text:ref-name="refEquation4">5</text:sequence-ref></text:span><text:span text:style-name="T29"> </text:span>a <text:soft-page-break/>darcela. Se<text:span text:style-name="T31"> la riscriviamo nelle due componenti separate</text:span></text:p>
      <text:p text:style-name="P60"><text:tab/><draw:g text:anchor-type="as-char" svg:y="-8.78mm" draw:z-index="47" draw:style-name="gr1"><svg:title>TexMaths</svg:title><svg:desc>12§display§\begin{array}{ll}
a_x=-\frac{GM}{r^2}\frac{r_x}{r}\\
\\
a_y=-\frac{GM}{r^2}\frac{r_y}{r}\\
\end{array}
§svg§600§FALSE§</svg:desc><draw:polygon draw:style-name="gr2" draw:text-style-name="P69" svg:width="24.35mm" svg:height="15.38mm" svg:x="0mm" svg:y="0.06mm" svg:viewBox="0 0 2436 1539" draw:points="1218,1539 0,1539 0,0 2436,0 2436,1539"><text:p/></draw:polygon><draw:path draw:style-name="gr3" draw:text-style-name="P70" svg:width="1.93mm" svg:height="1.91mm" svg:x="0.17mm" svg:y="1.91m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70" svg:width="1.59mm" svg:height="1.33mm" svg:x="2.36mm" svg:y="3.09m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70" svg:width="2.81mm" svg:height="0.99mm" svg:x="5.75mm" svg:y="2.2mm" svg:viewBox="0 0 282 100" svg:d="M268 17c6 0 14 0 14-9 0-8-8-8-14-8h-254c-6 0-14 0-14 8 0 9 8 9 14 9zM268 100c6 0 14 0 14-9 0-8-8-8-14-8h-254c-6 0-14 0-14 8 0 9 8 9 14 9z"><text:p/></draw:path><draw:path draw:style-name="gr3" draw:text-style-name="P70" svg:width="2.58mm" svg:height="0.17mm" svg:x="10.31mm" svg:y="2.6mm" svg:viewBox="0 0 259 18" svg:d="M244 18c7 0 15 0 15-8 0-10-8-10-15-10h-230c-7 0-14 0-14 10 0 8 7 8 14 8z"><text:p/></draw:path><draw:path draw:style-name="gr3" draw:text-style-name="P70" svg:width="2.28mm" svg:height="2.14mm" svg:x="13.93mm" svg:y="0mm" svg:viewBox="0 0 229 215" svg:d="M229 4c0-2-1-4-3-4-3 0-3 0-5 4l-23 22c-2-3-19-26-55-26-72 0-143 64-143 131 0 45 35 84 92 84 26 0 53-7 69-24 3 7 11 18 14 18 4 0 4-1 5-9l6-22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70" svg:width="3.15mm" svg:height="2.02mm" svg:x="16.56mm" svg:y="0.05mm" svg:viewBox="0 0 316 203" svg:d="M281 24c2-11 3-13 25-13 6 0 10 0 10-6 0-5-4-5-9-5h-41c-8 0-8 0-12 6l-115 169-29-167c-1-8-1-8-10-8h-42c-6 0-10 0-10 6 0 5 4 5 10 5 4 0 6 0 12 0 6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olygon draw:style-name="gr3" draw:text-style-name="P70" svg:width="6.16mm" svg:height="0.17mm" svg:x="13.73mm" svg:y="2.6mm" svg:viewBox="0 0 617 18" draw:points="308,18 0,18 0,0 617,0 617,18"><text:p/></draw:polygon><draw:path draw:style-name="gr3" draw:text-style-name="P70" svg:width="1.37mm" svg:height="1.33mm" svg:x="15.3mm" svg:y="3.92m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70" svg:width="1.06mm" svg:height="1.41mm" svg:x="17mm" svg:y="2.96mm" svg:viewBox="0 0 107 142" svg:d="M107 101h-10c-1 3-2 17-6 19-2 1-19 1-23 1h-42c15-11 30-23 44-31 19-13 37-25 37-48 0-26-27-42-57-42-28 0-50 17-50 37 0 11 10 13 12 13 6 0 13-3 13-12 0-8-6-12-12-13 6-9 18-15 33-15 20 0 38 12 38 32 0 18-13 32-30 46l-52 44c-2 1-2 1-2 4v6h100z"><text:p/></draw:path><draw:path draw:style-name="gr3" draw:text-style-name="P70" svg:width="1.37mm" svg:height="1.33mm" svg:x="21.03mm" svg:y="0.72m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70" svg:width="1.25mm" svg:height="0.96mm" svg:x="22.65mm" svg:y="1.49mm" svg:viewBox="0 0 126 97" svg:d="M113 11c-10 2-10 12-10 12 0 3 3 9 9 9s14-6 14-14c0-13-14-18-26-18-14 0-23 8-27 14-7-12-20-14-29-14-26 0-42 25-42 34 0 2 4 2 5 2 3 0 4 0 5-2 6-22 24-27 32-27 6 0 15 4 15 15 0 4-4 20-11 48-4 13-13 20-23 20-1 0-7 0-12-4 10-3 10-12 10-13 0-6-5-8-10-8s-13 3-13 14c0 13 14 18 25 18 12 0 22-7 27-14 8 12 22 14 28 14 27 0 42-26 42-33 0-3-3-3-4-3-4 0-4 1-5 3-6 19-22 26-31 26-8 0-16-2-16-14 0-4 0-5 2-12 4-15 9-39 11-42 3-6 10-15 21-15 1 0 8 0 13 4z"><text:p/></draw:path><draw:polygon draw:style-name="gr3" draw:text-style-name="P70" svg:width="3.45mm" svg:height="0.17mm" svg:x="20.9mm" svg:y="2.6mm" svg:viewBox="0 0 346 18" draw:points="173,18 0,18 0,0 346,0 346,18"><text:p/></draw:polygon><draw:path draw:style-name="gr3" draw:text-style-name="P70" svg:width="1.37mm" svg:height="1.33mm" svg:x="21.93mm" svg:y="3.92m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3" draw:text-style-name="P70" svg:width="1.93mm" svg:height="1.91mm" svg:x="0.17mm" svg:y="12.15m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70" svg:width="1.51mm" svg:height="1.91mm" svg:x="2.36mm" svg:y="13.35m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70" svg:width="2.81mm" svg:height="0.99mm" svg:x="5.65mm" svg:y="12.45mm" svg:viewBox="0 0 282 100" svg:d="M268 17c6 0 14 0 14-9 0-8-8-8-14-8h-254c-6 0-14 0-14 8 0 9 8 9 14 9zM268 100c6 0 14 0 14-9 0-8-8-8-14-8h-254c-6 0-14 0-14 8 0 9 8 9 14 9z"><text:p/></draw:path><draw:path draw:style-name="gr3" draw:text-style-name="P70" svg:width="2.58mm" svg:height="0.17mm" svg:x="10.21mm" svg:y="12.88mm" svg:viewBox="0 0 259 18" svg:d="M244 18c7 0 15 0 15-8 0-10-8-10-15-10h-230c-7 0-14 0-14 10 0 8 7 8 14 8z"><text:p/></draw:path><draw:path draw:style-name="gr3" draw:text-style-name="P70" svg:width="2.28mm" svg:height="2.14mm" svg:x="13.83mm" svg:y="10.28mm" svg:viewBox="0 0 229 215" svg:d="M229 4c0-2-1-4-3-4-3 0-3 0-6 4l-22 22c-2-3-19-26-55-26-72 0-143 64-143 131 0 45 35 84 92 84 26 0 53-7 69-24 3 7 11 18 14 18 4 0 4-1 5-9l6-22c1-5 6-23 7-27 3-13 4-13 21-13 2 0 7 0 7-7 0-3-3-4-5-4-10 0-22 1-32 1-8 0-18 0-26-1-7 0-15 0-22 0-3 0-8 0-8 6 0 5 4 5 11 5 6 0 12 0 18 0 9 1 10 2 10 6 0 1 0 1-3 10-2 8-4 21-6 24-9 18-37 26-60 26-30 0-68-14-68-65 0-31 14-71 37-93 30-30 63-35 78-35 35 0 55 25 55 57 0 9-1 11-1 14s4 3 6 3c5 0 5-1 6-7z"><text:p/></draw:path><draw:path draw:style-name="gr3" draw:text-style-name="P70" svg:width="3.15mm" svg:height="2.02mm" svg:x="16.46mm" svg:y="10.34mm" svg:viewBox="0 0 316 203" svg:d="M281 24c2-11 3-13 25-13 6 0 10 0 10-6 0-5-4-5-9-5h-41c-8 0-8 0-12 6l-115 169-29-167c-1-8-1-8-10-8h-42c-6 0-10 0-10 6 0 5 4 5 10 5 4 0 6 0 12 0 6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olygon draw:style-name="gr3" draw:text-style-name="P70" svg:width="6.16mm" svg:height="0.17mm" svg:x="13.63mm" svg:y="12.88mm" svg:viewBox="0 0 617 18" draw:points="308,18 0,18 0,0 617,0 617,18"><text:p/></draw:polygon><draw:path draw:style-name="gr3" draw:text-style-name="P70" svg:width="1.37mm" svg:height="1.33mm" svg:x="15.2mm" svg:y="14.16m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70" svg:width="1.05mm" svg:height="1.41mm" svg:x="16.91mm" svg:y="13.2mm" svg:viewBox="0 0 106 142" svg:d="M106 101h-9c0 3-2 17-6 19-2 1-19 1-23 1h-42c15-11 30-23 44-31 19-13 36-25 36-48 0-26-26-42-56-42-28 0-50 17-50 37 0 11 10 13 12 13 6 0 13-3 13-12 0-8-6-12-12-13 6-9 18-15 33-15 20 0 37 12 37 32 0 18-12 32-29 46l-52 44c-2 1-2 1-2 4v6h100z"><text:p/></draw:path><draw:path draw:style-name="gr3" draw:text-style-name="P70" svg:width="1.37mm" svg:height="1.33mm" svg:x="20.94mm" svg:y="10.58m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3" draw:text-style-name="P70" svg:width="1.21mm" svg:height="1.37mm" svg:x="22.56mm" svg:y="11.34mm" svg:viewBox="0 0 122 138" svg:d="M121 14c1-2 1-4 1-4 0-5-3-8-8-8-8 0-10 8-11 14l-5 18-7 26c0 2-1 7-1 8 0 2-12 21-30 21-10 0-18-5-18-18 0-12 7-28 13-42 1-4 3-6 3-10 0-11-10-19-23-19-23 0-35 28-35 32s4 4 5 4c3 0 3-1 5-5 4-14 14-24 24-24 3 0 6 3 6 9 0 3-2 7-3 10-11 26-12 33-12 42 0 23 19 28 34 28 12 0 21-6 26-10-2 12-5 21-15 32-5 4-15 13-28 13-4 0-12-1-17-6 10-3 11-10 11-12 0-6-5-9-10-9-6 0-13 5-13 15 0 11 11 19 29 19 24 0 53-17 60-43z"><text:p/></draw:path><draw:polygon draw:style-name="gr3" draw:text-style-name="P70" svg:width="3.4mm" svg:height="0.17mm" svg:x="20.8mm" svg:y="12.88mm" svg:viewBox="0 0 341 18" draw:points="170,18 0,18 0,0 341,0 341,18"><text:p/></draw:polygon><draw:path draw:style-name="gr3" draw:text-style-name="P70" svg:width="1.37mm" svg:height="1.33mm" svg:x="21.81mm" svg:y="14.16m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g><text:tab/>(Eq. <text:s/><text:sequence text:ref-name="refEquation12" text:name="Equation" text:formula="ooow:Equation+1" style:num-format="1">13</text:sequence>)</text:p>
      <text:p text:style-name="P61">otteniamo quello che ci serve per scrivere le relazioni per costruire l’evoluzione nel tempo della velocità:</text:p>
      <text:p text:style-name="P61"><text:tab/><draw:g text:anchor-type="as-char" svg:y="-5.12mm" draw:z-index="49" draw:style-name="gr1"><svg:title>TexMaths</svg:title><svg:desc>12§display§ \begin{array}{ll}
\textrm{XVEL}=\textrm{XVEL}+\textrm{XACC}*\textrm{Dt}\\
\textrm{YVEL}=\textrm{YVEL}+\textrm{YACC}*\textrm{Dt}\\
\end{array}§svg§600§FALSE§</svg:desc><draw:polygon draw:style-name="gr2" draw:text-style-name="P69" svg:width="55.54mm" svg:height="8.29mm" svg:x="0mm" svg:y="0.13mm" svg:viewBox="0 0 5555 830" draw:points="2778,830 0,830 0,0 5555,0 5555,830"><text:p/></draw:polygon><draw:path draw:style-name="gr3" draw:text-style-name="P70" svg:width="2.97mm" svg:height="2.88mm" svg:x="0.1mm" svg:y="0.12mm" svg:viewBox="0 0 298 289" svg:d="M160 126l58-85c9-13 23-28 62-28v-13c-17 0-36 1-47 1-17 0-37 0-54-1v13c17 0 25 10 25 19 0 5 0 5-4 10l-48 72-54-82c-1-1-3-4-3-6 0-6 9-13 27-13v-13c-14 1-45 1-62 1-12 0-38 0-54-1v13h7c24 0 31 3 40 15l78 117-70 104c-6 8-18 27-61 27v13c16 0 34-1 47-1 15 0 39 0 54 1v-13c-19 0-27-12-27-19 0-4 2-6 5-11l60-89 66 102c1 2 3 3 3 5 0 5-10 12-28 12v13c16-1 46-1 62-1 18 0 38 0 56 1v-13h-9c-21 0-31-2-39-15z"><text:p/></draw:path><draw:path draw:style-name="gr3" draw:text-style-name="P70" svg:width="3mm" svg:height="2.98mm" svg:x="3.23mm" svg:y="0.12mm" svg:viewBox="0 0 301 299" svg:d="M254 42c6-16 18-29 47-29v-13c-13 1-30 1-41 1-13 0-37-1-49-1v13c23 0 31 11 31 22 0 2-1 6-2 8l-77 204-81-213c-3-6-3-8-3-9 0-12 24-12 35-12v-13c-14 1-44 1-60 1-20 0-38-1-54-1v13c28 0 36 0 42 16l97 260c4 9 6 10 11 10 7 0 8-2 11-8z"><text:p/></draw:path><draw:path draw:style-name="gr3" draw:text-style-name="P70" svg:width="2.62mm" svg:height="2.87mm" svg:x="6.44mm" svg:y="0.13mm" svg:viewBox="0 0 263 288" svg:d="M43 255c0 15 0 20-33 20h-10v13h245l18-109h-11c-11 65-20 96-94 96h-56c-20 0-20-2-20-17v-113h38c41 0 46 13 46 49h10v-112h-10c0 37-5 50-46 50h-38v-102c0-14 0-17 20-17h55c65 0 76 23 83 82h11l-12-95h-239v13h10c33 0 33 5 33 21z"><text:p/></draw:path><draw:path draw:style-name="gr3" draw:text-style-name="P70" svg:width="2.32mm" svg:height="2.88mm" svg:x="9.3mm" svg:y="0.12mm" svg:viewBox="0 0 233 289" svg:d="M233 180h-11c-5 43-11 96-85 96h-35c-19 0-20-2-20-17v-225c0-15 0-21 39-21h15v-13c-16 1-54 1-71 1s-51 0-65-1v13h11c32 0 32 5 32 21v223c0 14 0 19-32 19h-11v13h221z"><text:p/></draw:path><draw:path draw:style-name="gr3" draw:text-style-name="P70" svg:width="2.81mm" svg:height="0.99mm" svg:x="13.24mm" svg:y="1.45mm" svg:viewBox="0 0 282 100" svg:d="M268 17c6 0 14 0 14-9 0-8-8-8-14-8h-254c-6 0-14 0-14 8 0 9 8 9 14 9zM268 100c6 0 14 0 14-9 0-8-8-8-14-8h-254c-6 0-14 0-14 8 0 9 8 9 14 9z"><text:p/></draw:path><draw:path draw:style-name="gr3" draw:text-style-name="P70" svg:width="2.97mm" svg:height="2.88mm" svg:x="17.55mm" svg:y="0.12mm" svg:viewBox="0 0 298 289" svg:d="M160 126l58-85c10-13 24-28 62-28v-13c-17 0-36 1-47 1-17 0-37 0-54-1v13c17 0 25 10 25 19 0 5 0 5-4 10l-48 72-54-82c-1-1-3-4-3-6 0-6 9-13 27-13v-13c-14 1-45 1-62 1-12 0-38 0-54-1v13h7c24 0 31 3 40 15l78 117-70 104c-6 8-18 27-61 27v13c16 0 34-1 47-1 15 0 39 0 54 1v-13c-19 0-27-12-27-19 0-4 2-6 5-11l60-89 67 102c0 2 2 3 2 5 0 5-10 12-28 12v13c16-1 46-1 62-1 18 0 38 0 56 1v-13h-9c-21 0-31-2-39-15z"><text:p/></draw:path><draw:path draw:style-name="gr3" draw:text-style-name="P70" svg:width="3mm" svg:height="2.98mm" svg:x="20.68mm" svg:y="0.12mm" svg:viewBox="0 0 301 299" svg:d="M254 42c6-16 18-29 47-29v-13c-13 1-30 1-41 1-13 0-37-1-49-1v13c23 0 31 11 31 22 0 2-1 6-2 8l-77 204-81-213c-3-6-3-8-3-9 0-12 24-12 35-12v-13c-14 1-44 1-60 1-20 0-38-1-54-1v13c28 0 36 0 42 16l97 260c4 9 6 10 11 10 7 0 8-2 11-8z"><text:p/></draw:path><draw:path draw:style-name="gr3" draw:text-style-name="P70" svg:width="2.62mm" svg:height="2.87mm" svg:x="23.88mm" svg:y="0.13mm" svg:viewBox="0 0 263 288" svg:d="M43 255c0 15 0 20-33 20h-10v13h245l18-109h-11c-11 65-20 96-94 96h-56c-19 0-20-2-20-17v-113h38c41 0 46 13 46 49h10v-112h-10c0 37-5 50-46 50h-38v-102c0-14 1-17 20-17h55c65 0 76 23 83 82h11l-12-95h-239v13h10c33 0 33 5 33 21z"><text:p/></draw:path><draw:path draw:style-name="gr3" draw:text-style-name="P70" svg:width="2.32mm" svg:height="2.88mm" svg:x="26.75mm" svg:y="0.12mm" svg:viewBox="0 0 233 289" svg:d="M233 180h-11c-5 43-11 96-85 96h-35c-19 0-20-2-20-17v-225c0-15 0-21 39-21h15v-13c-16 1-54 1-71 1s-51 0-65-1v13h10c33 0 33 5 33 21v223c0 14 0 19-33 19h-10v13h221z"><text:p/></draw:path><draw:path draw:style-name="gr3" draw:text-style-name="P70" svg:width="2.81mm" svg:height="2.81mm" svg:x="30.45mm" svg:y="0.55mm" svg:viewBox="0 0 282 282" svg:d="M150 150h118c6 0 14 0 14-8 0-10-8-10-14-10h-118v-118c0-6 0-14-8-14-9 0-9 8-9 14v118h-119c-6 0-14 0-14 10 0 8 8 8 14 8h119v118c0 6 0 14 9 14 8 0 8-8 8-14z"><text:p/></draw:path><draw:path draw:style-name="gr3" draw:text-style-name="P70" svg:width="2.97mm" svg:height="2.88mm" svg:x="34.53mm" svg:y="0.12mm" svg:viewBox="0 0 298 289" svg:d="M160 126l58-85c10-13 24-28 62-28v-13c-17 0-36 1-47 1-17 0-37 0-54-1v13c17 0 25 10 25 19 0 5 0 5-4 10l-48 72-54-82c-1-1-3-4-3-6 0-6 9-13 27-13v-13c-14 1-45 1-62 1-12 0-38 0-54-1v13h7c24 0 31 3 40 15l78 117-70 104c-6 8-18 27-61 27v13c16 0 34-1 47-1 15 0 39 0 54 1v-13c-19 0-27-12-27-19 0-4 2-6 5-11l60-89 67 102c0 2 2 3 2 5 0 5-9 12-28 12v13c16-1 46-1 62-1 18 0 38 0 56 1v-13h-9c-21 0-31-2-39-15z"><text:p/></draw:path><draw:path draw:style-name="gr3" draw:text-style-name="P70" svg:width="2.89mm" svg:height="3.03mm" svg:x="37.71mm" svg:y="0mm" svg:viewBox="0 0 290 304" svg:d="M155 8c-3-6-3-8-10-8s-8 2-9 8l-88 254c-8 21-25 27-48 29v13c10-1 28-1 43-1 13 0 35 0 49 1v-13c-21 0-32-11-32-22 0-1 0-6 1-7l19-56h105l23 65c0 3 1 5 1 6 0 14-24 14-35 14v13c14-1 44-1 61-1 18 0 37 0 55 1v-13h-8c-25 0-31-4-36-17zM132 56l48 137h-95z"><text:p/></draw:path><draw:path draw:style-name="gr3" draw:text-style-name="P70" svg:width="2.57mm" svg:height="3.08mm" svg:x="40.84mm" svg:y="0.04mm" svg:viewBox="0 0 258 309" svg:d="M0 154c0 87 68 155 148 155 68 0 110-60 110-109 0-4 0-7-6-7-4 0-4 3-5 6-3 62-48 96-95 96-25 0-109-14-109-141 0-126 83-141 109-141 46 0 84 39 93 101 0 6 0 7 6 7 7 0 7-1 7-11v-100c0-8 0-10-5-10-1 0-3 0-7 5l-20 31c-16-14-38-36-78-36-80 0-148 67-148 154z"><text:p/></draw:path><draw:path draw:style-name="gr3" draw:text-style-name="P70" svg:width="2.57mm" svg:height="3.08mm" svg:x="43.87mm" svg:y="0.04mm" svg:viewBox="0 0 258 309" svg:d="M0 154c0 87 68 155 148 155 68 0 110-60 110-109 0-4 0-7-6-7-4 0-4 3-5 6-3 62-48 96-95 96-25 0-109-14-109-141 0-126 83-141 109-141 46 0 84 39 93 101 0 6 0 7 6 7 7 0 7-1 7-11v-100c0-8 0-10-5-10-1 0-3 0-7 5l-20 31c-16-14-38-36-78-36-80 0-148 67-148 154z"><text:p/></draw:path><draw:path draw:style-name="gr3" draw:text-style-name="P70" svg:width="1.56mm" svg:height="1.81mm" svg:x="47.93mm" svg:y="1.06mm" svg:viewBox="0 0 157 182" svg:d="M89 16c1-6 1-16-10-16-7 0-13 6-12 11v6l6 66-54-40c-3-2-5-3-7-3-6 0-12 6-12 12 0 7 5 8 8 10l60 29-57 29c-7 4-11 5-11 11 0 7 6 12 12 12 2 0 4 0 14-7l47-35-6 71c0 9 7 10 11 10 5 0 12-2 12-10l-7-71 55 39c4 3 5 3 7 3 6 0 12-6 12-12s-3-9-9-11c-26-12-27-12-60-29l58-27c8-4 11-6 11-12s-6-12-12-12c-2 0-3 0-14 8l-48 35z"><text:p/></draw:path><draw:path draw:style-name="gr3" draw:text-style-name="P70" svg:width="2.83mm" svg:height="2.88mm" svg:x="50.85mm" svg:y="0.12mm" svg:viewBox="0 0 284 289" svg:d="M0 0v13h10c33 0 33 5 33 21v223c0 14 0 19-33 19h-10v13h155c71 0 129-62 129-143 0-80-56-146-129-146zM101 276c-21 0-21-2-21-17v-229c0-14 0-17 21-17h42c26 0 56 10 78 40 18 25 21 61 21 93 0 48-8 74-24 94-8 12-32 36-74 36z"><text:p/></draw:path><draw:path draw:style-name="gr3" draw:text-style-name="P70" svg:width="1.32mm" svg:height="2.64mm" svg:x="53.99mm" svg:y="0.41mm" svg:viewBox="0 0 133 265" svg:d="M66 91h60v-13h-60v-78h-11c-1 35-13 80-55 82v9h36v117c0 53 40 57 55 57 30 0 42-30 42-57v-24h-11v24c0 31-13 47-28 47-28 0-28-39-28-46z"><text:p/></draw:path><draw:path draw:style-name="gr3" draw:text-style-name="P70" svg:width="3.07mm" svg:height="2.88mm" svg:x="0.05mm" svg:y="5.19mm" svg:viewBox="0 0 308 289" svg:d="M253 41c16-27 41-28 55-28v-13c-13 1-31 1-42 1-13 0-37-1-49-1v13c18 0 24 9 24 17 0 5-2 10-3 12l-70 114-77-125c-3-5-3-5-3-7 0-10 10-11 30-11v-13c-16 1-46 1-63 1-18 0-37 0-55-1v13h7c29 0 33 5 40 16l89 145v83c0 14-2 19-34 19h-10v13c15-1 45-1 62-1 16 0 46 0 62 1v-13h-11c-32 0-33-3-33-20v-82z"><text:p/></draw:path><draw:path draw:style-name="gr3" draw:text-style-name="P70" svg:width="3mm" svg:height="2.98mm" svg:x="3.23mm" svg:y="5.19mm" svg:viewBox="0 0 301 299" svg:d="M254 42c6-16 18-29 47-29v-13c-13 1-30 1-41 1-13 0-37-1-49-1v13c23 0 31 11 31 22 0 2-1 6-2 8l-77 204-81-213c-3-6-3-8-3-9 0-12 24-12 35-12v-13c-14 1-44 1-60 1-20 0-38-1-54-1v13c28 0 36 0 42 16l97 260c4 9 6 10 11 10 7 0 8-2 11-8z"><text:p/></draw:path><draw:path draw:style-name="gr3" draw:text-style-name="P70" svg:width="2.62mm" svg:height="2.87mm" svg:x="6.44mm" svg:y="5.19mm" svg:viewBox="0 0 263 288" svg:d="M43 255c0 15 0 20-33 20h-10v13h245l18-109h-11c-11 65-20 96-94 96h-56c-20 0-20-2-20-17v-113h38c41 0 46 13 46 49h10v-112h-10c0 37-5 50-46 50h-38v-102c0-14 0-17 20-17h55c65 0 76 23 83 82h11l-12-95h-239v13h10c33 0 33 5 33 21z"><text:p/></draw:path><draw:path draw:style-name="gr3" draw:text-style-name="P70" svg:width="2.32mm" svg:height="2.88mm" svg:x="9.3mm" svg:y="5.19mm" svg:viewBox="0 0 233 289" svg:d="M233 180h-11c-5 43-11 96-85 96h-35c-19 0-20-2-20-17v-225c0-15 0-21 39-21h15v-13c-16 1-54 1-71 1s-51 0-65-1v13h11c32 0 32 5 32 21v223c0 14 0 19-32 19h-11v13h221z"><text:p/></draw:path><draw:path draw:style-name="gr3" draw:text-style-name="P70" svg:width="2.81mm" svg:height="0.99mm" svg:x="13.24mm" svg:y="6.53mm" svg:viewBox="0 0 282 100" svg:d="M268 17c6 0 14 0 14-9 0-8-8-8-14-8h-254c-6 0-14 0-14 8 0 9 8 9 14 9zM268 100c6 0 14 0 14-9 0-8-8-8-14-8h-254c-6 0-14 0-14 8 0 9 8 9 14 9z"><text:p/></draw:path><draw:path draw:style-name="gr3" draw:text-style-name="P70" svg:width="3.06mm" svg:height="2.88mm" svg:x="17.5mm" svg:y="5.19mm" svg:viewBox="0 0 307 289" svg:d="M253 41c16-27 41-28 54-28v-13c-12 1-30 1-41 1-13 0-37-1-49-1v13c18 0 24 9 24 17 0 5-2 10-3 12l-70 114-77-125c-3-5-3-5-3-7 0-10 10-11 30-11v-13c-16 1-46 1-63 1-18 0-37 0-55-1v13h7c29 0 33 5 40 16l89 145v83c0 14-2 19-34 19h-10v13c15-1 45-1 62-1 16 0 46 0 62 1v-13h-11c-32 0-33-3-33-20v-82z"><text:p/></draw:path><draw:path draw:style-name="gr3" draw:text-style-name="P70" svg:width="3mm" svg:height="2.98mm" svg:x="20.68mm" svg:y="5.19mm" svg:viewBox="0 0 301 299" svg:d="M254 42c6-16 18-29 47-29v-13c-13 1-30 1-41 1-13 0-37-1-49-1v13c23 0 31 11 31 22 0 2-1 6-2 8l-77 204-81-213c-3-6-3-8-3-9 0-12 24-12 35-12v-13c-14 1-44 1-60 1-20 0-38-1-54-1v13c28 0 36 0 42 16l97 260c4 9 6 10 11 10 7 0 8-2 11-8z"><text:p/></draw:path><draw:path draw:style-name="gr3" draw:text-style-name="P70" svg:width="2.62mm" svg:height="2.87mm" svg:x="23.88mm" svg:y="5.19mm" svg:viewBox="0 0 263 288" svg:d="M43 255c0 15 0 20-33 20h-10v13h245l18-109h-11c-11 65-20 96-94 96h-56c-19 0-20-2-20-17v-113h38c41 0 46 13 46 49h10v-112h-10c0 37-5 50-46 50h-38v-102c0-14 1-17 20-17h55c65 0 76 23 83 82h11l-12-95h-239v13h10c33 0 33 5 33 21z"><text:p/></draw:path><draw:path draw:style-name="gr3" draw:text-style-name="P70" svg:width="2.32mm" svg:height="2.88mm" svg:x="26.75mm" svg:y="5.19mm" svg:viewBox="0 0 233 289" svg:d="M233 180h-11c-5 43-11 96-85 96h-35c-19 0-20-2-20-17v-225c0-15 0-21 39-21h15v-13c-16 1-54 1-71 1s-51 0-65-1v13h10c33 0 33 5 33 21v223c0 14 0 19-33 19h-10v13h221z"><text:p/></draw:path><draw:path draw:style-name="gr3" draw:text-style-name="P70" svg:width="2.81mm" svg:height="2.81mm" svg:x="30.45mm" svg:y="5.62mm" svg:viewBox="0 0 282 282" svg:d="M150 150h118c6 0 14 0 14-8 0-10-8-10-14-10h-118v-118c0-6 0-14-8-14-9 0-9 8-9 14v118h-119c-6 0-14 0-14 10 0 8 8 8 14 8h119v118c0 6 0 14 9 14 8 0 8-8 8-14z"><text:p/></draw:path><draw:path draw:style-name="gr3" draw:text-style-name="P70" svg:width="3.07mm" svg:height="2.88mm" svg:x="34.47mm" svg:y="5.19mm" svg:viewBox="0 0 308 289" svg:d="M253 41c16-27 41-28 55-28v-13c-13 1-31 1-42 1-13 0-37-1-49-1v13c18 0 24 9 24 17 0 5-2 10-3 12l-70 114-77-125c-3-5-3-5-3-7 0-10 10-11 30-11v-13c-16 1-46 1-63 1-18 0-37 0-55-1v13h7c29 0 33 5 40 16l89 145v83c0 14-2 19-34 19h-10v13c15-1 45-1 62-1 16 0 46 0 62 1v-13h-11c-32 0-33-3-33-20v-82z"><text:p/></draw:path><draw:path draw:style-name="gr3" draw:text-style-name="P70" svg:width="2.89mm" svg:height="3.03mm" svg:x="37.36mm" svg:y="5.04mm" svg:viewBox="0 0 290 304" svg:d="M155 8c-3-6-3-8-10-8s-8 2-9 8l-88 254c-8 21-25 27-48 29v13c10-1 28-1 43-1 13 0 35 0 49 1v-13c-21 0-32-11-32-22 0-1 0-6 1-7l19-56h105l23 65c0 3 1 5 1 6 0 14-24 14-35 14v13c14-1 44-1 61-1 18 0 37 0 55 1v-13h-8c-25 0-31-4-36-17zM132 56l48 137h-95z"><text:p/></draw:path><draw:path draw:style-name="gr3" draw:text-style-name="P70" svg:width="2.57mm" svg:height="3.08mm" svg:x="40.49mm" svg:y="5.11mm" svg:viewBox="0 0 258 309" svg:d="M0 154c0 87 68 155 148 155 68 0 110-60 110-109 0-4 0-7-6-7-4 0-4 3-5 6-3 62-48 96-95 96-25 0-109-14-109-141 0-126 83-141 109-141 46 0 84 39 93 101 0 5 0 7 6 7 7 0 7-2 7-11v-100c0-8 0-10-5-10-1 0-3 0-6 5l-21 31c-16-14-38-36-78-36-80 0-148 67-148 154z"><text:p/></draw:path><draw:path draw:style-name="gr3" draw:text-style-name="P70" svg:width="2.57mm" svg:height="3.08mm" svg:x="43.53mm" svg:y="5.11mm" svg:viewBox="0 0 258 309" svg:d="M0 154c0 87 68 155 148 155 68 0 110-60 110-109 0-4 0-7-6-7-4 0-4 3-5 6-3 62-48 96-95 96-25 0-109-14-109-141 0-126 83-141 109-141 46 0 84 39 93 101 0 5 0 7 6 7 7 0 7-2 7-11v-100c0-8 0-10-5-10-1 0-3 0-7 5l-20 31c-16-14-38-36-78-36-80 0-148 67-148 154z"><text:p/></draw:path><draw:path draw:style-name="gr3" draw:text-style-name="P70" svg:width="1.56mm" svg:height="1.81mm" svg:x="47.58mm" svg:y="6.11m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70" svg:width="2.83mm" svg:height="2.88mm" svg:x="50.5mm" svg:y="5.19mm" svg:viewBox="0 0 284 289" svg:d="M0 0v13h10c33 0 33 5 33 21v223c0 14 0 19-33 19h-10v13h155c71 0 129-62 129-143 0-80-56-146-129-146zM101 276c-21 0-21-2-21-17v-229c0-14 0-17 21-17h42c26 0 56 10 78 40 18 25 21 61 21 93 0 48-8 74-24 94-8 12-32 36-74 36z"><text:p/></draw:path><draw:path draw:style-name="gr3" draw:text-style-name="P70" svg:width="1.32mm" svg:height="2.64mm" svg:x="53.63mm" svg:y="5.49mm" svg:viewBox="0 0 133 265" svg:d="M66 91h60v-13h-60v-78h-11c-1 35-13 80-55 82v9h36v117c0 53 40 57 55 57 30 0 42-30 42-57v-24h-11v24c0 31-12 47-28 47-28 0-28-39-28-46z"><text:p/></draw:path></draw:g><text:tab/>(Eq. <text:s/><text:sequence text:ref-name="refEquation13" text:name="Equation" text:formula="ooow:Equation+1" style:num-format="1">14</text:sequence>)</text:p>
      <text:p text:style-name="P61"/>
      <text:p text:style-name="P61"/>
      <text:p text:style-name="P11"><text:span text:style-name="T44"><text:s text:c="2"/>X</text:span>ACC = - <text:span text:style-name="T38">G</text:span><text:span text:style-name="T39">G</text:span><text:span text:style-name="T38"> / </text:span><text:span text:style-name="T40">R2 * </text:span><text:span text:style-name="T41">DX /R</text:span><text:span text:style-name="T40"> </text:span></text:p>
      <text:p text:style-name="P11"><text:span text:style-name="T44"><text:s text:c="2"/>Y</text:span>ACC = - <text:span text:style-name="T38">G</text:span><text:span text:style-name="T39">G</text:span><text:span text:style-name="T38"> / </text:span><text:span text:style-name="T40">R2 * </text:span><text:span text:style-name="T41">DY /R</text:span><text:span text:style-name="T40"> </text:span></text:p>
      <text:p text:style-name="P12"/>
      <text:p text:style-name="P14"><text:span text:style-name="T42">;fV.write(repr(REPCOUNT) + </text:span><text:span text:style-name="T32">' <text:s text:c="2"/></text:span><text:span text:style-name="T43">XVEL <text:s/>= <text:s/>' + repr(XVEL) <text:s/>+ </text:span><text:span text:style-name="T32">' <text:s text:c="4"/></text:span><text:span text:style-name="T43">YVEL = ' + repr(YVEL) + ' \n')</text:span></text:p>
      <text:p text:style-name="P13"/>
      <text:p text:style-name="P13"><text:span text:style-name="T45"><text:s text:c="2"/>XVEL </text:span>= <text:span text:style-name="T46">XVEL + XACC <text:s/>* Dt</text:span></text:p>
      <text:p text:style-name="P15"><text:span text:style-name="T33"><text:s text:c="2"/></text:span><text:span text:style-name="T34">Y</text:span><text:span text:style-name="T33">VEL = </text:span><text:span text:style-name="T35">YVEL </text:span><text:span text:style-name="T36">+</text:span><text:span text:style-name="T35"> </text:span><text:span text:style-name="T37">Y</text:span><text:span text:style-name="T35">ACC * 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1:16:48.180843232</meta:creation-date>
    <dc:title>template-default</dc:title>
    <meta:generator>LibreOffice/5.1.6.2$Linux_x86 LibreOffice_project/10m0$Build-2</meta:generator>
    <meta:editing-duration>PT15H23M16S</meta:editing-duration>
    <meta:editing-cycles>57</meta:editing-cycles>
    <dc:date>2017-06-11T23:29:25.578162311</dc:date>
    <dc:creator>Andreas Robert Formiconi</dc:creator>
    <meta:document-statistic meta:table-count="0" meta:image-count="0" meta:object-count="0" meta:page-count="9" meta:paragraph-count="81" meta:word-count="3783" meta:character-count="24233" meta:non-whitespace-character-count="20394"/>
    <meta:template xlink:type="simple" xlink:actuate="onRequest" xlink:title="template-default" xlink:href="../../../../.config/libreoffice/4/user/template/template-default.ott" meta:date="2017-05-16T11:16:47.611456614"/>
  </office:meta>
</office:document-meta>
</file>